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63"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3"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ize="12pt" officeooo:paragraph-rsid="02a84595" style:font-size-asian="12pt" style:font-size-complex="12pt"/>
    </style:style>
    <style:style style:name="P89" style:family="paragraph" style:parent-style-name="Standard">
      <style:paragraph-properties fo:text-align="start" style:justify-single-word="false"/>
      <style:text-properties fo:font-size="12pt" officeooo:paragraph-rsid="0303e9a7" style:font-size-asian="12pt" style:font-size-complex="12pt"/>
    </style:style>
    <style:style style:name="P90" style:family="paragraph" style:parent-style-name="Standard">
      <style:paragraph-properties fo:text-align="start" style:justify-single-word="false"/>
      <style:text-properties fo:font-size="12pt" officeooo:paragraph-rsid="040f38a1" style:font-size-asian="12pt" style:font-size-complex="12pt"/>
    </style:style>
    <style:style style:name="P91" style:family="paragraph" style:parent-style-name="Standard">
      <style:paragraph-properties fo:text-align="start" style:justify-single-word="false"/>
      <style:text-properties fo:font-size="12pt" officeooo:paragraph-rsid="06df8ba8" style:font-size-asian="12pt" style:font-size-complex="12pt"/>
    </style:style>
    <style:style style:name="P92" style:family="paragraph" style:parent-style-name="Standard">
      <style:paragraph-properties fo:text-align="start" style:justify-single-word="false"/>
      <style:text-properties fo:font-size="12pt" officeooo:paragraph-rsid="0691c26f" style:font-size-asian="12pt" style:font-size-complex="12pt"/>
    </style:style>
    <style:style style:name="P93" style:family="paragraph" style:parent-style-name="Standard">
      <style:paragraph-properties fo:text-align="start" style:justify-single-word="false"/>
      <style:text-properties fo:font-size="12pt" officeooo:paragraph-rsid="06e47b7e" style:font-size-asian="12pt" style:font-size-complex="12pt"/>
    </style:style>
    <style:style style:name="P94" style:family="paragraph" style:parent-style-name="Standard">
      <style:paragraph-properties fo:text-align="start" style:justify-single-word="false"/>
      <style:text-properties fo:font-size="12pt" officeooo:paragraph-rsid="0673e656" style:font-size-asian="12pt" style:font-size-complex="12pt"/>
    </style:style>
    <style:style style:name="P95"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6"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7"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8" style:family="paragraph" style:parent-style-name="Standard">
      <style:paragraph-properties fo:text-align="start" style:justify-single-word="false"/>
      <style:text-properties fo:font-size="12pt" officeooo:rsid="00b10942" officeooo:paragraph-rsid="071f9227" style:font-size-asian="12pt" style:font-size-complex="12pt"/>
    </style:style>
    <style:style style:name="P99" style:family="paragraph" style:parent-style-name="Standard">
      <style:text-properties fo:font-size="12pt" officeooo:rsid="00b10942" officeooo:paragraph-rsid="071d323a" style:font-size-asian="12pt" style:font-size-complex="12pt"/>
    </style:style>
    <style:style style:name="P100"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101"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2"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103"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4"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5"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6"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7" style:family="paragraph" style:parent-style-name="Standard">
      <style:text-properties fo:font-size="12pt" officeooo:rsid="03beecfe" officeooo:paragraph-rsid="044cf062" style:font-size-asian="12pt" style:font-size-complex="12pt"/>
    </style:style>
    <style:style style:name="P108" style:family="paragraph" style:parent-style-name="Standard">
      <style:text-properties fo:font-size="12pt" officeooo:rsid="001227c6" officeooo:paragraph-rsid="03c1704d" style:font-size-asian="12pt" style:font-size-complex="12pt"/>
    </style:style>
    <style:style style:name="P109" style:family="paragraph" style:parent-style-name="Standard">
      <style:text-properties fo:font-size="12pt" officeooo:rsid="03c01626" officeooo:paragraph-rsid="03c01626" style:font-size-asian="12pt" style:font-size-complex="12pt"/>
    </style:style>
    <style:style style:name="P110" style:family="paragraph" style:parent-style-name="Standard">
      <style:text-properties fo:font-size="12pt" officeooo:paragraph-rsid="03c01626" style:font-size-asian="12pt" style:font-size-complex="12pt"/>
    </style:style>
    <style:style style:name="P111" style:family="paragraph" style:parent-style-name="Standard">
      <style:text-properties fo:font-size="12pt" officeooo:rsid="03c037d3" officeooo:paragraph-rsid="044f046e" style:font-size-asian="12pt" style:font-size-complex="12pt"/>
    </style:style>
    <style:style style:name="P112" style:family="paragraph" style:parent-style-name="Standard">
      <style:text-properties fo:font-size="12pt" officeooo:rsid="03c1704d" officeooo:paragraph-rsid="044cf062" style:font-size-asian="12pt" style:font-size-complex="12pt"/>
    </style:style>
    <style:style style:name="P113" style:family="paragraph" style:parent-style-name="Standard">
      <style:text-properties fo:font-size="12pt" officeooo:rsid="03c1704d" officeooo:paragraph-rsid="05177166" style:font-size-asian="12pt" style:font-size-complex="12pt"/>
    </style:style>
    <style:style style:name="P114" style:family="paragraph" style:parent-style-name="Standard">
      <style:text-properties fo:font-size="12pt" officeooo:rsid="03c1dcca" officeooo:paragraph-rsid="03c1dcca" style:font-size-asian="12pt" style:font-size-complex="12pt"/>
    </style:style>
    <style:style style:name="P115"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6"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7"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18"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19"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20"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21"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22"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3" style:family="paragraph" style:parent-style-name="Standard">
      <style:text-properties fo:font-size="12pt" officeooo:rsid="01c31ab5" officeooo:paragraph-rsid="02f84d61" style:font-size-asian="12pt" style:font-size-complex="12pt"/>
    </style:style>
    <style:style style:name="P124" style:family="paragraph" style:parent-style-name="Standard">
      <style:text-properties fo:font-size="12pt" officeooo:rsid="01c31ab5" officeooo:paragraph-rsid="0301dff6" style:font-size-asian="12pt" style:font-size-complex="12pt"/>
    </style:style>
    <style:style style:name="P125" style:family="paragraph" style:parent-style-name="Standard">
      <style:text-properties fo:font-size="12pt" officeooo:rsid="01ce9bd0" officeooo:paragraph-rsid="02f276ea" style:font-size-asian="12pt" style:font-size-complex="12pt"/>
    </style:style>
    <style:style style:name="P126"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7" style:family="paragraph" style:parent-style-name="Standard">
      <style:text-properties fo:font-size="12pt" officeooo:rsid="00e63d7b" officeooo:paragraph-rsid="057c2db3" style:font-size-asian="12pt" style:font-size-complex="12pt"/>
    </style:style>
    <style:style style:name="P128"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29" style:family="paragraph" style:parent-style-name="Standard">
      <style:text-properties fo:font-size="12pt" officeooo:rsid="06538607" officeooo:paragraph-rsid="06538607" style:font-size-asian="12pt" style:font-size-complex="12pt"/>
    </style:style>
    <style:style style:name="P130"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31"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2" style:family="paragraph" style:parent-style-name="Standard">
      <style:paragraph-properties fo:text-align="start" style:justify-single-word="false"/>
      <style:text-properties fo:font-size="12pt" officeooo:rsid="0563e6b6" officeooo:paragraph-rsid="071b4bb5" style:font-size-asian="12pt" style:font-size-complex="12pt"/>
    </style:style>
    <style:style style:name="P133" style:family="paragraph" style:parent-style-name="Standard">
      <style:paragraph-properties fo:text-align="start" style:justify-single-word="false"/>
      <style:text-properties fo:font-size="12pt" officeooo:rsid="03a9dd79" officeooo:paragraph-rsid="07223778" style:font-size-asian="12pt" style:font-size-complex="12pt"/>
    </style:style>
    <style:style style:name="P134"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5"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6" style:family="paragraph" style:parent-style-name="Standard">
      <style:paragraph-properties fo:text-align="start" style:justify-single-word="false"/>
      <style:text-properties fo:font-size="12pt" fo:font-weight="normal" officeooo:rsid="040d6de5" officeooo:paragraph-rsid="072b640d"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38" style:family="paragraph" style:parent-style-name="Standard">
      <style:paragraph-properties fo:text-align="center" style:justify-single-word="false"/>
    </style:style>
    <style:style style:name="P139"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40"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41" style:family="paragraph" style:parent-style-name="Standard">
      <style:paragraph-properties fo:text-align="center" style:justify-single-word="false"/>
      <style:text-properties style:font-name="FreeSerif1" fo:font-size="13pt" style:font-size-asian="13pt" style:font-size-complex="13pt"/>
    </style:style>
    <style:style style:name="P142"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43"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44" style:family="paragraph" style:parent-style-name="Standard">
      <style:paragraph-properties fo:text-align="center" style:justify-single-word="false"/>
      <style:text-properties style:font-name="FreeSerif1" fo:font-size="8pt" style:font-size-asian="7pt" style:font-size-complex="8pt"/>
    </style:style>
    <style:style style:name="P145"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6"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47" style:family="paragraph" style:parent-style-name="Table_20_Contents">
      <style:paragraph-properties fo:text-align="center" style:justify-single-word="false"/>
      <style:text-properties fo:font-size="12pt" officeooo:paragraph-rsid="000faaa0" style:font-size-asian="12pt" style:font-size-complex="12pt"/>
    </style:style>
    <style:style style:name="P148" style:family="paragraph" style:parent-style-name="Table_20_Contents">
      <style:paragraph-properties fo:text-align="center" style:justify-single-word="false"/>
      <style:text-properties fo:font-size="12pt" officeooo:paragraph-rsid="03ba4706" style:font-size-asian="12pt" style:font-size-complex="12pt"/>
    </style:style>
    <style:style style:name="P149" style:family="paragraph" style:parent-style-name="Table_20_Contents">
      <style:paragraph-properties fo:text-align="center" style:justify-single-word="false"/>
      <style:text-properties fo:font-size="12pt" officeooo:paragraph-rsid="03c01626" style:font-size-asian="12pt" style:font-size-complex="12pt"/>
    </style:style>
    <style:style style:name="P150" style:family="paragraph" style:parent-style-name="Table_20_Contents">
      <style:paragraph-properties fo:text-align="center" style:justify-single-word="false"/>
      <style:text-properties fo:font-size="12pt" officeooo:paragraph-rsid="03c037d3" style:font-size-asian="12pt" style:font-size-complex="12pt"/>
    </style:style>
    <style:style style:name="P151" style:family="paragraph" style:parent-style-name="Table_20_Contents">
      <style:paragraph-properties fo:text-align="center" style:justify-single-word="false"/>
      <style:text-properties fo:font-size="12pt" officeooo:paragraph-rsid="03c1704d" style:font-size-asian="12pt" style:font-size-complex="12pt"/>
    </style:style>
    <style:style style:name="P152" style:family="paragraph" style:parent-style-name="Table_20_Contents">
      <style:paragraph-properties fo:text-align="center" style:justify-single-word="false"/>
      <style:text-properties fo:font-size="12pt" officeooo:paragraph-rsid="03c1dcca" style:font-size-asian="12pt" style:font-size-complex="12pt"/>
    </style:style>
    <style:style style:name="P153" style:family="paragraph" style:parent-style-name="Table_20_Contents">
      <style:paragraph-properties fo:text-align="center" style:justify-single-word="false"/>
      <style:text-properties fo:font-size="12pt" officeooo:paragraph-rsid="03ddf941" style:font-size-asian="12pt" style:font-size-complex="12pt"/>
    </style:style>
    <style:style style:name="P154" style:family="paragraph" style:parent-style-name="Table_20_Contents">
      <style:paragraph-properties fo:text-align="center" style:justify-single-word="false"/>
      <style:text-properties fo:font-size="12pt" officeooo:paragraph-rsid="0303e9a7" style:font-size-asian="12pt" style:font-size-complex="12pt"/>
    </style:style>
    <style:style style:name="P155" style:family="paragraph" style:parent-style-name="Table_20_Contents">
      <style:paragraph-properties fo:text-align="center" style:justify-single-word="false"/>
      <style:text-properties fo:font-size="12pt" officeooo:paragraph-rsid="02fd1b46" style:font-size-asian="12pt" style:font-size-complex="12pt"/>
    </style:style>
    <style:style style:name="P156" style:family="paragraph" style:parent-style-name="Table_20_Contents">
      <style:paragraph-properties fo:text-align="center" style:justify-single-word="false"/>
      <style:text-properties fo:font-size="12pt" officeooo:paragraph-rsid="02fb8968" style:font-size-asian="12pt" style:font-size-complex="12pt"/>
    </style:style>
    <style:style style:name="P157" style:family="paragraph" style:parent-style-name="Table_20_Contents">
      <style:paragraph-properties fo:text-align="center" style:justify-single-word="false"/>
      <style:text-properties fo:font-size="12pt" officeooo:paragraph-rsid="02f98270" style:font-size-asian="12pt" style:font-size-complex="12pt"/>
    </style:style>
    <style:style style:name="P158" style:family="paragraph" style:parent-style-name="Table_20_Contents">
      <style:paragraph-properties fo:text-align="center" style:justify-single-word="false"/>
      <style:text-properties fo:font-size="12pt" officeooo:paragraph-rsid="02f84d61" style:font-size-asian="12pt" style:font-size-complex="12pt"/>
    </style:style>
    <style:style style:name="P159" style:family="paragraph" style:parent-style-name="Table_20_Contents">
      <style:paragraph-properties fo:text-align="center" style:justify-single-word="false"/>
      <style:text-properties fo:font-size="12pt" officeooo:paragraph-rsid="044cf062" style:font-size-asian="12pt" style:font-size-complex="12pt"/>
    </style:style>
    <style:style style:name="P160" style:family="paragraph" style:parent-style-name="Table_20_Contents">
      <style:paragraph-properties fo:text-align="center" style:justify-single-word="false"/>
      <style:text-properties fo:font-size="12pt" officeooo:paragraph-rsid="063b67c1" style:font-size-asian="12pt" style:font-size-complex="12pt"/>
    </style:style>
    <style:style style:name="P161" style:family="paragraph" style:parent-style-name="Table_20_Contents">
      <style:paragraph-properties fo:text-align="center" style:justify-single-word="false"/>
      <style:text-properties fo:font-size="12pt" officeooo:paragraph-rsid="0673e656" style:font-size-asian="12pt" style:font-size-complex="12pt"/>
    </style:style>
    <style:style style:name="P162" style:family="paragraph" style:parent-style-name="Table_20_Contents">
      <style:paragraph-properties fo:text-align="center" style:justify-single-word="false"/>
      <style:text-properties fo:font-size="12pt" officeooo:paragraph-rsid="068fe2fb" style:font-size-asian="12pt" style:font-size-complex="12pt"/>
    </style:style>
    <style:style style:name="P163" style:family="paragraph" style:parent-style-name="Table_20_Contents">
      <style:paragraph-properties fo:text-align="center" style:justify-single-word="false"/>
      <style:text-properties fo:font-size="12pt" officeooo:paragraph-rsid="0691c26f" style:font-size-asian="12pt" style:font-size-complex="12pt"/>
    </style:style>
    <style:style style:name="P164" style:family="paragraph" style:parent-style-name="Table_20_Contents">
      <style:paragraph-properties fo:text-align="center" style:justify-single-word="false"/>
      <style:text-properties fo:font-size="12pt" officeooo:paragraph-rsid="06df32b8" style:font-size-asian="12pt" style:font-size-complex="12pt"/>
    </style:style>
    <style:style style:name="P165" style:family="paragraph" style:parent-style-name="Table_20_Contents">
      <style:paragraph-properties fo:text-align="center" style:justify-single-word="false"/>
      <style:text-properties fo:font-size="12pt" officeooo:paragraph-rsid="06e47b7e" style:font-size-asian="12pt" style:font-size-complex="12pt"/>
    </style:style>
    <style:style style:name="P166" style:family="paragraph" style:parent-style-name="Table_20_Contents">
      <style:paragraph-properties fo:text-align="end" style:justify-single-word="false"/>
      <style:text-properties fo:font-size="12pt" officeooo:paragraph-rsid="000faaa0" style:font-size-asian="12pt" style:font-size-complex="12pt"/>
    </style:style>
    <style:style style:name="P167" style:family="paragraph" style:parent-style-name="Table_20_Contents">
      <style:paragraph-properties fo:text-align="end" style:justify-single-word="false"/>
      <style:text-properties fo:font-size="12pt" officeooo:paragraph-rsid="03ba4706" style:font-size-asian="12pt" style:font-size-complex="12pt"/>
    </style:style>
    <style:style style:name="P168" style:family="paragraph" style:parent-style-name="Table_20_Contents">
      <style:paragraph-properties fo:text-align="end" style:justify-single-word="false"/>
      <style:text-properties fo:font-size="12pt" officeooo:paragraph-rsid="03c01626" style:font-size-asian="12pt" style:font-size-complex="12pt"/>
    </style:style>
    <style:style style:name="P169" style:family="paragraph" style:parent-style-name="Table_20_Contents">
      <style:paragraph-properties fo:text-align="end" style:justify-single-word="false"/>
      <style:text-properties fo:font-size="12pt" officeooo:paragraph-rsid="03c037d3" style:font-size-asian="12pt" style:font-size-complex="12pt"/>
    </style:style>
    <style:style style:name="P170" style:family="paragraph" style:parent-style-name="Table_20_Contents">
      <style:paragraph-properties fo:text-align="end" style:justify-single-word="false"/>
      <style:text-properties fo:font-size="12pt" officeooo:paragraph-rsid="03c1704d" style:font-size-asian="12pt" style:font-size-complex="12pt"/>
    </style:style>
    <style:style style:name="P171" style:family="paragraph" style:parent-style-name="Table_20_Contents">
      <style:paragraph-properties fo:text-align="end" style:justify-single-word="false"/>
      <style:text-properties fo:font-size="12pt" officeooo:paragraph-rsid="03c1dcca" style:font-size-asian="12pt" style:font-size-complex="12pt"/>
    </style:style>
    <style:style style:name="P172" style:family="paragraph" style:parent-style-name="Table_20_Contents">
      <style:paragraph-properties fo:text-align="end" style:justify-single-word="false"/>
      <style:text-properties fo:font-size="12pt" officeooo:paragraph-rsid="03ddf941" style:font-size-asian="12pt" style:font-size-complex="12pt"/>
    </style:style>
    <style:style style:name="P173" style:family="paragraph" style:parent-style-name="Table_20_Contents">
      <style:paragraph-properties fo:text-align="end" style:justify-single-word="false"/>
      <style:text-properties fo:font-size="12pt" officeooo:paragraph-rsid="0303e9a7" style:font-size-asian="12pt" style:font-size-complex="12pt"/>
    </style:style>
    <style:style style:name="P174" style:family="paragraph" style:parent-style-name="Table_20_Contents">
      <style:paragraph-properties fo:text-align="end" style:justify-single-word="false"/>
      <style:text-properties fo:font-size="12pt" officeooo:paragraph-rsid="02fd1b46" style:font-size-asian="12pt" style:font-size-complex="12pt"/>
    </style:style>
    <style:style style:name="P175" style:family="paragraph" style:parent-style-name="Table_20_Contents">
      <style:paragraph-properties fo:text-align="end" style:justify-single-word="false"/>
      <style:text-properties fo:font-size="12pt" officeooo:paragraph-rsid="02fb8968" style:font-size-asian="12pt" style:font-size-complex="12pt"/>
    </style:style>
    <style:style style:name="P176" style:family="paragraph" style:parent-style-name="Table_20_Contents">
      <style:paragraph-properties fo:text-align="end" style:justify-single-word="false"/>
      <style:text-properties fo:font-size="12pt" officeooo:paragraph-rsid="02f98270" style:font-size-asian="12pt" style:font-size-complex="12pt"/>
    </style:style>
    <style:style style:name="P177" style:family="paragraph" style:parent-style-name="Table_20_Contents">
      <style:paragraph-properties fo:text-align="end" style:justify-single-word="false"/>
      <style:text-properties fo:font-size="12pt" officeooo:paragraph-rsid="02f84d61" style:font-size-asian="12pt" style:font-size-complex="12pt"/>
    </style:style>
    <style:style style:name="P178" style:family="paragraph" style:parent-style-name="Table_20_Contents">
      <style:paragraph-properties fo:text-align="end" style:justify-single-word="false"/>
      <style:text-properties fo:font-size="12pt" officeooo:paragraph-rsid="044cf062" style:font-size-asian="12pt" style:font-size-complex="12pt"/>
    </style:style>
    <style:style style:name="P179" style:family="paragraph" style:parent-style-name="Table_20_Contents">
      <style:paragraph-properties fo:text-align="end" style:justify-single-word="false"/>
      <style:text-properties fo:font-size="12pt" officeooo:paragraph-rsid="063b67c1" style:font-size-asian="12pt" style:font-size-complex="12pt"/>
    </style:style>
    <style:style style:name="P180" style:family="paragraph" style:parent-style-name="Table_20_Contents">
      <style:paragraph-properties fo:text-align="end" style:justify-single-word="false"/>
      <style:text-properties fo:font-size="12pt" officeooo:paragraph-rsid="0673e656" style:font-size-asian="12pt" style:font-size-complex="12pt"/>
    </style:style>
    <style:style style:name="P181" style:family="paragraph" style:parent-style-name="Table_20_Contents">
      <style:paragraph-properties fo:text-align="end" style:justify-single-word="false"/>
      <style:text-properties fo:font-size="12pt" officeooo:paragraph-rsid="068fe2fb" style:font-size-asian="12pt" style:font-size-complex="12pt"/>
    </style:style>
    <style:style style:name="P182" style:family="paragraph" style:parent-style-name="Table_20_Contents">
      <style:paragraph-properties fo:text-align="end" style:justify-single-word="false"/>
      <style:text-properties fo:font-size="12pt" officeooo:paragraph-rsid="0691c26f" style:font-size-asian="12pt" style:font-size-complex="12pt"/>
    </style:style>
    <style:style style:name="P183" style:family="paragraph" style:parent-style-name="Table_20_Contents">
      <style:paragraph-properties fo:text-align="end" style:justify-single-word="false"/>
      <style:text-properties fo:font-size="12pt" officeooo:paragraph-rsid="06df32b8" style:font-size-asian="12pt" style:font-size-complex="12pt"/>
    </style:style>
    <style:style style:name="P184" style:family="paragraph" style:parent-style-name="Table_20_Contents">
      <style:paragraph-properties fo:text-align="end" style:justify-single-word="false"/>
      <style:text-properties fo:font-size="12pt" officeooo:paragraph-rsid="06e47b7e" style:font-size-asian="12pt" style:font-size-complex="12pt"/>
    </style:style>
    <style:style style:name="P185" style:family="paragraph" style:parent-style-name="Heading_20_1">
      <style:text-properties fo:font-weight="normal" officeooo:paragraph-rsid="03be7a4f" style:font-weight-asian="normal" style:font-weight-complex="normal"/>
    </style:style>
    <style:style style:name="P186" style:family="paragraph" style:parent-style-name="Heading_20_1">
      <style:text-properties fo:font-weight="normal" officeooo:paragraph-rsid="03c2eb3e" style:font-weight-asian="normal" style:font-weight-complex="normal"/>
    </style:style>
    <style:style style:name="P187" style:family="paragraph" style:parent-style-name="Heading_20_1">
      <style:text-properties officeooo:paragraph-rsid="03c6e9b3"/>
    </style:style>
    <style:style style:name="P188" style:family="paragraph" style:parent-style-name="Heading_20_1">
      <style:paragraph-properties fo:text-align="start" style:justify-single-word="false"/>
      <style:text-properties fo:font-size="16pt" officeooo:paragraph-rsid="0497fe2a" style:font-size-asian="16pt" style:font-size-complex="16pt"/>
    </style:style>
    <style:style style:name="P189" style:family="paragraph" style:parent-style-name="Heading_20_1">
      <style:text-properties officeooo:rsid="023542cc" officeooo:paragraph-rsid="040bf0ed"/>
    </style:style>
    <style:style style:name="P190" style:family="paragraph" style:parent-style-name="Heading_20_1">
      <style:text-properties officeooo:rsid="04a33eec" officeooo:paragraph-rsid="043ca306"/>
    </style:style>
    <style:style style:name="P191" style:family="paragraph" style:parent-style-name="Title">
      <style:text-properties officeooo:rsid="0283e7ec" officeooo:paragraph-rsid="0283e7ec"/>
    </style:style>
    <style:style style:name="P192" style:family="paragraph" style:parent-style-name="Footnote">
      <style:text-properties officeooo:rsid="040196fd" officeooo:paragraph-rsid="03fe56c2"/>
    </style:style>
    <style:style style:name="P193"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94"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95"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96"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197"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198"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199"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1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1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1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1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17"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18"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7223778"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7433e56" style:font-size-asian="10.5pt" style:font-style-asian="normal" style:font-weight-asian="normal" style:font-size-complex="12pt" style:font-style-complex="normal" style:font-weight-complex="normal"/>
    </style:style>
    <style:style style:name="P220" style:family="paragraph" style:parent-style-name="Standard" style:list-style-name="L2">
      <style:paragraph-properties fo:text-align="start" style:justify-single-word="false"/>
      <style:text-properties officeooo:paragraph-rsid="02940898"/>
    </style:style>
    <style:style style:name="P221" style:family="paragraph" style:parent-style-name="Standard" style:list-style-name="L2">
      <style:paragraph-properties fo:text-align="start" style:justify-single-word="false"/>
      <style:text-properties officeooo:paragraph-rsid="03a9dd79"/>
    </style:style>
    <style:style style:name="P222" style:family="paragraph" style:parent-style-name="Standard" style:list-style-name="L2">
      <style:paragraph-properties fo:text-align="start" style:justify-single-word="false"/>
      <style:text-properties officeooo:paragraph-rsid="02a84595"/>
    </style:style>
    <style:style style:name="P223" style:family="paragraph" style:parent-style-name="Standard" style:list-style-name="L2">
      <style:paragraph-properties fo:text-align="start" style:justify-single-word="false"/>
      <style:text-properties officeooo:paragraph-rsid="04aaa29f"/>
    </style:style>
    <style:style style:name="P224" style:family="paragraph" style:parent-style-name="Standard" style:list-style-name="L2">
      <style:paragraph-properties fo:text-align="start" style:justify-single-word="false"/>
      <style:text-properties officeooo:paragraph-rsid="042b2559"/>
    </style:style>
    <style:style style:name="P225"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26"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7"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8"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9"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30"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31"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32"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P233" style:family="paragraph" style:parent-style-name="Standard">
      <style:paragraph-properties fo:text-align="start" style:justify-single-word="false"/>
      <style:text-properties fo:font-size="12pt" officeooo:rsid="072ff215" officeooo:paragraph-rsid="075d0a5c" style:font-size-asian="12pt" style:font-size-complex="12pt"/>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ccf382" style:font-style-asian="normal" style:font-weight-asian="normal" style:font-style-complex="normal" style:font-weight-complex="normal"/>
    </style:style>
    <style:style style:name="T35" style:family="text">
      <style:text-properties style:text-position="0% 100%" fo:font-style="normal" fo:font-weight="normal" officeooo:rsid="02c5983d" style:font-style-asian="normal" style:font-weight-asian="normal" style:font-style-complex="normal" style:font-weight-complex="normal"/>
    </style:style>
    <style:style style:name="T36" style:family="text">
      <style:text-properties style:text-position="0% 100%" fo:font-style="normal" fo:font-weight="normal" officeooo:rsid="02ca1989" style:font-style-asian="normal" style:font-weight-asian="normal" style:font-style-complex="normal" style:font-weight-complex="normal"/>
    </style:style>
    <style:style style:name="T37" style:family="text">
      <style:text-properties style:text-position="0% 100%" fo:font-style="normal" fo:font-weight="normal" officeooo:rsid="02ebd240" style:font-style-asian="normal" style:font-weight-asian="normal" style:font-style-complex="normal" style:font-weight-complex="normal"/>
    </style:style>
    <style:style style:name="T38" style:family="text">
      <style:text-properties style:text-position="0% 100%" fo:font-style="normal" fo:font-weight="normal" officeooo:rsid="0055b784" style:font-style-asian="normal" style:font-weight-asian="normal" style:font-style-complex="normal" style:font-weight-complex="normal"/>
    </style:style>
    <style:style style:name="T39" style:family="text">
      <style:text-properties style:text-position="0% 100%" fo:font-style="normal" fo:font-weight="normal" officeooo:rsid="0301dff6" style:font-style-asian="normal" style:font-weight-asian="normal" style:font-style-complex="normal" style:font-weight-complex="normal"/>
    </style:style>
    <style:style style:name="T40" style:family="text">
      <style:text-properties style:text-position="0% 100%" fo:font-style="normal" fo:font-weight="normal" officeooo:rsid="038d99b6" style:font-style-asian="normal" style:font-weight-asian="normal" style:font-style-complex="normal" style:font-weight-complex="normal"/>
    </style:style>
    <style:style style:name="T41" style:family="text">
      <style:text-properties style:text-position="0% 100%" fo:font-style="normal" fo:font-weight="normal" officeooo:rsid="039f6586" style:font-style-asian="normal" style:font-weight-asian="normal" style:font-style-complex="normal" style:font-weight-complex="normal"/>
    </style:style>
    <style:style style:name="T42" style:family="text">
      <style:text-properties style:text-position="0% 100%" fo:font-style="normal" fo:font-weight="normal" officeooo:rsid="03a504f6" style:font-style-asian="normal" style:font-weight-asian="normal" style:font-style-complex="normal" style:font-weight-complex="normal"/>
    </style:style>
    <style:style style:name="T43" style:family="text">
      <style:text-properties style:text-position="0% 100%" fo:font-style="normal" fo:font-weight="normal" officeooo:rsid="027f0805" style:font-style-asian="normal" style:font-weight-asian="normal" style:font-style-complex="normal" style:font-weight-complex="normal"/>
    </style:style>
    <style:style style:name="T44" style:family="text">
      <style:text-properties style:text-position="0% 100%" fo:font-style="normal" fo:font-weight="normal" officeooo:rsid="03a9dd79" style:font-style-asian="normal" style:font-weight-asian="normal" style:font-style-complex="normal" style:font-weight-complex="normal"/>
    </style:style>
    <style:style style:name="T45" style:family="text">
      <style:text-properties style:text-position="0% 100%" fo:font-style="normal" fo:font-weight="normal" officeooo:rsid="029a0542" style:font-style-asian="normal" style:font-weight-asian="normal" style:font-style-complex="normal" style:font-weight-complex="normal"/>
    </style:style>
    <style:style style:name="T46" style:family="text">
      <style:text-properties style:text-position="0% 100%" fo:font-style="normal" fo:font-weight="normal" officeooo:rsid="03b66403" style:font-style-asian="normal" style:font-weight-asian="normal" style:font-style-complex="normal" style:font-weight-complex="normal"/>
    </style:style>
    <style:style style:name="T47" style:family="text">
      <style:text-properties style:text-position="0% 100%" fo:font-style="normal" fo:font-weight="normal" officeooo:rsid="03b93485" style:font-style-asian="normal" style:font-weight-asian="normal" style:font-style-complex="normal" style:font-weight-complex="normal"/>
    </style:style>
    <style:style style:name="T48" style:family="text">
      <style:text-properties style:text-position="0% 100%" fo:font-style="normal" fo:font-weight="normal" officeooo:rsid="03ba4706" style:font-style-asian="normal" style:font-weight-asian="normal" style:font-style-complex="normal" style:font-weight-complex="normal"/>
    </style:style>
    <style:style style:name="T49" style:family="text">
      <style:text-properties style:text-position="0% 100%" fo:font-style="normal" fo:font-weight="normal" officeooo:rsid="03baefa0" style:font-style-asian="normal" style:font-weight-asian="normal" style:font-style-complex="normal" style:font-weight-complex="normal"/>
    </style:style>
    <style:style style:name="T50" style:family="text">
      <style:text-properties style:text-position="0% 100%" fo:font-style="normal" fo:font-weight="normal" officeooo:rsid="03bbc3c9" style:font-style-asian="normal" style:font-weight-asian="normal" style:font-style-complex="normal" style:font-weight-complex="normal"/>
    </style:style>
    <style:style style:name="T51" style:family="text">
      <style:text-properties style:text-position="0% 100%" fo:font-style="normal" fo:font-weight="normal" officeooo:rsid="03c01626" style:font-style-asian="normal" style:font-weight-asian="normal" style:font-style-complex="normal" style:font-weight-complex="normal"/>
    </style:style>
    <style:style style:name="T52" style:family="text">
      <style:text-properties style:text-position="0% 100%" fo:font-style="normal" fo:font-weight="normal" officeooo:rsid="03ce9f04" style:font-style-asian="normal" style:font-weight-asian="normal" style:font-style-complex="normal" style:font-weight-complex="normal"/>
    </style:style>
    <style:style style:name="T53" style:family="text">
      <style:text-properties style:text-position="0% 100%" fo:font-style="normal" fo:font-weight="normal" officeooo:rsid="03d26aa2" style:font-style-asian="normal" style:font-weight-asian="normal" style:font-style-complex="normal" style:font-weight-complex="normal"/>
    </style:style>
    <style:style style:name="T54" style:family="text">
      <style:text-properties style:text-position="0% 100%" fo:font-style="normal" fo:font-weight="normal" officeooo:rsid="03d57621" style:font-style-asian="normal" style:font-weight-asian="normal" style:font-style-complex="normal" style:font-weight-complex="normal"/>
    </style:style>
    <style:style style:name="T55" style:family="text">
      <style:text-properties style:text-position="0% 100%" fo:font-style="normal" fo:font-weight="normal" officeooo:rsid="0324587b" style:font-style-asian="normal" style:font-weight-asian="normal" style:font-style-complex="normal" style:font-weight-complex="normal"/>
    </style:style>
    <style:style style:name="T56" style:family="text">
      <style:text-properties style:text-position="0% 100%" fo:font-style="normal" fo:font-weight="normal" officeooo:rsid="032aa8d2" style:font-style-asian="normal" style:font-weight-asian="normal" style:font-style-complex="normal" style:font-weight-complex="normal"/>
    </style:style>
    <style:style style:name="T57" style:family="text">
      <style:text-properties style:text-position="0% 100%" fo:font-style="normal" fo:font-weight="normal" officeooo:rsid="032ac245" style:font-style-asian="normal" style:font-weight-asian="normal" style:font-style-complex="normal" style:font-weight-complex="normal"/>
    </style:style>
    <style:style style:name="T58" style:family="text">
      <style:text-properties style:text-position="0% 100%" fo:font-style="normal" fo:font-weight="normal" officeooo:rsid="03dae70d" style:font-style-asian="normal" style:font-weight-asian="normal" style:font-style-complex="normal" style:font-weight-complex="normal"/>
    </style:style>
    <style:style style:name="T59" style:family="text">
      <style:text-properties style:text-position="0% 100%" fo:font-style="normal" fo:font-weight="normal" officeooo:rsid="03dc098c" style:font-style-asian="normal" style:font-weight-asian="normal" style:font-style-complex="normal" style:font-weight-complex="normal"/>
    </style:style>
    <style:style style:name="T60" style:family="text">
      <style:text-properties style:text-position="0% 100%" fo:font-style="normal" fo:font-weight="normal" officeooo:rsid="03f1f45c" style:font-style-asian="normal" style:font-weight-asian="normal" style:font-style-complex="normal" style:font-weight-complex="normal"/>
    </style:style>
    <style:style style:name="T61" style:family="text">
      <style:text-properties style:text-position="0% 100%" fo:font-style="normal" fo:font-weight="normal" officeooo:rsid="03ebdfb7" style:font-style-asian="normal" style:font-weight-asian="normal" style:font-style-complex="normal" style:font-weight-complex="normal"/>
    </style:style>
    <style:style style:name="T62" style:family="text">
      <style:text-properties style:text-position="0% 100%" fo:font-style="normal" fo:font-weight="normal" officeooo:rsid="040f38a1" style:font-style-asian="normal" style:font-weight-asian="normal" style:font-style-complex="normal" style:font-weight-complex="normal"/>
    </style:style>
    <style:style style:name="T63" style:family="text">
      <style:text-properties style:text-position="0% 100%" fo:font-style="normal" fo:font-weight="normal" officeooo:rsid="044cf062" style:font-style-asian="normal" style:font-weight-asian="normal" style:font-style-complex="normal" style:font-weight-complex="normal"/>
    </style:style>
    <style:style style:name="T64" style:family="text">
      <style:text-properties style:text-position="0% 100%" fo:font-style="normal" fo:font-weight="normal" officeooo:rsid="044ec869" style:font-style-asian="normal" style:font-weight-asian="normal" style:font-style-complex="normal" style:font-weight-complex="normal"/>
    </style:style>
    <style:style style:name="T65" style:family="text">
      <style:text-properties style:text-position="0% 100%" fo:font-style="normal" fo:font-weight="normal" officeooo:rsid="044f046e" style:font-style-asian="normal" style:font-weight-asian="normal" style:font-style-complex="normal" style:font-weight-complex="normal"/>
    </style:style>
    <style:style style:name="T66" style:family="text">
      <style:text-properties style:text-position="0% 100%" fo:font-style="normal" fo:font-weight="normal" officeooo:rsid="047c756d" style:font-style-asian="normal" style:font-weight-asian="normal" style:font-style-complex="normal" style:font-weight-complex="normal"/>
    </style:style>
    <style:style style:name="T67" style:family="text">
      <style:text-properties style:text-position="0% 100%" fo:font-style="normal" fo:font-weight="normal" officeooo:rsid="047e8797" style:font-style-asian="normal" style:font-weight-asian="normal" style:font-style-complex="normal" style:font-weight-complex="normal"/>
    </style:style>
    <style:style style:name="T68" style:family="text">
      <style:text-properties style:text-position="0% 100%" fo:font-style="normal" fo:font-weight="normal" officeooo:rsid="038f32e1" style:font-style-asian="normal" style:font-weight-asian="normal" style:font-style-complex="normal" style:font-weight-complex="normal"/>
    </style:style>
    <style:style style:name="T69" style:family="text">
      <style:text-properties style:text-position="0% 100%" fo:font-style="normal" fo:font-weight="normal" officeooo:rsid="04b70ac0" style:font-style-asian="normal" style:font-weight-asian="normal" style:font-style-complex="normal" style:font-weight-complex="normal"/>
    </style:style>
    <style:style style:name="T70" style:family="text">
      <style:text-properties style:text-position="0% 100%" fo:font-style="normal" fo:font-weight="normal" officeooo:rsid="051d64bb" style:font-style-asian="normal" style:font-weight-asian="normal" style:font-style-complex="normal" style:font-weight-complex="normal"/>
    </style:style>
    <style:style style:name="T71" style:family="text">
      <style:text-properties style:text-position="0% 100%" fo:font-style="normal" fo:font-weight="normal" officeooo:rsid="05463d0f" style:font-style-asian="normal" style:font-weight-asian="normal" style:font-style-complex="normal" style:font-weight-complex="normal"/>
    </style:style>
    <style:style style:name="T72" style:family="text">
      <style:text-properties style:text-position="0% 100%" fo:font-style="normal" fo:font-weight="normal" officeooo:rsid="05465567" style:font-style-asian="normal" style:font-weight-asian="normal" style:font-style-complex="normal" style:font-weight-complex="normal"/>
    </style:style>
    <style:style style:name="T73" style:family="text">
      <style:text-properties style:text-position="0% 100%" fo:font-style="normal" fo:font-weight="normal" officeooo:rsid="0547a81e" style:font-style-asian="normal" style:font-weight-asian="normal" style:font-style-complex="normal" style:font-weight-complex="normal"/>
    </style:style>
    <style:style style:name="T74" style:family="text">
      <style:text-properties style:text-position="0% 100%" fo:font-style="normal" fo:font-weight="normal" officeooo:rsid="0547af38" style:font-style-asian="normal" style:font-weight-asian="normal" style:font-style-complex="normal" style:font-weight-complex="normal"/>
    </style:style>
    <style:style style:name="T75" style:family="text">
      <style:text-properties style:text-position="0% 100%" fo:font-style="normal" fo:font-weight="normal" officeooo:rsid="0548b070" style:font-style-asian="normal" style:font-weight-asian="normal" style:font-style-complex="normal" style:font-weight-complex="normal"/>
    </style:style>
    <style:style style:name="T76" style:family="text">
      <style:text-properties style:text-position="0% 100%" fo:font-style="normal" fo:font-weight="normal" officeooo:rsid="05492e0d" style:font-style-asian="normal" style:font-weight-asian="normal" style:font-style-complex="normal" style:font-weight-complex="normal"/>
    </style:style>
    <style:style style:name="T77" style:family="text">
      <style:text-properties style:text-position="0% 100%" fo:font-style="normal" fo:font-weight="normal" officeooo:rsid="054cc78f" style:font-style-asian="normal" style:font-weight-asian="normal" style:font-style-complex="normal" style:font-weight-complex="normal"/>
    </style:style>
    <style:style style:name="T78" style:family="text">
      <style:text-properties style:text-position="0% 100%" fo:font-style="normal" fo:font-weight="normal" officeooo:rsid="0482225a" style:font-style-asian="normal" style:font-weight-asian="normal" style:font-style-complex="normal" style:font-weight-complex="normal"/>
    </style:style>
    <style:style style:name="T79" style:family="text">
      <style:text-properties style:text-position="0% 100%" fo:font-style="normal" fo:font-weight="normal" officeooo:rsid="057bda94" style:font-style-asian="normal" style:font-weight-asian="normal" style:font-style-complex="normal" style:font-weight-complex="normal"/>
    </style:style>
    <style:style style:name="T80" style:family="text">
      <style:text-properties style:text-position="0% 100%" fo:font-style="normal" fo:font-weight="normal" officeooo:rsid="057c2db3" style:font-style-asian="normal" style:font-weight-asian="normal" style:font-style-complex="normal" style:font-weight-complex="normal"/>
    </style:style>
    <style:style style:name="T81" style:family="text">
      <style:text-properties style:text-position="0% 100%" fo:font-style="normal" fo:font-weight="normal" officeooo:rsid="05e2932f" style:font-style-asian="normal" style:font-weight-asian="normal" style:font-style-complex="normal" style:font-weight-complex="normal"/>
    </style:style>
    <style:style style:name="T82" style:family="text">
      <style:text-properties style:text-position="0% 100%" fo:font-style="normal" fo:font-weight="normal" officeooo:rsid="06288a0b" style:font-style-asian="normal" style:font-weight-asian="normal" style:font-style-complex="normal" style:font-weight-complex="normal"/>
    </style:style>
    <style:style style:name="T83" style:family="text">
      <style:text-properties style:text-position="0% 100%" fo:font-style="normal" fo:font-weight="normal" officeooo:rsid="06291e2c" style:font-style-asian="normal" style:font-weight-asian="normal" style:font-style-complex="normal" style:font-weight-complex="normal"/>
    </style:style>
    <style:style style:name="T84" style:family="text">
      <style:text-properties style:text-position="0% 100%" fo:font-style="normal" fo:font-weight="normal" officeooo:rsid="06525d63" style:font-style-asian="normal" style:font-weight-asian="normal" style:font-style-complex="normal" style:font-weight-complex="normal"/>
    </style:style>
    <style:style style:name="T85" style:family="text">
      <style:text-properties style:text-position="0% 100%" fo:font-style="normal" fo:font-weight="normal" officeooo:rsid="065c8bc2" style:font-style-asian="normal" style:font-weight-asian="normal" style:font-style-complex="normal" style:font-weight-complex="normal"/>
    </style:style>
    <style:style style:name="T86" style:family="text">
      <style:text-properties style:text-position="0% 100%" fo:font-style="normal" fo:font-weight="normal" officeooo:rsid="06687bc8" style:font-style-asian="normal" style:font-weight-asian="normal" style:font-style-complex="normal" style:font-weight-complex="normal"/>
    </style:style>
    <style:style style:name="T87" style:family="text">
      <style:text-properties style:text-position="0% 100%" fo:font-style="normal" fo:font-weight="normal" officeooo:rsid="0671a9a1" style:font-style-asian="normal" style:font-weight-asian="normal" style:font-style-complex="normal" style:font-weight-complex="normal"/>
    </style:style>
    <style:style style:name="T88" style:family="text">
      <style:text-properties style:text-position="0% 100%" fo:font-style="normal" fo:font-weight="normal" officeooo:rsid="066d8765" style:font-style-asian="normal" style:font-weight-asian="normal" style:font-style-complex="normal" style:font-weight-complex="normal"/>
    </style:style>
    <style:style style:name="T89" style:family="text">
      <style:text-properties style:text-position="0% 100%" fo:font-style="normal" fo:font-weight="normal" officeooo:rsid="06a9d6c1" style:font-style-asian="normal" style:font-weight-asian="normal" style:font-style-complex="normal" style:font-weight-complex="normal"/>
    </style:style>
    <style:style style:name="T90" style:family="text">
      <style:text-properties style:text-position="0% 100%" fo:font-style="normal" fo:font-weight="normal" officeooo:rsid="06dc158e" style:font-style-asian="normal" style:font-weight-asian="normal" style:font-style-complex="normal" style:font-weight-complex="normal"/>
    </style:style>
    <style:style style:name="T91" style:family="text">
      <style:text-properties style:text-position="0% 100%" fo:font-style="normal" fo:font-weight="normal" officeooo:rsid="06ddf573" style:font-style-asian="normal" style:font-weight-asian="normal" style:font-style-complex="normal" style:font-weight-complex="normal"/>
    </style:style>
    <style:style style:name="T92" style:family="text">
      <style:text-properties style:text-position="0% 100%" fo:font-style="normal" fo:font-weight="normal" officeooo:rsid="06df32b8" style:font-style-asian="normal" style:font-weight-asian="normal" style:font-style-complex="normal" style:font-weight-complex="normal"/>
    </style:style>
    <style:style style:name="T93" style:family="text">
      <style:text-properties style:text-position="0% 100%" fo:font-style="normal" fo:font-weight="normal" officeooo:rsid="06df8ba8" style:font-style-asian="normal" style:font-weight-asian="normal" style:font-style-complex="normal" style:font-weight-complex="normal"/>
    </style:style>
    <style:style style:name="T94" style:family="text">
      <style:text-properties style:text-position="0% 100%" fo:font-style="normal" fo:font-weight="normal" officeooo:rsid="06dfbc1b" style:font-style-asian="normal" style:font-weight-asian="normal" style:font-style-complex="normal" style:font-weight-complex="normal"/>
    </style:style>
    <style:style style:name="T95" style:family="text">
      <style:text-properties style:text-position="0% 100%" fo:font-style="normal" fo:font-weight="normal" officeooo:rsid="03decb37" style:font-style-asian="normal" style:font-weight-asian="normal" style:font-style-complex="normal" style:font-weight-complex="normal"/>
    </style:style>
    <style:style style:name="T96" style:family="text">
      <style:text-properties style:text-position="0% 100%" fo:font-style="normal" fo:font-weight="normal" officeooo:rsid="0673e656" style:font-style-asian="normal" style:font-weight-asian="normal" style:font-style-complex="normal" style:font-weight-complex="normal"/>
    </style:style>
    <style:style style:name="T97" style:family="text">
      <style:text-properties style:text-position="0% 100%" fo:font-style="normal" fo:font-weight="normal" officeooo:rsid="06ecf138" style:font-style-asian="normal" style:font-weight-asian="normal" style:font-style-complex="normal" style:font-weight-complex="normal"/>
    </style:style>
    <style:style style:name="T98" style:family="text">
      <style:text-properties style:text-position="0% 100%" fo:font-style="normal" fo:font-weight="normal" officeooo:rsid="06f02c98" style:font-style-asian="normal" style:font-weight-asian="normal" style:font-style-complex="normal" style:font-weight-complex="normal"/>
    </style:style>
    <style:style style:name="T99" style:family="text">
      <style:text-properties style:text-position="0% 100%" fo:font-style="normal" fo:font-weight="normal" officeooo:rsid="070dfdbf" style:font-style-asian="normal" style:font-weight-asian="normal" style:font-style-complex="normal" style:font-weight-complex="normal"/>
    </style:style>
    <style:style style:name="T100" style:family="text">
      <style:text-properties style:text-position="0% 100%" fo:font-style="normal" fo:font-weight="normal" officeooo:rsid="070ea804" style:font-style-asian="normal" style:font-weight-asian="normal" style:font-style-complex="normal" style:font-weight-complex="normal"/>
    </style:style>
    <style:style style:name="T101" style:family="text">
      <style:text-properties style:text-position="0% 100%" fo:font-style="normal" fo:font-weight="normal" officeooo:rsid="071b25d7" style:font-style-asian="normal" style:font-weight-asian="normal" style:font-style-complex="normal" style:font-weight-complex="normal"/>
    </style:style>
    <style:style style:name="T102" style:family="text">
      <style:text-properties style:text-position="0% 100%" fo:font-style="normal" fo:font-weight="normal" officeooo:rsid="071b4bb5" style:font-style-asian="normal" style:font-weight-asian="normal" style:font-style-complex="normal" style:font-weight-complex="normal"/>
    </style:style>
    <style:style style:name="T103" style:family="text">
      <style:text-properties style:text-position="0% 100%" fo:font-style="normal" fo:font-weight="normal" officeooo:rsid="071d323a" style:font-style-asian="normal" style:font-weight-asian="normal" style:font-style-complex="normal" style:font-weight-complex="normal"/>
    </style:style>
    <style:style style:name="T104"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5" style:family="text">
      <style:text-properties style:text-position="0% 100%" fo:font-style="normal" fo:font-weight="normal"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72112af"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72a4301" style:font-size-asian="10.5pt" style:font-style-asian="normal" style:font-weight-asian="normal" style:font-style-complex="normal" style:font-weight-complex="normal"/>
    </style:style>
    <style:style style:name="T172" style:family="text">
      <style:text-properties style:text-position="0% 100%" fo:font-style="normal" fo:font-weight="normal" officeooo:rsid="072d72b4" style:font-size-asian="10.5pt" style:font-style-asian="normal" style:font-weight-asian="normal" style:font-style-complex="normal" style:font-weight-complex="normal"/>
    </style:style>
    <style:style style:name="T173" style:family="text">
      <style:text-properties style:text-position="0% 100%" fo:font-style="normal" fo:font-weight="normal" officeooo:rsid="072d865f" style:font-size-asian="10.5pt" style:font-style-asian="normal" style:font-weight-asian="normal" style:font-style-complex="normal" style:font-weight-complex="normal"/>
    </style:style>
    <style:style style:name="T174" style:family="text">
      <style:text-properties style:text-position="0% 100%" fo:font-style="normal" style:text-underline-style="none" fo:font-weight="normal"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71dc42a"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71f9227"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71fb668" style:font-style-asian="normal" style:font-weight-asian="normal" style:font-style-complex="normal" style:font-weight-complex="normal"/>
    </style:style>
    <style:style style:name="T232" style:family="text">
      <style:text-properties style:text-position="0% 100%" fo:font-style="normal" style:text-underline-style="none" fo:font-weight="normal"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9"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60" style:family="text">
      <style:text-properties style:text-position="0% 100%" fo:font-style="normal" style:text-underline-style="none" fo:font-weight="normal" officeooo:rsid="07223778" style:font-size-asian="10.5pt" style:font-style-asian="normal" style:font-weight-asian="normal" style:font-style-complex="normal" style:font-weight-complex="normal"/>
    </style:style>
    <style:style style:name="T261" style:family="text">
      <style:text-properties style:text-position="0% 100%" fo:font-style="normal" style:text-underline-style="none" fo:font-weight="normal" officeooo:rsid="072b640d" style:font-size-asian="10.5pt" style:font-style-asian="normal" style:font-weight-asian="normal" style:font-style-complex="normal" style:font-weight-complex="normal"/>
    </style:style>
    <style:style style:name="T262" style:family="text">
      <style:text-properties style:text-position="0% 100%" fo:font-style="normal" style:text-underline-style="none" fo:font-weight="normal" officeooo:rsid="072ff215" style:font-size-asian="10.5pt" style:font-style-asian="normal" style:font-weight-asian="normal" style:font-style-complex="normal" style:font-weight-complex="normal"/>
    </style:style>
    <style:style style:name="T263" style:family="text">
      <style:text-properties style:text-position="0% 100%" fo:font-style="normal" style:text-underline-style="none" fo:font-weight="normal" officeooo:rsid="073165c8" style:font-size-asian="10.5pt" style:font-style-asian="normal" style:font-weight-asian="normal" style:font-style-complex="normal" style:font-weight-complex="normal"/>
    </style:style>
    <style:style style:name="T264" style:family="text">
      <style:text-properties style:text-position="0% 100%" fo:font-style="normal" style:text-underline-style="none" fo:font-weight="normal" officeooo:rsid="0732cdad" style:font-size-asian="10.5pt" style:font-style-asian="normal" style:font-weight-asian="normal" style:font-style-complex="normal" style:font-weight-complex="normal"/>
    </style:style>
    <style:style style:name="T265" style:family="text">
      <style:text-properties style:text-position="0% 100%" fo:font-style="normal" style:text-underline-style="none" fo:font-weight="normal" officeooo:rsid="07337fbf" style:font-size-asian="10.5pt" style:font-style-asian="normal" style:font-weight-asian="normal" style:font-style-complex="normal" style:font-weight-complex="normal"/>
    </style:style>
    <style:style style:name="T266" style:family="text">
      <style:text-properties style:text-position="0% 100%" fo:font-style="normal" style:text-underline-style="none" fo:font-weight="normal" officeooo:rsid="073487e0" style:font-size-asian="10.5pt" style:font-style-asian="normal" style:font-weight-asian="normal" style:font-style-complex="normal" style:font-weight-complex="normal"/>
    </style:style>
    <style:style style:name="T267" style:family="text">
      <style:text-properties style:text-position="0% 100%" fo:font-style="normal" style:text-underline-style="none" fo:font-weight="normal" officeooo:rsid="073619ab" style:font-size-asian="10.5pt" style:font-style-asian="normal" style:font-weight-asian="normal" style:font-style-complex="normal" style:font-weight-complex="normal"/>
    </style:style>
    <style:style style:name="T268" style:family="text">
      <style:text-properties style:text-position="0% 100%" fo:font-style="normal" style:text-underline-style="none" fo:font-weight="normal" officeooo:rsid="0737bdf4" style:font-size-asian="10.5pt" style:font-style-asian="normal" style:font-weight-asian="normal" style:font-style-complex="normal" style:font-weight-complex="normal"/>
    </style:style>
    <style:style style:name="T269" style:family="text">
      <style:text-properties style:text-position="0% 100%" fo:font-style="normal" style:text-underline-style="none" fo:font-weight="normal" officeooo:rsid="073a6635" style:font-size-asian="10.5pt" style:font-style-asian="normal" style:font-weight-asian="normal" style:font-style-complex="normal" style:font-weight-complex="normal"/>
    </style:style>
    <style:style style:name="T270" style:family="text">
      <style:text-properties style:text-position="0% 100%" fo:font-style="normal" style:text-underline-style="none" fo:font-weight="normal" officeooo:rsid="073dbc04" style:font-size-asian="10.5pt" style:font-style-asian="normal" style:font-weight-asian="normal" style:font-style-complex="normal" style:font-weight-complex="normal"/>
    </style:style>
    <style:style style:name="T271" style:family="text">
      <style:text-properties style:text-position="0% 100%" fo:font-style="normal" style:text-underline-style="none" fo:font-weight="normal" officeooo:rsid="07431fc0" style:font-size-asian="10.5pt" style:font-style-asian="normal" style:font-weight-asian="normal" style:font-style-complex="normal" style:font-weight-complex="normal"/>
    </style:style>
    <style:style style:name="T272" style:family="text">
      <style:text-properties style:text-position="0% 100%" fo:font-style="normal" style:text-underline-style="none" fo:font-weight="normal" officeooo:rsid="07433e56" style:font-size-asian="10.5pt" style:font-style-asian="normal" style:font-weight-asian="normal" style:font-style-complex="normal" style:font-weight-complex="normal"/>
    </style:style>
    <style:style style:name="T273" style:family="text">
      <style:text-properties style:text-position="0% 100%" fo:font-style="normal" style:text-underline-style="none" fo:font-weight="normal" officeooo:rsid="07442555" style:font-size-asian="10.5pt" style:font-style-asian="normal" style:font-weight-asian="normal" style:font-style-complex="normal" style:font-weight-complex="normal"/>
    </style:style>
    <style:style style:name="T274" style:family="text">
      <style:text-properties style:text-position="0% 100%" fo:font-style="normal" style:text-underline-style="none" fo:font-weight="normal" officeooo:rsid="07461d1f" style:font-size-asian="10.5pt" style:font-style-asian="normal" style:font-weight-asian="normal" style:font-style-complex="normal" style:font-weight-complex="normal"/>
    </style:style>
    <style:style style:name="T275" style:family="text">
      <style:text-properties style:text-position="0% 100%" fo:font-style="normal" style:text-underline-style="none" fo:font-weight="normal" officeooo:rsid="07485f4e" style:font-size-asian="10.5pt" style:font-style-asian="normal" style:font-weight-asian="normal" style:font-style-complex="normal" style:font-weight-complex="normal"/>
    </style:style>
    <style:style style:name="T276" style:family="text">
      <style:text-properties style:text-position="0% 100%" fo:font-style="normal" style:text-underline-style="none" fo:font-weight="normal" officeooo:rsid="074919a7" style:font-size-asian="10.5pt" style:font-style-asian="normal" style:font-weight-asian="normal" style:font-style-complex="normal" style:font-weight-complex="normal"/>
    </style:style>
    <style:style style:name="T277" style:family="text">
      <style:text-properties style:text-position="0% 100%" fo:font-style="normal" style:text-underline-style="none" fo:font-weight="normal" officeooo:rsid="074af0ef" style:font-size-asian="10.5pt" style:font-style-asian="normal" style:font-weight-asian="normal" style:font-style-complex="normal" style:font-weight-complex="normal"/>
    </style:style>
    <style:style style:name="T278" style:family="text">
      <style:text-properties style:text-position="0% 100%" fo:font-style="normal" style:text-underline-style="none" fo:font-weight="normal" officeooo:rsid="074b6ed5" style:font-size-asian="10.5pt" style:font-style-asian="normal" style:font-weight-asian="normal" style:font-style-complex="normal" style:font-weight-complex="normal"/>
    </style:style>
    <style:style style:name="T279" style:family="text">
      <style:text-properties style:text-position="0% 100%" fo:font-style="normal" style:text-underline-style="none" fo:font-weight="normal" officeooo:rsid="074b7510" style:font-size-asian="10.5pt" style:font-style-asian="normal" style:font-weight-asian="normal" style:font-style-complex="normal" style:font-weight-complex="normal"/>
    </style:style>
    <style:style style:name="T280" style:family="text">
      <style:text-properties style:text-position="0% 100%" fo:font-style="normal" style:text-underline-style="none" fo:font-weight="normal" officeooo:rsid="074fa37b" style:font-size-asian="10.5pt" style:font-style-asian="normal" style:font-weight-asian="normal" style:font-style-complex="normal" style:font-weight-complex="normal"/>
    </style:style>
    <style:style style:name="T281" style:family="text">
      <style:text-properties style:text-position="0% 100%" fo:font-style="normal" style:text-underline-style="none" fo:font-weight="normal" officeooo:rsid="07510791" style:font-size-asian="10.5pt" style:font-style-asian="normal" style:font-weight-asian="normal" style:font-style-complex="normal" style:font-weight-complex="normal"/>
    </style:style>
    <style:style style:name="T282" style:family="text">
      <style:text-properties style:text-position="0% 100%" fo:font-style="normal" style:text-underline-style="none" fo:font-weight="normal" officeooo:rsid="07521a75" style:font-size-asian="10.5pt" style:font-style-asian="normal" style:font-weight-asian="normal" style:font-style-complex="normal" style:font-weight-complex="normal"/>
    </style:style>
    <style:style style:name="T283" style:family="text">
      <style:text-properties style:text-position="0% 100%" fo:font-style="normal" style:text-underline-style="none" fo:font-weight="normal" officeooo:rsid="075230d9" style:font-size-asian="10.5pt" style:font-style-asian="normal" style:font-weight-asian="normal" style:font-style-complex="normal" style:font-weight-complex="normal"/>
    </style:style>
    <style:style style:name="T284" style:family="text">
      <style:text-properties style:text-position="0% 100%" fo:font-style="normal" style:text-underline-style="none" fo:font-weight="normal" officeooo:rsid="07534a88" style:font-size-asian="10.5pt" style:font-style-asian="normal" style:font-weight-asian="normal" style:font-style-complex="normal" style:font-weight-complex="normal"/>
    </style:style>
    <style:style style:name="T285" style:family="text">
      <style:text-properties style:text-position="0% 100%" fo:font-style="normal" style:text-underline-style="none" fo:font-weight="normal" officeooo:rsid="07551919" style:font-size-asian="10.5pt" style:font-style-asian="normal" style:font-weight-asian="normal" style:font-style-complex="normal" style:font-weight-complex="normal"/>
    </style:style>
    <style:style style:name="T286" style:family="text">
      <style:text-properties style:text-position="0% 100%" fo:font-style="normal" style:text-underline-style="none" fo:font-weight="normal" officeooo:rsid="0756d171" style:font-size-asian="10.5pt" style:font-style-asian="normal" style:font-weight-asian="normal" style:font-style-complex="normal" style:font-weight-complex="normal"/>
    </style:style>
    <style:style style:name="T287" style:family="text">
      <style:text-properties style:text-position="0% 100%" fo:font-style="normal" style:text-underline-style="none" fo:font-weight="normal" officeooo:rsid="0757c5c5" style:font-size-asian="10.5pt" style:font-style-asian="normal" style:font-weight-asian="normal" style:font-style-complex="normal" style:font-weight-complex="normal"/>
    </style:style>
    <style:style style:name="T288" style:family="text">
      <style:text-properties style:text-position="0% 100%" fo:font-style="normal" style:text-underline-style="none" fo:font-weight="normal" officeooo:rsid="075988a0" style:font-size-asian="10.5pt" style:font-style-asian="normal" style:font-weight-asian="normal" style:font-style-complex="normal" style:font-weight-complex="normal"/>
    </style:style>
    <style:style style:name="T289" style:family="text">
      <style:text-properties style:text-position="0% 100%" fo:font-style="normal" style:text-underline-style="none" fo:font-weight="normal" officeooo:rsid="075b14e4" style:font-size-asian="10.5pt" style:font-style-asian="normal" style:font-weight-asian="normal" style:font-style-complex="normal" style:font-weight-complex="normal"/>
    </style:style>
    <style:style style:name="T290" style:family="text">
      <style:text-properties style:text-position="0% 100%" fo:font-style="normal" style:text-underline-style="none" fo:font-weight="normal" officeooo:rsid="075d0a5c" style:font-size-asian="10.5pt" style:font-style-asian="normal" style:font-weight-asian="normal" style:font-style-complex="normal" style:font-weight-complex="normal"/>
    </style:style>
    <style:style style:name="T291"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92" style:family="text">
      <style:text-properties style:text-position="0% 100%" fo:font-style="normal" style:text-underline-style="none" officeooo:rsid="04ec70cc" style:font-style-asian="normal" style:font-style-complex="normal"/>
    </style:style>
    <style:style style:name="T293" style:family="text">
      <style:text-properties style:text-position="0% 100%" fo:font-style="normal" style:text-underline-style="none" officeooo:rsid="072b640d" style:font-style-asian="normal" style:font-style-complex="normal"/>
    </style:style>
    <style:style style:name="T294" style:family="text">
      <style:text-properties style:text-position="0% 100%" fo:font-style="normal" style:font-style-asian="normal" style:font-style-complex="normal"/>
    </style:style>
    <style:style style:name="T295" style:family="text">
      <style:text-properties style:text-position="0% 100%" fo:font-style="normal" officeooo:rsid="0166a5c2" style:font-style-asian="normal" style:font-style-complex="normal"/>
    </style:style>
    <style:style style:name="T296" style:family="text">
      <style:text-properties style:text-position="0% 100%" fo:font-style="normal" officeooo:rsid="0158218b" style:font-style-asian="normal" style:font-style-complex="normal"/>
    </style:style>
    <style:style style:name="T297" style:family="text">
      <style:text-properties style:text-position="0% 100%" fo:font-style="normal" officeooo:rsid="01c67e36" style:font-style-asian="normal" style:font-style-complex="normal"/>
    </style:style>
    <style:style style:name="T298" style:family="text">
      <style:text-properties style:text-position="0% 100%" fo:font-style="normal" officeooo:rsid="01ccc65e" style:font-style-asian="normal" style:font-style-complex="normal"/>
    </style:style>
    <style:style style:name="T299" style:family="text">
      <style:text-properties style:text-position="0% 100%" fo:font-style="normal" officeooo:rsid="014adf79" style:font-style-asian="normal" style:font-style-complex="normal"/>
    </style:style>
    <style:style style:name="T300" style:family="text">
      <style:text-properties style:text-position="0% 100%" fo:font-style="normal" officeooo:rsid="01ddb279" style:font-style-asian="normal" style:font-style-complex="normal"/>
    </style:style>
    <style:style style:name="T301" style:family="text">
      <style:text-properties style:text-position="0% 100%" fo:font-style="normal" officeooo:rsid="01d63b28" style:font-style-asian="normal" style:font-style-complex="normal"/>
    </style:style>
    <style:style style:name="T302" style:family="text">
      <style:text-properties style:text-position="0% 100%" fo:font-style="normal" officeooo:rsid="0011a6eb" style:font-style-asian="normal" style:font-style-complex="normal"/>
    </style:style>
    <style:style style:name="T303" style:family="text">
      <style:text-properties style:text-position="0% 100%" fo:font-style="normal" officeooo:rsid="00549374" style:font-style-asian="normal" style:font-style-complex="normal"/>
    </style:style>
    <style:style style:name="T304" style:family="text">
      <style:text-properties style:text-position="0% 100%" fo:font-style="normal" officeooo:rsid="0055b784" style:font-style-asian="normal" style:font-style-complex="normal"/>
    </style:style>
    <style:style style:name="T305" style:family="text">
      <style:text-properties style:text-position="0% 100%" fo:font-style="normal" officeooo:rsid="00570927" style:font-style-asian="normal" style:font-style-complex="normal"/>
    </style:style>
    <style:style style:name="T306" style:family="text">
      <style:text-properties style:text-position="0% 100%" fo:font-style="normal" officeooo:rsid="00581dc9" style:font-style-asian="normal" style:font-style-complex="normal"/>
    </style:style>
    <style:style style:name="T307" style:family="text">
      <style:text-properties style:text-position="0% 100%" fo:font-style="normal" officeooo:rsid="00582db0" style:font-style-asian="normal" style:font-style-complex="normal"/>
    </style:style>
    <style:style style:name="T308" style:family="text">
      <style:text-properties style:text-position="0% 100%" fo:font-style="normal" officeooo:rsid="005b69e6" style:font-style-asian="normal" style:font-style-complex="normal"/>
    </style:style>
    <style:style style:name="T309" style:family="text">
      <style:text-properties style:text-position="0% 100%" fo:font-style="normal" officeooo:rsid="005e159f" style:font-style-asian="normal" style:font-style-complex="normal"/>
    </style:style>
    <style:style style:name="T310" style:family="text">
      <style:text-properties style:text-position="0% 100%" fo:font-style="normal" officeooo:rsid="005e7eb8" style:font-style-asian="normal" style:font-style-complex="normal"/>
    </style:style>
    <style:style style:name="T311" style:family="text">
      <style:text-properties style:text-position="0% 100%" fo:font-style="normal" officeooo:rsid="01e05168" style:font-style-asian="normal" style:font-style-complex="normal"/>
    </style:style>
    <style:style style:name="T312" style:family="text">
      <style:text-properties style:text-position="0% 100%" fo:font-style="normal" officeooo:rsid="0135e711" style:font-style-asian="normal" style:font-style-complex="normal"/>
    </style:style>
    <style:style style:name="T313" style:family="text">
      <style:text-properties style:text-position="0% 100%" fo:font-style="normal" officeooo:rsid="013a4c49" style:font-style-asian="normal" style:font-style-complex="normal"/>
    </style:style>
    <style:style style:name="T314" style:family="text">
      <style:text-properties style:text-position="0% 100%" fo:font-style="normal" officeooo:rsid="0139a1b7" style:font-style-asian="normal" style:font-style-complex="normal"/>
    </style:style>
    <style:style style:name="T315" style:family="text">
      <style:text-properties style:text-position="0% 100%" fo:font-style="normal" officeooo:rsid="019451fd" style:font-style-asian="normal" style:font-style-complex="normal"/>
    </style:style>
    <style:style style:name="T316" style:family="text">
      <style:text-properties style:text-position="0% 100%" fo:font-style="normal" officeooo:rsid="01a44410" style:font-style-asian="normal" style:font-style-complex="normal"/>
    </style:style>
    <style:style style:name="T317" style:family="text">
      <style:text-properties style:text-position="0% 100%" fo:font-style="normal" officeooo:rsid="01548692" style:font-style-asian="normal" style:font-style-complex="normal"/>
    </style:style>
    <style:style style:name="T318" style:family="text">
      <style:text-properties style:text-position="0% 100%" fo:font-style="normal" officeooo:rsid="028e93af" style:font-style-asian="normal" style:font-style-complex="normal"/>
    </style:style>
    <style:style style:name="T319" style:family="text">
      <style:text-properties style:text-position="0% 100%" fo:font-style="normal" officeooo:rsid="02f84d61" style:font-style-asian="normal" style:font-style-complex="normal"/>
    </style:style>
    <style:style style:name="T320" style:family="text">
      <style:text-properties style:text-position="0% 100%" fo:font-style="normal" officeooo:rsid="03097a31" style:font-style-asian="normal" style:font-style-complex="normal"/>
    </style:style>
    <style:style style:name="T321" style:family="text">
      <style:text-properties style:text-position="0% 100%" fo:font-style="normal" officeooo:rsid="0387de0e" style:font-style-asian="normal" style:font-style-complex="normal"/>
    </style:style>
    <style:style style:name="T322" style:family="text">
      <style:text-properties style:text-position="0% 100%" fo:font-style="normal" officeooo:rsid="03baefa0" style:font-style-asian="normal" style:font-style-complex="normal"/>
    </style:style>
    <style:style style:name="T323" style:family="text">
      <style:text-properties style:text-position="0% 100%" fo:font-style="normal" officeooo:rsid="03bb40d0" style:font-style-asian="normal" style:font-style-complex="normal"/>
    </style:style>
    <style:style style:name="T324" style:family="text">
      <style:text-properties style:text-position="0% 100%" fo:font-style="normal" officeooo:rsid="03beecfe" style:font-style-asian="normal" style:font-style-complex="normal"/>
    </style:style>
    <style:style style:name="T325" style:family="text">
      <style:text-properties style:text-position="0% 100%" fo:font-style="normal" officeooo:rsid="03dc098c" style:font-style-asian="normal" style:font-style-complex="normal"/>
    </style:style>
    <style:style style:name="T326" style:family="text">
      <style:text-properties style:text-position="0% 100%" fo:font-style="normal" officeooo:rsid="03e9e34e" style:font-style-asian="normal" style:font-style-complex="normal"/>
    </style:style>
    <style:style style:name="T327" style:family="text">
      <style:text-properties style:text-position="0% 100%" fo:font-style="normal" officeooo:rsid="04286e5b" style:font-style-asian="normal" style:font-style-complex="normal"/>
    </style:style>
    <style:style style:name="T328" style:family="text">
      <style:text-properties style:text-position="0% 100%" fo:font-style="normal" officeooo:rsid="04293679" style:font-style-asian="normal" style:font-style-complex="normal"/>
    </style:style>
    <style:style style:name="T329" style:family="text">
      <style:text-properties style:text-position="0% 100%" fo:font-style="normal" officeooo:rsid="043ca306" style:font-style-asian="normal" style:font-style-complex="normal"/>
    </style:style>
    <style:style style:name="T330" style:family="text">
      <style:text-properties style:text-position="0% 100%" fo:font-style="normal" officeooo:rsid="04465bc5" style:font-style-asian="normal" style:font-style-complex="normal"/>
    </style:style>
    <style:style style:name="T331" style:family="text">
      <style:text-properties style:text-position="0% 100%" fo:font-style="normal" officeooo:rsid="0447174c" style:font-style-asian="normal" style:font-style-complex="normal"/>
    </style:style>
    <style:style style:name="T332" style:family="text">
      <style:text-properties style:text-position="0% 100%" fo:font-style="normal" officeooo:rsid="044f046e" style:font-style-asian="normal" style:font-style-complex="normal"/>
    </style:style>
    <style:style style:name="T333" style:family="text">
      <style:text-properties style:text-position="0% 100%" fo:font-style="normal" officeooo:rsid="0459f380" style:font-style-asian="normal" style:font-style-complex="normal"/>
    </style:style>
    <style:style style:name="T334" style:family="text">
      <style:text-properties style:text-position="0% 100%" fo:font-style="normal" officeooo:rsid="045bfa5a" style:font-style-asian="normal" style:font-style-complex="normal"/>
    </style:style>
    <style:style style:name="T335" style:family="text">
      <style:text-properties style:text-position="0% 100%" fo:font-style="normal" officeooo:rsid="0471b149" style:font-style-asian="normal" style:font-style-complex="normal"/>
    </style:style>
    <style:style style:name="T336" style:family="text">
      <style:text-properties style:text-position="0% 100%" fo:font-style="normal" officeooo:rsid="04731b27" style:font-style-asian="normal" style:font-style-complex="normal"/>
    </style:style>
    <style:style style:name="T337" style:family="text">
      <style:text-properties style:text-position="0% 100%" fo:font-style="normal" officeooo:rsid="0404ca06" style:font-style-asian="normal" style:font-style-complex="normal"/>
    </style:style>
    <style:style style:name="T338" style:family="text">
      <style:text-properties style:text-position="0% 100%" fo:font-style="normal" officeooo:rsid="0477aa00" style:font-style-asian="normal" style:font-style-complex="normal"/>
    </style:style>
    <style:style style:name="T339" style:family="text">
      <style:text-properties style:text-position="0% 100%" fo:font-style="normal" officeooo:rsid="047914e0" style:font-style-asian="normal" style:font-style-complex="normal"/>
    </style:style>
    <style:style style:name="T340" style:family="text">
      <style:text-properties style:text-position="0% 100%" fo:font-style="normal" officeooo:rsid="047b82ff" style:font-style-asian="normal" style:font-style-complex="normal"/>
    </style:style>
    <style:style style:name="T341" style:family="text">
      <style:text-properties style:text-position="0% 100%" fo:font-style="normal" officeooo:rsid="049741d8" style:font-style-asian="normal" style:font-style-complex="normal"/>
    </style:style>
    <style:style style:name="T342" style:family="text">
      <style:text-properties style:text-position="0% 100%" fo:font-style="normal" officeooo:rsid="04a388bb" style:font-style-asian="normal" style:font-style-complex="normal"/>
    </style:style>
    <style:style style:name="T343" style:family="text">
      <style:text-properties style:text-position="0% 100%" fo:font-style="normal" officeooo:rsid="04a542ed" style:font-style-asian="normal" style:font-style-complex="normal"/>
    </style:style>
    <style:style style:name="T344" style:family="text">
      <style:text-properties style:text-position="0% 100%" fo:font-style="normal" officeooo:rsid="04a54d2d" style:font-style-asian="normal" style:font-style-complex="normal"/>
    </style:style>
    <style:style style:name="T345" style:family="text">
      <style:text-properties style:text-position="0% 100%" fo:font-style="normal" officeooo:rsid="04a5ca72" style:font-style-asian="normal" style:font-style-complex="normal"/>
    </style:style>
    <style:style style:name="T346" style:family="text">
      <style:text-properties style:text-position="0% 100%" fo:font-style="normal" officeooo:rsid="04bf709d" style:font-style-asian="normal" style:font-style-complex="normal"/>
    </style:style>
    <style:style style:name="T347" style:family="text">
      <style:text-properties style:text-position="0% 100%" fo:font-style="normal" officeooo:rsid="04bf7505" style:font-style-asian="normal" style:font-style-complex="normal"/>
    </style:style>
    <style:style style:name="T348" style:family="text">
      <style:text-properties style:text-position="0% 100%" fo:font-style="normal" officeooo:rsid="04e34c10" style:font-style-asian="normal" style:font-style-complex="normal"/>
    </style:style>
    <style:style style:name="T349" style:family="text">
      <style:text-properties style:text-position="0% 100%" fo:font-style="normal" officeooo:rsid="05177166" style:font-style-asian="normal" style:font-style-complex="normal"/>
    </style:style>
    <style:style style:name="T350" style:family="text">
      <style:text-properties style:text-position="0% 100%" fo:font-style="normal" officeooo:rsid="05236b86" style:font-style-asian="normal" style:font-style-complex="normal"/>
    </style:style>
    <style:style style:name="T351" style:family="text">
      <style:text-properties style:text-position="0% 100%" fo:font-style="normal" officeooo:rsid="05243897" style:font-style-asian="normal" style:font-style-complex="normal"/>
    </style:style>
    <style:style style:name="T352" style:family="text">
      <style:text-properties style:text-position="0% 100%" fo:font-style="normal" officeooo:rsid="05266786" style:font-style-asian="normal" style:font-style-complex="normal"/>
    </style:style>
    <style:style style:name="T353" style:family="text">
      <style:text-properties style:text-position="0% 100%" fo:font-style="normal" officeooo:rsid="052a319e" style:font-style-asian="normal" style:font-style-complex="normal"/>
    </style:style>
    <style:style style:name="T354" style:family="text">
      <style:text-properties style:text-position="0% 100%" fo:font-style="normal" officeooo:rsid="0532f1e5" style:font-style-asian="normal" style:font-style-complex="normal"/>
    </style:style>
    <style:style style:name="T355" style:family="text">
      <style:text-properties style:text-position="0% 100%" fo:font-style="normal" officeooo:rsid="0533202e" style:font-style-asian="normal" style:font-style-complex="normal"/>
    </style:style>
    <style:style style:name="T356" style:family="text">
      <style:text-properties style:text-position="0% 100%" fo:font-style="normal" officeooo:rsid="05463d0f" style:font-style-asian="normal" style:font-style-complex="normal"/>
    </style:style>
    <style:style style:name="T357" style:family="text">
      <style:text-properties style:text-position="0% 100%" fo:font-style="normal" officeooo:rsid="0561ea28" style:font-style-asian="normal" style:font-style-complex="normal"/>
    </style:style>
    <style:style style:name="T358" style:family="text">
      <style:text-properties style:text-position="0% 100%" fo:font-style="normal" officeooo:rsid="05677c39" style:font-style-asian="normal" style:font-style-complex="normal"/>
    </style:style>
    <style:style style:name="T359" style:family="text">
      <style:text-properties style:text-position="0% 100%" fo:font-style="normal" officeooo:rsid="0585bb9e" style:font-style-asian="normal" style:font-style-complex="normal"/>
    </style:style>
    <style:style style:name="T360" style:family="text">
      <style:text-properties style:text-position="0% 100%" fo:font-style="normal" officeooo:rsid="05d936a4" style:font-style-asian="normal" style:font-style-complex="normal"/>
    </style:style>
    <style:style style:name="T361" style:family="text">
      <style:text-properties style:text-position="0% 100%" fo:font-style="normal" officeooo:rsid="05db02df" style:font-style-asian="normal" style:font-style-complex="normal"/>
    </style:style>
    <style:style style:name="T362" style:family="text">
      <style:text-properties style:text-position="0% 100%" fo:font-style="normal" officeooo:rsid="060a2f62" style:font-style-asian="normal" style:font-style-complex="normal"/>
    </style:style>
    <style:style style:name="T363" style:family="text">
      <style:text-properties style:text-position="0% 100%" fo:font-style="normal" officeooo:rsid="0624cffa" style:font-style-asian="normal" style:font-style-complex="normal"/>
    </style:style>
    <style:style style:name="T364" style:family="text">
      <style:text-properties style:text-position="0% 100%" fo:font-style="normal" officeooo:rsid="06400474" style:font-style-asian="normal" style:font-style-complex="normal"/>
    </style:style>
    <style:style style:name="T365" style:family="text">
      <style:text-properties style:text-position="0% 100%" fo:font-style="normal" officeooo:rsid="06450870" style:font-style-asian="normal" style:font-style-complex="normal"/>
    </style:style>
    <style:style style:name="T366" style:family="text">
      <style:text-properties style:text-position="0% 100%" fo:font-style="normal" officeooo:rsid="0650c91f" style:font-style-asian="normal" style:font-style-complex="normal"/>
    </style:style>
    <style:style style:name="T367" style:family="text">
      <style:text-properties style:text-position="0% 100%" fo:font-style="normal" officeooo:rsid="065429e2" style:font-style-asian="normal" style:font-style-complex="normal"/>
    </style:style>
    <style:style style:name="T368" style:family="text">
      <style:text-properties style:text-position="0% 100%" fo:font-style="normal" officeooo:rsid="0655e42c" style:font-style-asian="normal" style:font-style-complex="normal"/>
    </style:style>
    <style:style style:name="T369" style:family="text">
      <style:text-properties style:text-position="0% 100%" fo:font-style="normal" officeooo:rsid="065a6d1f" style:font-style-asian="normal" style:font-style-complex="normal"/>
    </style:style>
    <style:style style:name="T370" style:family="text">
      <style:text-properties style:text-position="0% 100%" fo:font-style="normal" officeooo:rsid="06c85aba" style:font-style-asian="normal" style:font-style-complex="normal"/>
    </style:style>
    <style:style style:name="T371" style:family="text">
      <style:text-properties style:text-position="0% 100%" fo:font-style="normal" officeooo:rsid="06cf8311" style:font-style-asian="normal" style:font-style-complex="normal"/>
    </style:style>
    <style:style style:name="T372" style:family="text">
      <style:text-properties style:text-position="0% 100%" fo:font-style="normal" officeooo:rsid="06d016aa" style:font-style-asian="normal" style:font-style-complex="normal"/>
    </style:style>
    <style:style style:name="T373" style:family="text">
      <style:text-properties style:text-position="0% 100%" fo:font-style="normal" officeooo:rsid="06d23897" style:font-style-asian="normal" style:font-style-complex="normal"/>
    </style:style>
    <style:style style:name="T374" style:family="text">
      <style:text-properties style:text-position="0% 100%" fo:font-style="normal" officeooo:rsid="06d2cbca" style:font-style-asian="normal" style:font-style-complex="normal"/>
    </style:style>
    <style:style style:name="T375" style:family="text">
      <style:text-properties style:text-position="0% 100%" fo:font-style="normal" officeooo:rsid="06f02c98" style:font-style-asian="normal" style:font-style-complex="normal"/>
    </style:style>
    <style:style style:name="T376" style:family="text">
      <style:text-properties style:text-position="0% 100%" fo:font-style="normal" officeooo:rsid="06f45a4c" style:font-style-asian="normal" style:font-style-complex="normal"/>
    </style:style>
    <style:style style:name="T377" style:family="text">
      <style:text-properties style:text-position="0% 100%" fo:font-style="normal" officeooo:rsid="07223778" style:font-style-asian="normal" style:font-style-complex="normal"/>
    </style:style>
    <style:style style:name="T378" style:family="text">
      <style:text-properties style:text-position="0% 100%" fo:font-style="normal" officeooo:rsid="07241583" style:font-style-asian="normal" style:font-style-complex="normal"/>
    </style:style>
    <style:style style:name="T379" style:family="text">
      <style:text-properties style:text-position="0% 100%" fo:font-style="normal" officeooo:rsid="072b640d" style:font-style-asian="normal" style:font-style-complex="normal"/>
    </style:style>
    <style:style style:name="T380" style:family="text">
      <style:text-properties style:text-position="0% 100%" fo:font-style="normal" officeooo:rsid="073dcf5f" style:font-style-asian="normal" style:font-style-complex="normal"/>
    </style:style>
    <style:style style:name="T381" style:family="text">
      <style:text-properties style:text-position="0% 100%" fo:font-style="normal" officeooo:rsid="03be7a4f" style:font-size-asian="16pt" style:font-style-asian="normal" style:font-style-complex="normal"/>
    </style:style>
    <style:style style:name="T382" style:family="text">
      <style:text-properties style:text-position="0% 100%" fo:font-style="normal" officeooo:rsid="0275a901" style:font-size-asian="16pt" style:font-style-asian="normal" style:font-style-complex="normal"/>
    </style:style>
    <style:style style:name="T383" style:family="text">
      <style:text-properties style:text-position="0% 100%" fo:font-style="normal" officeooo:rsid="03c2eb3e" style:font-size-asian="16pt" style:font-style-asian="normal" style:font-style-complex="normal"/>
    </style:style>
    <style:style style:name="T384" style:family="text">
      <style:text-properties style:text-position="0% 100%" fo:font-style="normal" style:font-size-asian="14pt" style:font-style-asian="normal" style:font-size-complex="16pt" style:font-style-complex="normal"/>
    </style:style>
    <style:style style:name="T385" style:family="text">
      <style:text-properties style:text-position="0% 100%" fo:font-style="normal" officeooo:rsid="001069a0" style:font-size-asian="14pt" style:font-style-asian="normal" style:font-size-complex="16pt" style:font-style-complex="normal"/>
    </style:style>
    <style:style style:name="T386" style:family="text">
      <style:text-properties style:text-position="0% 100%" fo:font-style="normal" officeooo:rsid="0275a901" style:font-size-asian="14pt" style:font-style-asian="normal" style:font-size-complex="16pt" style:font-style-complex="normal"/>
    </style:style>
    <style:style style:name="T387" style:family="text">
      <style:text-properties style:text-position="0% 100%" fo:font-style="normal" fo:font-weight="bold" officeooo:rsid="02f276ea" style:font-style-asian="normal" style:font-weight-asian="bold" style:font-style-complex="normal" style:font-weight-complex="bold"/>
    </style:style>
    <style:style style:name="T388" style:family="text">
      <style:text-properties style:text-position="0% 100%" fo:font-style="normal" fo:font-weight="bold" officeooo:rsid="0123ac42" style:font-style-asian="normal" style:font-weight-asian="bold" style:font-style-complex="normal" style:font-weight-complex="bold"/>
    </style:style>
    <style:style style:name="T389" style:family="text">
      <style:text-properties style:text-position="0% 100%" fo:font-style="normal" fo:font-weight="bold" officeooo:rsid="03decb37" style:font-style-asian="normal" style:font-weight-asian="bold" style:font-style-complex="normal" style:font-weight-complex="bold"/>
    </style:style>
    <style:style style:name="T390" style:family="text">
      <style:text-properties style:text-position="0% 100%" fo:font-style="normal" fo:font-weight="bold" officeooo:rsid="03f4fd97" style:font-style-asian="normal" style:font-weight-asian="bold" style:font-style-complex="normal" style:font-weight-complex="bold"/>
    </style:style>
    <style:style style:name="T391" style:family="text">
      <style:text-properties style:text-position="0% 100%" fo:font-style="italic" fo:font-weight="normal" officeooo:rsid="00549374" style:font-style-asian="italic" style:font-weight-asian="normal" style:font-style-complex="italic" style:font-weight-complex="normal"/>
    </style:style>
    <style:style style:name="T392" style:family="text">
      <style:text-properties style:text-position="0% 100%" fo:font-style="italic" fo:font-weight="normal" officeooo:rsid="0236372c" style:font-style-asian="italic" style:font-weight-asian="normal" style:font-style-complex="italic" style:font-weight-complex="normal"/>
    </style:style>
    <style:style style:name="T393" style:family="text">
      <style:text-properties style:text-position="0% 100%" fo:font-style="italic" fo:font-weight="normal" officeooo:rsid="02eb6d84" style:font-style-asian="italic" style:font-weight-asian="normal" style:font-style-complex="italic" style:font-weight-complex="normal"/>
    </style:style>
    <style:style style:name="T394" style:family="text">
      <style:text-properties style:text-position="0% 100%" fo:font-style="italic" fo:font-weight="normal" officeooo:rsid="02961193" style:font-style-asian="italic" style:font-weight-asian="normal" style:font-style-complex="italic" style:font-weight-complex="normal"/>
    </style:style>
    <style:style style:name="T395" style:family="text">
      <style:text-properties style:text-position="0% 100%" fo:font-style="italic" fo:font-weight="normal" officeooo:rsid="0296f83c" style:font-style-asian="italic" style:font-weight-asian="normal" style:font-style-complex="italic" style:font-weight-complex="normal"/>
    </style:style>
    <style:style style:name="T396" style:family="text">
      <style:text-properties style:text-position="0% 100%" fo:font-style="italic" fo:font-weight="normal" officeooo:rsid="02aaaf80" style:font-style-asian="italic" style:font-weight-asian="normal" style:font-style-complex="italic" style:font-weight-complex="normal"/>
    </style:style>
    <style:style style:name="T397" style:family="text">
      <style:text-properties style:text-position="0% 100%" fo:font-style="italic" fo:font-weight="normal" officeooo:rsid="02ac21d9" style:font-style-asian="italic" style:font-weight-asian="normal" style:font-style-complex="italic" style:font-weight-complex="normal"/>
    </style:style>
    <style:style style:name="T398" style:family="text">
      <style:text-properties style:text-position="0% 100%" fo:font-style="italic" fo:font-weight="normal" officeooo:rsid="02c5983d" style:font-style-asian="italic" style:font-weight-asian="normal" style:font-style-complex="italic" style:font-weight-complex="normal"/>
    </style:style>
    <style:style style:name="T399" style:family="text">
      <style:text-properties style:text-position="0% 100%" fo:font-style="italic" fo:font-weight="normal" officeooo:rsid="039f6586" style:font-style-asian="italic" style:font-weight-asian="normal" style:font-style-complex="italic" style:font-weight-complex="normal"/>
    </style:style>
    <style:style style:name="T400" style:family="text">
      <style:text-properties style:text-position="0% 100%" fo:font-style="italic" fo:font-weight="normal" officeooo:rsid="03b93485" style:font-style-asian="italic" style:font-weight-asian="normal" style:font-style-complex="italic" style:font-weight-complex="normal"/>
    </style:style>
    <style:style style:name="T401" style:family="text">
      <style:text-properties style:text-position="0% 100%" fo:font-style="italic" fo:font-weight="normal" officeooo:rsid="0324587b" style:font-style-asian="italic" style:font-weight-asian="normal" style:font-style-complex="italic" style:font-weight-complex="normal"/>
    </style:style>
    <style:style style:name="T402" style:family="text">
      <style:text-properties style:text-position="0% 100%" fo:font-style="italic" fo:font-weight="normal" officeooo:rsid="052ece28" style:font-style-asian="italic" style:font-weight-asian="normal" style:font-style-complex="italic" style:font-weight-complex="normal"/>
    </style:style>
    <style:style style:name="T403" style:family="text">
      <style:text-properties style:text-position="0% 100%" fo:font-style="italic" fo:font-weight="normal" officeooo:rsid="052d6ff1" style:font-style-asian="italic" style:font-weight-asian="normal" style:font-style-complex="italic" style:font-weight-complex="normal"/>
    </style:style>
    <style:style style:name="T404" style:family="text">
      <style:text-properties style:text-position="0% 100%" fo:font-style="italic" fo:font-weight="normal" officeooo:rsid="056a6160" style:font-style-asian="italic" style:font-weight-asian="normal" style:font-style-complex="italic" style:font-weight-complex="normal"/>
    </style:style>
    <style:style style:name="T405" style:family="text">
      <style:text-properties style:text-position="0% 100%" fo:font-style="italic" fo:font-weight="normal" officeooo:rsid="06dc158e" style:font-style-asian="italic" style:font-weight-asian="normal" style:font-style-complex="italic" style:font-weight-complex="normal"/>
    </style:style>
    <style:style style:name="T406" style:family="text">
      <style:text-properties style:text-position="0% 100%" fo:font-style="italic" fo:font-weight="normal" officeooo:rsid="06ddf573" style:font-style-asian="italic" style:font-weight-asian="normal" style:font-style-complex="italic" style:font-weight-complex="normal"/>
    </style:style>
    <style:style style:name="T407" style:family="text">
      <style:text-properties style:text-position="0% 100%" fo:font-style="italic" fo:font-weight="normal" officeooo:rsid="03c01626" style:font-style-asian="italic" style:font-weight-asian="normal" style:font-style-complex="italic" style:font-weight-complex="normal"/>
    </style:style>
    <style:style style:name="T408" style:family="text">
      <style:text-properties style:text-position="0% 100%" fo:font-style="italic" fo:font-weight="normal" style:font-size-asian="10.5pt" style:font-style-asian="italic" style:font-weight-asian="normal" style:font-style-complex="italic" style:font-weight-complex="normal"/>
    </style:style>
    <style:style style:name="T409"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410"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411"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412"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413"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414"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415"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416"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417"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418"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419"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420"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421"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422"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423"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424" style:family="text">
      <style:text-properties style:text-position="0% 100%" fo:font-style="italic" style:text-underline-style="none" fo:font-weight="normal" officeooo:rsid="071dc42a" style:font-style-asian="italic" style:font-weight-asian="normal" style:font-style-complex="italic" style:font-weight-complex="normal"/>
    </style:style>
    <style:style style:name="T425" style:family="text">
      <style:text-properties style:text-position="0% 100%" fo:font-style="italic" style:text-underline-style="none" fo:font-weight="normal" officeooo:rsid="071f9227" style:font-style-asian="italic" style:font-weight-asian="normal" style:font-style-complex="italic" style:font-weight-complex="normal"/>
    </style:style>
    <style:style style:name="T426" style:family="text">
      <style:text-properties style:text-position="0% 100%" fo:font-style="italic" style:text-underline-style="none" fo:font-weight="bold" style:font-style-asian="italic" style:font-weight-asian="bold" style:font-style-complex="italic" style:font-weight-complex="bold"/>
    </style:style>
    <style:style style:name="T427"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428"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429"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430"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431"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432"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433" style:family="text">
      <style:text-properties style:text-position="0% 100%" fo:font-style="italic" officeooo:rsid="00537c64" style:font-style-asian="italic" style:font-style-complex="italic"/>
    </style:style>
    <style:style style:name="T434" style:family="text">
      <style:text-properties style:text-position="0% 100%" fo:font-style="italic" officeooo:rsid="00549374" style:font-style-asian="italic" style:font-style-complex="italic"/>
    </style:style>
    <style:style style:name="T435" style:family="text">
      <style:text-properties style:text-position="0% 100%" fo:font-style="italic" officeooo:rsid="04293679" style:font-style-asian="italic" style:font-style-complex="italic"/>
    </style:style>
    <style:style style:name="T436" style:family="text">
      <style:text-properties style:text-position="0% 100%" fo:font-style="italic" officeooo:rsid="047b82ff" style:font-style-asian="italic" style:font-style-complex="italic"/>
    </style:style>
    <style:style style:name="T437" style:family="text">
      <style:text-properties style:text-position="0% 100%" fo:font-style="italic" officeooo:rsid="05266786" style:font-style-asian="italic" style:font-style-complex="italic"/>
    </style:style>
    <style:style style:name="T438" style:family="text">
      <style:text-properties style:text-position="0% 100%" fo:font-style="italic" officeooo:rsid="052d6ff1" style:font-style-asian="italic" style:font-style-complex="italic"/>
    </style:style>
    <style:style style:name="T439" style:family="text">
      <style:text-properties style:text-position="0% 100%" fo:font-style="italic" officeooo:rsid="05697bf1" style:font-style-asian="italic" style:font-style-complex="italic"/>
    </style:style>
    <style:style style:name="T440" style:family="text">
      <style:text-properties style:text-position="0% 100%" fo:font-style="italic" officeooo:rsid="05d936a4" style:font-style-asian="italic" style:font-style-complex="italic"/>
    </style:style>
    <style:style style:name="T441" style:family="text">
      <style:text-properties style:text-position="0% 100%" fo:font-style="italic" fo:font-weight="bold" officeooo:rsid="02ea1bbc" style:font-style-asian="italic" style:font-weight-asian="bold" style:font-style-complex="italic" style:font-weight-complex="bold"/>
    </style:style>
    <style:style style:name="T442" style:family="text">
      <style:text-properties style:text-position="0% 100%" fo:font-style="italic" fo:font-weight="bold" officeooo:rsid="051089e8" style:font-style-asian="italic" style:font-weight-asian="bold" style:font-style-complex="italic" style:font-weight-complex="bold"/>
    </style:style>
    <style:style style:name="T443" style:family="text">
      <style:text-properties style:text-position="0% 100%" fo:font-style="italic" fo:font-weight="bold" officeooo:rsid="010b2a23" style:font-style-asian="italic" style:font-weight-asian="bold" style:font-style-complex="italic" style:font-weight-complex="bold"/>
    </style:style>
    <style:style style:name="T444" style:family="text">
      <style:text-properties style:text-position="0% 100%" fo:font-style="italic" fo:font-weight="bold" officeooo:rsid="052901b2" style:font-style-asian="italic" style:font-weight-asian="bold" style:font-style-complex="italic" style:font-weight-complex="bold"/>
    </style:style>
    <style:style style:name="T445" style:family="text">
      <style:text-properties style:text-position="0% 100%" fo:font-style="italic" fo:font-weight="bold" officeooo:rsid="01a57baf" style:font-style-asian="italic" style:font-weight-asian="bold" style:font-style-complex="italic" style:font-weight-complex="bold"/>
    </style:style>
    <style:style style:name="T446" style:family="text">
      <style:text-properties style:text-position="0% 100%" fo:font-style="italic" fo:font-weight="bold" officeooo:rsid="06288a0b" style:font-style-asian="italic" style:font-weight-asian="bold" style:font-style-complex="italic" style:font-weight-complex="bold"/>
    </style:style>
    <style:style style:name="T447" style:family="text">
      <style:text-properties style:text-position="0% 100%" fo:font-style="italic" fo:font-weight="bold" officeooo:rsid="06291e2c" style:font-style-asian="italic" style:font-weight-asian="bold" style:font-style-complex="italic" style:font-weight-complex="bold"/>
    </style:style>
    <style:style style:name="T448" style:family="text">
      <style:text-properties style:text-position="0% 100%" fo:font-style="italic" fo:font-weight="bold" officeooo:rsid="05e12cf8" style:font-style-asian="italic" style:font-weight-asian="bold" style:font-style-complex="italic" style:font-weight-complex="bold"/>
    </style:style>
    <style:style style:name="T449" style:family="text">
      <style:text-properties style:text-position="0% 100%" fo:font-style="italic" fo:font-weight="bold" officeooo:rsid="03f4fd97" style:font-style-asian="italic" style:font-weight-asian="bold" style:font-style-complex="italic" style:font-weight-complex="bold"/>
    </style:style>
    <style:style style:name="T450"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51"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52"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53"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54"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55"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56"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57"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58"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59"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60"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61"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6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63"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64"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65"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66"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67"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68"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69"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70"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71"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72"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73"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74"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75"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76"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77"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78"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79"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80"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81"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82"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83"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84"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85"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86"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87"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88"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89"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90"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91"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92"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93"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94"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95"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96"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97"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98"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99"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500"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501"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502"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503"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504"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505"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506"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507"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508"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509"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510"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511"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512" style:family="text">
      <style:text-properties style:text-position="0% 100%" fo:font-weight="normal" officeooo:rsid="0387de0e" style:font-weight-asian="normal" style:font-weight-complex="normal"/>
    </style:style>
    <style:style style:name="T513" style:family="text">
      <style:text-properties style:text-position="0% 100%" officeooo:rsid="0404ca06"/>
    </style:style>
    <style:style style:name="T514" style:family="text">
      <style:text-properties style:text-position="0% 100%" officeooo:rsid="0404d3f9"/>
    </style:style>
    <style:style style:name="T515" style:family="text">
      <style:text-properties style:text-position="0% 100%" officeooo:rsid="04065142"/>
    </style:style>
    <style:style style:name="T516" style:family="text">
      <style:text-properties style:text-position="0% 100%" officeooo:rsid="040f905c"/>
    </style:style>
    <style:style style:name="T517" style:family="text">
      <style:text-properties style:text-position="0% 100%" officeooo:rsid="0410ea88"/>
    </style:style>
    <style:style style:name="T518" style:family="text">
      <style:text-properties style:text-position="0% 100%" officeooo:rsid="0411f5f1"/>
    </style:style>
    <style:style style:name="T519" style:family="text">
      <style:text-properties style:text-position="0% 100%" officeooo:rsid="0453e60f"/>
    </style:style>
    <style:style style:name="T520" style:family="text">
      <style:text-properties style:text-position="0% 100%" officeooo:rsid="04588176"/>
    </style:style>
    <style:style style:name="T521" style:family="text">
      <style:text-properties style:text-position="0% 100%" officeooo:rsid="045ad6f3"/>
    </style:style>
    <style:style style:name="T522" style:family="text">
      <style:text-properties style:text-position="0% 100%" officeooo:rsid="045bfa5a"/>
    </style:style>
    <style:style style:name="T523" style:family="text">
      <style:text-properties style:text-position="0% 100%" officeooo:rsid="051089e8"/>
    </style:style>
    <style:style style:name="T524" style:family="text">
      <style:text-properties style:text-position="0% 100%" fo:font-weight="bold" officeooo:rsid="0158218b" style:font-weight-asian="bold" style:font-weight-complex="bold"/>
    </style:style>
    <style:style style:name="T525" style:family="text">
      <style:text-properties style:text-position="0% 100%" fo:font-weight="bold" officeooo:rsid="052a319e" style:font-weight-asian="bold" style:font-weight-complex="bold"/>
    </style:style>
    <style:style style:name="T526" style:family="text">
      <style:text-properties style:text-position="0% 100%" officeooo:rsid="0650c91f"/>
    </style:style>
    <style:style style:name="T527"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528"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529"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530"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531" style:family="text">
      <style:text-properties style:text-position="0% 100%" officeooo:rsid="071b25d7"/>
    </style:style>
    <style:style style:name="T532" style:family="text">
      <style:text-properties style:text-position="0% 100%" officeooo:rsid="0729ba2e"/>
    </style:style>
    <style:style style:name="T533" style:family="text">
      <style:text-properties style:text-position="0% 100%" officeooo:rsid="0729c31d"/>
    </style:style>
    <style:style style:name="T534" style:family="text">
      <style:text-properties style:text-position="super 58%" fo:font-style="italic" fo:font-weight="normal" officeooo:rsid="00bf02aa" style:font-style-asian="italic" style:font-weight-asian="normal" style:font-style-complex="italic" style:font-weight-complex="normal"/>
    </style:style>
    <style:style style:name="T535" style:family="text">
      <style:text-properties style:text-position="super 58%" fo:font-style="italic" fo:font-weight="normal" officeooo:rsid="03c01626" style:font-style-asian="italic" style:font-weight-asian="normal" style:font-style-complex="italic" style:font-weight-complex="normal"/>
    </style:style>
    <style:style style:name="T536" style:family="text">
      <style:text-properties style:text-position="super 58%" fo:font-style="italic" style:font-style-asian="italic" style:font-style-complex="italic"/>
    </style:style>
    <style:style style:name="T537" style:family="text">
      <style:text-properties style:text-position="super 58%" fo:font-style="italic" fo:font-weight="bold" officeooo:rsid="0207f28c" style:font-style-asian="italic" style:font-weight-asian="bold" style:font-style-complex="italic" style:font-weight-complex="bold"/>
    </style:style>
    <style:style style:name="T538" style:family="text">
      <style:text-properties style:text-position="super 58%" fo:font-style="italic" fo:font-weight="bold" officeooo:rsid="05601dd4" style:font-style-asian="italic" style:font-weight-asian="bold" style:font-style-complex="italic" style:font-weight-complex="bold"/>
    </style:style>
    <style:style style:name="T539" style:family="text">
      <style:text-properties style:text-position="super 58%" fo:font-style="italic" fo:font-weight="bold" officeooo:rsid="014c41e1" style:font-style-asian="italic" style:font-weight-asian="bold" style:font-style-complex="italic" style:font-weight-complex="bold"/>
    </style:style>
    <style:style style:name="T540" style:family="text">
      <style:text-properties style:text-position="super 58%" fo:font-style="italic" fo:font-weight="bold" officeooo:rsid="03c01626" style:font-style-asian="italic" style:font-weight-asian="bold" style:font-style-complex="italic" style:font-weight-complex="bold"/>
    </style:style>
    <style:style style:name="T541"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42" style:family="text">
      <style:text-properties style:text-position="super 58%" fo:font-style="normal" fo:font-weight="normal" officeooo:rsid="02961193" style:font-style-asian="normal" style:font-weight-asian="normal" style:font-style-complex="normal" style:font-weight-complex="normal"/>
    </style:style>
    <style:style style:name="T543" style:family="text">
      <style:text-properties style:text-position="super 58%" fo:font-style="normal" fo:font-weight="normal" officeooo:rsid="03d57621" style:font-style-asian="normal" style:font-weight-asian="normal" style:font-style-complex="normal" style:font-weight-complex="normal"/>
    </style:style>
    <style:style style:name="T544" style:family="text">
      <style:text-properties style:text-position="super 58%" fo:font-style="normal" fo:font-weight="normal" officeooo:rsid="057bda94" style:font-style-asian="normal" style:font-weight-asian="normal" style:font-style-complex="normal" style:font-weight-complex="normal"/>
    </style:style>
    <style:style style:name="T545" style:family="text">
      <style:text-properties style:text-position="super 58%" fo:font-style="normal" fo:font-weight="normal" style:font-size-asian="10.5pt" style:font-style-asian="normal" style:font-weight-asian="normal" style:font-style-complex="normal" style:font-weight-complex="normal"/>
    </style:style>
    <style:style style:name="T546" style:family="text">
      <style:text-properties style:text-position="super 58%" fo:font-style="normal" fo:font-weight="bold" style:font-style-asian="normal" style:font-weight-asian="bold" style:font-style-complex="normal" style:font-weight-complex="bold"/>
    </style:style>
    <style:style style:name="T547" style:family="text">
      <style:text-properties style:text-position="super 58%" fo:font-style="normal" style:text-underline-style="none" officeooo:rsid="04ec70cc" style:font-style-asian="normal" style:font-style-complex="normal"/>
    </style:style>
    <style:style style:name="T548" style:family="text">
      <style:text-properties style:text-position="super 58%" fo:font-style="normal" style:text-underline-style="none" fo:font-weight="bold" style:font-style-asian="normal" style:font-weight-asian="bold" style:font-style-complex="normal" style:font-weight-complex="bold"/>
    </style:style>
    <style:style style:name="T549" style:family="text">
      <style:text-properties style:text-position="super 58%" fo:font-style="normal" officeooo:rsid="045bfa5a" style:font-style-asian="normal" style:font-style-complex="normal"/>
    </style:style>
    <style:style style:name="T550" style:family="text">
      <style:text-properties style:text-position="super 58%" fo:font-style="normal" officeooo:rsid="05697bf1" style:font-style-asian="normal" style:font-style-complex="normal"/>
    </style:style>
    <style:style style:name="T551"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52" style:family="text">
      <style:text-properties style:text-position="super 58%" fo:font-size="12pt" fo:font-style="italic" officeooo:rsid="0236372c" style:font-size-asian="12pt" style:font-style-asian="italic" style:font-size-complex="12pt" style:font-style-complex="italic"/>
    </style:style>
    <style:style style:name="T553" style:family="text">
      <style:text-properties style:text-position="super 58%" fo:font-weight="normal" style:font-weight-asian="normal" style:font-weight-complex="normal"/>
    </style:style>
    <style:style style:name="T554" style:family="text">
      <style:text-properties style:text-position="super 58%" fo:font-weight="normal" officeooo:rsid="063cad18" style:font-weight-asian="normal" style:font-weight-complex="normal"/>
    </style:style>
    <style:style style:name="T555" style:family="text">
      <style:text-properties style:text-position="super 58%" officeooo:rsid="045ad6f3"/>
    </style:style>
    <style:style style:name="T556"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57" style:family="text">
      <style:text-properties style:text-position="sub 58%" fo:font-style="italic" officeooo:rsid="05266786" style:font-style-asian="italic" style:font-style-complex="italic"/>
    </style:style>
    <style:style style:name="T558" style:family="text">
      <style:text-properties style:text-position="sub 58%" fo:font-style="italic" fo:font-weight="bold" officeooo:rsid="02ebd240" style:font-style-asian="italic" style:font-weight-asian="bold" style:font-style-complex="italic" style:font-weight-complex="bold"/>
    </style:style>
    <style:style style:name="T559" style:family="text">
      <style:text-properties style:text-position="sub 58%" fo:font-style="italic" fo:font-weight="bold" officeooo:rsid="014f00e5" style:font-style-asian="italic" style:font-weight-asian="bold" style:font-style-complex="italic" style:font-weight-complex="bold"/>
    </style:style>
    <style:style style:name="T560"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61"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62"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63" style:family="text">
      <style:text-properties style:text-position="sub 58%" fo:font-style="italic" style:text-underline-style="none" fo:font-weight="bold" style:font-style-asian="italic" style:font-weight-asian="bold" style:font-style-complex="italic" style:font-weight-complex="bold"/>
    </style:style>
    <style:style style:name="T564"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65"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66"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67"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68" style:family="text">
      <style:text-properties style:text-position="sub 58%" fo:font-style="italic" style:text-underline-style="none" officeooo:rsid="028b6175" style:font-style-asian="italic" style:font-style-complex="italic"/>
    </style:style>
    <style:style style:name="T569" style:family="text">
      <style:text-properties style:text-position="sub 58%" fo:font-weight="bold" officeooo:rsid="0158218b" style:font-weight-asian="bold" style:font-weight-complex="bold"/>
    </style:style>
    <style:style style:name="T570"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71" style:family="text">
      <style:text-properties fo:font-style="italic" style:font-style-asian="italic" style:font-style-complex="italic"/>
    </style:style>
    <style:style style:name="T572" style:family="text">
      <style:text-properties fo:font-style="italic" officeooo:rsid="00549374" style:font-style-asian="italic" style:font-style-complex="italic"/>
    </style:style>
    <style:style style:name="T573" style:family="text">
      <style:text-properties fo:font-style="italic" officeooo:rsid="03f4fd97" style:font-style-asian="italic" style:font-style-complex="italic"/>
    </style:style>
    <style:style style:name="T574" style:family="text">
      <style:text-properties fo:font-style="italic" officeooo:rsid="052a319e" style:font-style-asian="italic" style:font-style-complex="italic"/>
    </style:style>
    <style:style style:name="T575" style:family="text">
      <style:text-properties fo:font-style="italic" officeooo:rsid="052ece28" style:font-style-asian="italic" style:font-style-complex="italic"/>
    </style:style>
    <style:style style:name="T576" style:family="text">
      <style:text-properties fo:font-style="italic" officeooo:rsid="04c446f1" style:font-style-asian="italic" style:font-style-complex="italic"/>
    </style:style>
    <style:style style:name="T577" style:family="text">
      <style:text-properties fo:font-style="italic" officeooo:rsid="05697bf1" style:font-style-asian="italic" style:font-style-complex="italic"/>
    </style:style>
    <style:style style:name="T578" style:family="text">
      <style:text-properties fo:font-style="italic" officeooo:rsid="05df95b0" style:font-style-asian="italic" style:font-style-complex="italic"/>
    </style:style>
    <style:style style:name="T579" style:family="text">
      <style:text-properties fo:font-style="italic" officeooo:rsid="05e12cf8" style:font-style-asian="italic" style:font-style-complex="italic"/>
    </style:style>
    <style:style style:name="T580" style:family="text">
      <style:text-properties fo:font-style="italic" fo:font-weight="normal" officeooo:rsid="05ec24ca" style:font-style-asian="italic" style:font-weight-asian="normal" style:font-style-complex="italic" style:font-weight-complex="normal"/>
    </style:style>
    <style:style style:name="T581" style:family="text">
      <style:text-properties fo:font-style="italic" fo:font-weight="normal" officeooo:rsid="063cad18" style:font-style-asian="italic" style:font-weight-asian="normal" style:font-style-complex="italic" style:font-weight-complex="normal"/>
    </style:style>
    <style:style style:name="T582" style:family="text">
      <style:text-properties fo:font-style="italic" style:text-underline-style="none" officeooo:rsid="028b6175" style:font-style-asian="italic" style:font-style-complex="italic"/>
    </style:style>
    <style:style style:name="T583" style:family="text">
      <style:text-properties fo:font-style="italic" style:text-underline-style="none" officeooo:rsid="052d6ff1" style:font-style-asian="italic" style:font-style-complex="italic"/>
    </style:style>
    <style:style style:name="T584" style:family="text">
      <style:text-properties fo:font-style="italic" style:text-underline-style="none" officeooo:rsid="05df95b0" style:font-style-asian="italic" style:font-style-complex="italic"/>
    </style:style>
    <style:style style:name="T585" style:family="text">
      <style:text-properties fo:font-style="italic" style:text-underline-style="none" officeooo:rsid="052ece28" style:font-style-asian="italic" style:font-style-complex="italic"/>
    </style:style>
    <style:style style:name="T586" style:family="text">
      <style:text-properties fo:font-style="italic" style:text-underline-style="none" officeooo:rsid="00549374" style:font-style-asian="italic" style:font-style-complex="italic"/>
    </style:style>
    <style:style style:name="T587" style:family="text">
      <style:text-properties fo:font-style="italic" style:text-underline-style="none" officeooo:rsid="0673e656" style:font-style-asian="italic" style:font-style-complex="italic"/>
    </style:style>
    <style:style style:name="T588" style:family="text">
      <style:text-properties fo:font-style="italic" style:text-underline-style="none" officeooo:rsid="069ed7c9" style:font-style-asian="italic" style:font-style-complex="italic"/>
    </style:style>
    <style:style style:name="T589" style:family="text">
      <style:text-properties fo:font-style="italic" style:text-underline-style="none" fo:font-weight="normal" officeooo:rsid="052d6ff1" style:font-style-asian="italic" style:font-weight-asian="normal" style:font-style-complex="italic" style:font-weight-complex="normal"/>
    </style:style>
    <style:style style:name="T590" style:family="text">
      <style:text-properties fo:font-style="italic" style:text-underline-style="none" fo:font-weight="bold" officeooo:rsid="028b6175" style:font-style-asian="italic" style:font-weight-asian="bold" style:font-style-complex="italic" style:font-weight-complex="bold"/>
    </style:style>
    <style:style style:name="T591" style:family="text">
      <style:text-properties fo:font-style="italic" style:text-underline-style="none" fo:font-weight="bold" officeooo:rsid="052d6ff1" style:font-style-asian="italic" style:font-weight-asian="bold" style:font-style-complex="italic" style:font-weight-complex="bold"/>
    </style:style>
    <style:style style:name="T592" style:family="text">
      <style:text-properties fo:font-style="italic" style:text-underline-style="none" fo:font-weight="bold" officeooo:rsid="014f00e5" style:font-style-asian="italic" style:font-weight-asian="bold" style:font-style-complex="italic" style:font-weight-complex="bold"/>
    </style:style>
    <style:style style:name="T593" style:family="text">
      <style:text-properties fo:font-style="italic" style:text-underline-style="none" fo:font-weight="bold" officeooo:rsid="06751b7b" style:font-style-asian="italic" style:font-weight-asian="bold" style:font-style-complex="italic" style:font-weight-complex="bold"/>
    </style:style>
    <style:style style:name="T594" style:family="text">
      <style:text-properties fo:font-style="italic" style:text-underline-style="none" fo:font-weight="bold" officeooo:rsid="069ed7c9" style:font-style-asian="italic" style:font-weight-asian="bold" style:font-style-complex="italic" style:font-weight-complex="bold"/>
    </style:style>
    <style:style style:name="T595" style:family="text">
      <style:text-properties fo:font-style="italic" style:text-underline-style="none" fo:font-weight="bold" officeooo:rsid="069fce18" style:font-style-asian="italic" style:font-weight-asian="bold" style:font-style-complex="italic" style:font-weight-complex="bold"/>
    </style:style>
    <style:style style:name="T596" style:family="text">
      <style:text-properties fo:font-style="italic" style:font-size-asian="10.5pt" style:font-style-asian="italic" style:font-style-complex="italic"/>
    </style:style>
    <style:style style:name="T597" style:family="text">
      <style:text-properties fo:font-style="italic" officeooo:rsid="038c72a4" style:font-size-asian="10.5pt" style:font-style-asian="italic" style:font-style-complex="italic"/>
    </style:style>
    <style:style style:name="T598" style:family="text">
      <style:text-properties fo:font-style="italic" fo:font-weight="bold" officeooo:rsid="014f00e5" style:font-style-asian="italic" style:font-weight-asian="bold" style:font-style-complex="italic" style:font-weight-complex="bold"/>
    </style:style>
    <style:style style:name="T599" style:family="text">
      <style:text-properties fo:font-style="italic" fo:font-weight="bold" officeooo:rsid="052ece28" style:font-style-asian="italic" style:font-weight-asian="bold" style:font-style-complex="italic" style:font-weight-complex="bold"/>
    </style:style>
    <style:style style:name="T600" style:family="text">
      <style:text-properties fo:font-style="normal" style:font-style-asian="normal" style:font-style-complex="normal"/>
    </style:style>
    <style:style style:name="T601" style:family="text">
      <style:text-properties fo:font-style="normal" officeooo:rsid="008afe22" style:font-style-asian="normal" style:font-style-complex="normal"/>
    </style:style>
    <style:style style:name="T602" style:family="text">
      <style:text-properties fo:font-style="normal" officeooo:rsid="03c037d3" style:font-style-asian="normal" style:font-style-complex="normal"/>
    </style:style>
    <style:style style:name="T603" style:family="text">
      <style:text-properties fo:font-style="normal" officeooo:rsid="03c1704d" style:font-style-asian="normal" style:font-style-complex="normal"/>
    </style:style>
    <style:style style:name="T604" style:family="text">
      <style:text-properties fo:font-style="normal" officeooo:rsid="03c21168" style:font-style-asian="normal" style:font-style-complex="normal"/>
    </style:style>
    <style:style style:name="T605" style:family="text">
      <style:text-properties fo:font-style="normal" officeooo:rsid="04665e60" style:font-style-asian="normal" style:font-style-complex="normal"/>
    </style:style>
    <style:style style:name="T606" style:family="text">
      <style:text-properties fo:font-style="normal" officeooo:rsid="046a24cb" style:font-style-asian="normal" style:font-style-complex="normal"/>
    </style:style>
    <style:style style:name="T607" style:family="text">
      <style:text-properties fo:font-style="normal" officeooo:rsid="046e055d" style:font-style-asian="normal" style:font-style-complex="normal"/>
    </style:style>
    <style:style style:name="T608" style:family="text">
      <style:text-properties fo:font-style="normal" officeooo:rsid="0471b149" style:font-style-asian="normal" style:font-style-complex="normal"/>
    </style:style>
    <style:style style:name="T609" style:family="text">
      <style:text-properties fo:font-style="normal" officeooo:rsid="0477aa00" style:font-style-asian="normal" style:font-style-complex="normal"/>
    </style:style>
    <style:style style:name="T610" style:family="text">
      <style:text-properties fo:font-style="normal" officeooo:rsid="052539bf" style:font-style-asian="normal" style:font-style-complex="normal"/>
    </style:style>
    <style:style style:name="T611" style:family="text">
      <style:text-properties fo:font-style="normal" officeooo:rsid="05266786" style:font-style-asian="normal" style:font-style-complex="normal"/>
    </style:style>
    <style:style style:name="T612" style:family="text">
      <style:text-properties fo:font-style="normal" officeooo:rsid="053b7d7b" style:font-style-asian="normal" style:font-style-complex="normal"/>
    </style:style>
    <style:style style:name="T613" style:family="text">
      <style:text-properties fo:font-style="normal" officeooo:rsid="0587ba0f" style:font-style-asian="normal" style:font-style-complex="normal"/>
    </style:style>
    <style:style style:name="T614" style:family="text">
      <style:text-properties fo:font-style="normal" officeooo:rsid="065429e2" style:font-style-asian="normal" style:font-style-complex="normal"/>
    </style:style>
    <style:style style:name="T615" style:family="text">
      <style:text-properties fo:font-style="normal" officeooo:rsid="06f42ce6" style:font-style-asian="normal" style:font-style-complex="normal"/>
    </style:style>
    <style:style style:name="T616" style:family="text">
      <style:text-properties fo:font-style="normal" officeooo:rsid="052a319e" style:font-style-asian="normal" style:font-style-complex="normal"/>
    </style:style>
    <style:style style:name="T617" style:family="text">
      <style:text-properties officeooo:rsid="01c67e36"/>
    </style:style>
    <style:style style:name="T618" style:family="text">
      <style:text-properties officeooo:rsid="00537c64"/>
    </style:style>
    <style:style style:name="T619" style:family="text">
      <style:text-properties officeooo:rsid="01d20980"/>
    </style:style>
    <style:style style:name="T620" style:family="text">
      <style:text-properties officeooo:rsid="014c41e1"/>
    </style:style>
    <style:style style:name="T621" style:family="text">
      <style:text-properties fo:font-weight="normal" style:font-weight-asian="normal" style:font-weight-complex="normal"/>
    </style:style>
    <style:style style:name="T622" style:family="text">
      <style:text-properties fo:font-weight="normal" officeooo:rsid="03c6e9b3" style:font-weight-asian="normal" style:font-weight-complex="normal"/>
    </style:style>
    <style:style style:name="T623" style:family="text">
      <style:text-properties fo:font-weight="normal" officeooo:rsid="03ca1a90" style:font-weight-asian="normal" style:font-weight-complex="normal"/>
    </style:style>
    <style:style style:name="T624" style:family="text">
      <style:text-properties fo:font-weight="normal" officeooo:rsid="056f4ca9" style:font-weight-asian="normal" style:font-weight-complex="normal"/>
    </style:style>
    <style:style style:name="T625" style:family="text">
      <style:text-properties fo:font-weight="normal" officeooo:rsid="05ec24ca" style:font-weight-asian="normal" style:font-weight-complex="normal"/>
    </style:style>
    <style:style style:name="T626" style:family="text">
      <style:text-properties fo:font-weight="normal" officeooo:rsid="05ebb2f6" style:font-weight-asian="normal" style:font-weight-complex="normal"/>
    </style:style>
    <style:style style:name="T627" style:family="text">
      <style:text-properties fo:font-weight="normal" officeooo:rsid="056e53e6" style:font-weight-asian="normal" style:font-weight-complex="normal"/>
    </style:style>
    <style:style style:name="T628" style:family="text">
      <style:text-properties fo:font-weight="normal" officeooo:rsid="063bab6a" style:font-weight-asian="normal" style:font-weight-complex="normal"/>
    </style:style>
    <style:style style:name="T629" style:family="text">
      <style:text-properties fo:font-weight="normal" officeooo:rsid="05f0aac5" style:font-weight-asian="normal" style:font-weight-complex="normal"/>
    </style:style>
    <style:style style:name="T630" style:family="text">
      <style:text-properties fo:font-weight="normal" officeooo:rsid="063cad18" style:font-weight-asian="normal" style:font-weight-complex="normal"/>
    </style:style>
    <style:style style:name="T631" style:family="text">
      <style:text-properties fo:font-weight="normal" officeooo:rsid="063eaa95" style:font-weight-asian="normal" style:font-weight-complex="normal"/>
    </style:style>
    <style:style style:name="T632" style:family="text">
      <style:text-properties fo:font-weight="normal" officeooo:rsid="0657ac4f" style:font-weight-asian="normal" style:font-weight-complex="normal"/>
    </style:style>
    <style:style style:name="T633" style:family="text">
      <style:text-properties fo:font-weight="normal" officeooo:rsid="0657e604" style:font-weight-asian="normal" style:font-weight-complex="normal"/>
    </style:style>
    <style:style style:name="T634" style:family="text">
      <style:text-properties fo:font-weight="normal" officeooo:rsid="06595555" style:font-weight-asian="normal" style:font-weight-complex="normal"/>
    </style:style>
    <style:style style:name="T635" style:family="text">
      <style:text-properties fo:font-weight="normal" officeooo:rsid="03decb37" style:font-weight-asian="normal" style:font-weight-complex="normal"/>
    </style:style>
    <style:style style:name="T636" style:family="text">
      <style:text-properties fo:font-weight="normal" officeooo:rsid="071fb668" style:font-weight-asian="normal" style:font-weight-complex="normal"/>
    </style:style>
    <style:style style:name="T637" style:family="text">
      <style:text-properties officeooo:rsid="02372349"/>
    </style:style>
    <style:style style:name="T638" style:family="text">
      <style:text-properties officeooo:rsid="02377d85"/>
    </style:style>
    <style:style style:name="T639" style:family="text">
      <style:text-properties officeooo:rsid="0275a901"/>
    </style:style>
    <style:style style:name="T640" style:family="text">
      <style:text-properties officeooo:rsid="027f0805"/>
    </style:style>
    <style:style style:name="T641" style:family="text">
      <style:text-properties style:font-name="FreeSerif1" fo:font-size="13pt" officeooo:rsid="02863bea" style:font-size-asian="13pt" style:font-size-complex="13pt"/>
    </style:style>
    <style:style style:name="T642" style:family="text">
      <style:text-properties style:font-name="FreeSerif1" fo:font-size="13pt" officeooo:rsid="07278067" style:font-size-asian="13pt" style:font-size-complex="13pt"/>
    </style:style>
    <style:style style:name="T643" style:family="text">
      <style:text-properties fo:font-weight="bold" style:font-weight-asian="bold" style:font-weight-complex="bold"/>
    </style:style>
    <style:style style:name="T644" style:family="text">
      <style:text-properties fo:font-weight="bold" officeooo:rsid="02f276ea" style:font-weight-asian="bold" style:font-weight-complex="bold"/>
    </style:style>
    <style:style style:name="T645" style:family="text">
      <style:text-properties fo:font-weight="bold" officeooo:rsid="0123ac42" style:font-weight-asian="bold" style:font-weight-complex="bold"/>
    </style:style>
    <style:style style:name="T646" style:family="text">
      <style:text-properties fo:font-weight="bold" officeooo:rsid="014f00e5" style:font-weight-asian="bold" style:font-weight-complex="bold"/>
    </style:style>
    <style:style style:name="T647" style:family="text">
      <style:text-properties fo:font-weight="bold" officeooo:rsid="068694f9" style:font-weight-asian="bold" style:font-weight-complex="bold"/>
    </style:style>
    <style:style style:name="T648" style:family="text">
      <style:text-properties fo:font-weight="bold" officeooo:rsid="014c41e1" style:font-weight-asian="bold" style:font-weight-complex="bold"/>
    </style:style>
    <style:style style:name="T649" style:family="text">
      <style:text-properties fo:font-size="12pt" officeooo:rsid="02372349" style:font-size-asian="12pt" style:font-size-complex="12pt"/>
    </style:style>
    <style:style style:name="T650" style:family="text">
      <style:text-properties fo:font-size="12pt" officeooo:rsid="0236372c" style:font-size-asian="12pt" style:font-size-complex="12pt"/>
    </style:style>
    <style:style style:name="T651" style:family="text">
      <style:text-properties fo:font-size="12pt" fo:font-style="italic" officeooo:rsid="0236372c" style:font-size-asian="12pt" style:font-style-asian="italic" style:font-size-complex="12pt" style:font-style-complex="italic"/>
    </style:style>
    <style:style style:name="T652" style:family="text">
      <style:text-properties officeooo:rsid="03acbd46"/>
    </style:style>
    <style:style style:name="T653" style:family="text">
      <style:text-properties officeooo:rsid="03ad29ee"/>
    </style:style>
    <style:style style:name="T654" style:family="text">
      <style:text-properties officeooo:rsid="03bb40d0"/>
    </style:style>
    <style:style style:name="T655" style:family="text">
      <style:text-properties officeooo:rsid="0130eb94"/>
    </style:style>
    <style:style style:name="T656" style:family="text">
      <style:text-properties officeooo:rsid="03c6e9b3"/>
    </style:style>
    <style:style style:name="T657" style:family="text">
      <style:text-properties officeooo:rsid="03cfb6cf"/>
    </style:style>
    <style:style style:name="T658" style:family="text">
      <style:text-properties officeooo:rsid="03d18780"/>
    </style:style>
    <style:style style:name="T659" style:family="text">
      <style:text-properties style:font-size-asian="10.5pt"/>
    </style:style>
    <style:style style:name="T660" style:family="text">
      <style:text-properties officeooo:rsid="0482225a" style:font-size-asian="10.5pt"/>
    </style:style>
    <style:style style:name="T661" style:family="text">
      <style:text-properties officeooo:rsid="0482e3a0" style:font-size-asian="10.5pt"/>
    </style:style>
    <style:style style:name="T662" style:family="text">
      <style:text-properties officeooo:rsid="0130eb94" style:font-size-asian="10.5pt"/>
    </style:style>
    <style:style style:name="T663" style:family="text">
      <style:text-properties officeooo:rsid="04b284c9" style:font-size-asian="10.5pt"/>
    </style:style>
    <style:style style:name="T664" style:family="text">
      <style:text-properties officeooo:rsid="04ae855f" style:font-size-asian="10.5pt"/>
    </style:style>
    <style:style style:name="T665" style:family="text">
      <style:text-properties officeooo:rsid="04b3004d" style:font-size-asian="10.5pt"/>
    </style:style>
    <style:style style:name="T666" style:family="text">
      <style:text-properties officeooo:rsid="04c446f1" style:font-size-asian="10.5pt"/>
    </style:style>
    <style:style style:name="T667" style:family="text">
      <style:text-properties officeooo:rsid="04c48cc8" style:font-size-asian="10.5pt"/>
    </style:style>
    <style:style style:name="T668" style:family="text">
      <style:text-properties officeooo:rsid="04c5c0c5" style:font-size-asian="10.5pt"/>
    </style:style>
    <style:style style:name="T669" style:family="text">
      <style:text-properties officeooo:rsid="0533202e" style:font-size-asian="10.5pt"/>
    </style:style>
    <style:style style:name="T670" style:family="text">
      <style:text-properties officeooo:rsid="038c72a4" style:font-size-asian="10.5pt"/>
    </style:style>
    <style:style style:name="T671" style:family="text">
      <style:text-properties officeooo:rsid="055eb2aa" style:font-size-asian="10.5pt"/>
    </style:style>
    <style:style style:name="T672" style:family="text">
      <style:text-properties officeooo:rsid="0560cdea" style:font-size-asian="10.5pt"/>
    </style:style>
    <style:style style:name="T673" style:family="text">
      <style:text-properties officeooo:rsid="04854d79" style:font-size-asian="10.5pt"/>
    </style:style>
    <style:style style:name="T674" style:family="text">
      <style:text-properties officeooo:rsid="0561ea28" style:font-size-asian="10.5pt"/>
    </style:style>
    <style:style style:name="T675" style:family="text">
      <style:text-properties officeooo:rsid="058ab2c1" style:font-size-asian="10.5pt"/>
    </style:style>
    <style:style style:name="T676" style:family="text">
      <style:text-properties officeooo:rsid="05a690e6" style:font-size-asian="10.5pt"/>
    </style:style>
    <style:style style:name="T677" style:family="text">
      <style:text-properties officeooo:rsid="062f9f7b" style:font-size-asian="10.5pt"/>
    </style:style>
    <style:style style:name="T678" style:family="text">
      <style:text-properties officeooo:rsid="063916e0" style:font-size-asian="10.5pt"/>
    </style:style>
    <style:style style:name="T679" style:family="text">
      <style:text-properties officeooo:rsid="066b99df" style:font-size-asian="10.5pt"/>
    </style:style>
    <style:style style:name="T680" style:family="text">
      <style:text-properties officeooo:rsid="07185e9b" style:font-size-asian="10.5pt"/>
    </style:style>
    <style:style style:name="T681" style:family="text">
      <style:text-properties officeooo:rsid="07190823" style:font-size-asian="10.5pt"/>
    </style:style>
    <style:style style:name="T682" style:family="text">
      <style:text-properties officeooo:rsid="072d72b4" style:font-size-asian="10.5pt"/>
    </style:style>
    <style:style style:name="T683" style:family="text">
      <style:text-properties style:text-underline-style="none"/>
    </style:style>
    <style:style style:name="T684" style:family="text">
      <style:text-properties style:text-underline-style="none" officeooo:rsid="028b6175"/>
    </style:style>
    <style:style style:name="T685" style:family="text">
      <style:text-properties style:text-underline-style="none" officeooo:rsid="00a9d808"/>
    </style:style>
    <style:style style:name="T686" style:family="text">
      <style:text-properties style:text-underline-style="none" fo:font-weight="normal" style:font-weight-asian="normal" style:font-weight-complex="normal"/>
    </style:style>
    <style:style style:name="T687" style:family="text">
      <style:text-properties style:text-underline-style="none" fo:font-weight="normal" officeooo:rsid="03decb37" style:font-weight-asian="normal" style:font-weight-complex="normal"/>
    </style:style>
    <style:style style:name="T688" style:family="text">
      <style:text-properties style:text-underline-style="none" fo:font-weight="normal" officeooo:rsid="01ce9bd0" style:font-weight-asian="normal" style:font-weight-complex="normal"/>
    </style:style>
    <style:style style:name="T689" style:family="text">
      <style:text-properties style:text-underline-style="none" fo:font-weight="normal" officeooo:rsid="01d20980" style:font-weight-asian="normal" style:font-weight-complex="normal"/>
    </style:style>
    <style:style style:name="T690" style:family="text">
      <style:text-properties style:text-underline-style="none" fo:font-weight="normal" officeooo:rsid="01d63b28" style:font-weight-asian="normal" style:font-weight-complex="normal"/>
    </style:style>
    <style:style style:name="T691" style:family="text">
      <style:text-properties style:text-underline-style="none" fo:font-weight="normal" officeooo:rsid="0011a6eb" style:font-weight-asian="normal" style:font-weight-complex="normal"/>
    </style:style>
    <style:style style:name="T692" style:family="text">
      <style:text-properties style:text-underline-style="none" fo:font-weight="normal" officeooo:rsid="042793ff" style:font-weight-asian="normal" style:font-weight-complex="normal"/>
    </style:style>
    <style:style style:name="T693" style:family="text">
      <style:text-properties style:text-underline-style="none" fo:font-weight="normal" officeooo:rsid="065a6d1f" style:font-weight-asian="normal" style:font-weight-complex="normal"/>
    </style:style>
    <style:style style:name="T694" style:family="text">
      <style:text-properties style:text-underline-style="none" fo:font-weight="normal" officeooo:rsid="028b6175" style:font-weight-asian="normal" style:font-weight-complex="normal"/>
    </style:style>
    <style:style style:name="T695" style:family="text">
      <style:text-properties style:text-underline-style="none" fo:font-weight="normal" officeooo:rsid="00a9d808" style:font-weight-asian="normal" style:font-weight-complex="normal"/>
    </style:style>
    <style:style style:name="T696" style:family="text">
      <style:text-properties style:text-underline-style="none" fo:font-weight="normal" officeooo:rsid="06fd685a" style:font-weight-asian="normal" style:font-weight-complex="normal"/>
    </style:style>
    <style:style style:name="T697" style:family="text">
      <style:text-properties style:text-underline-style="none" officeooo:rsid="03e0a2c8"/>
    </style:style>
    <style:style style:name="T698" style:family="text">
      <style:text-properties style:text-underline-style="none" officeooo:rsid="03e22ddc"/>
    </style:style>
    <style:style style:name="T699" style:family="text">
      <style:text-properties style:text-underline-style="none" officeooo:rsid="038d99b6"/>
    </style:style>
    <style:style style:name="T700" style:family="text">
      <style:text-properties style:text-underline-style="none" officeooo:rsid="03f15371"/>
    </style:style>
    <style:style style:name="T701" style:family="text">
      <style:text-properties style:text-underline-style="none" officeooo:rsid="03f1ad01"/>
    </style:style>
    <style:style style:name="T702" style:family="text">
      <style:text-properties style:text-underline-style="none" officeooo:rsid="0480c2e7"/>
    </style:style>
    <style:style style:name="T703" style:family="text">
      <style:text-properties style:text-underline-style="none" officeooo:rsid="00537c64"/>
    </style:style>
    <style:style style:name="T704" style:family="text">
      <style:text-properties style:text-underline-style="none" officeooo:rsid="01c67e36"/>
    </style:style>
    <style:style style:name="T705" style:family="text">
      <style:text-properties style:text-underline-style="none" officeooo:rsid="0673e656"/>
    </style:style>
    <style:style style:name="T706" style:family="text">
      <style:text-properties style:text-underline-style="none" fo:font-weight="bold" officeooo:rsid="0673e656" style:font-weight-asian="bold" style:font-weight-complex="bold"/>
    </style:style>
    <style:style style:name="T707" style:family="text">
      <style:text-properties style:text-underline-style="none" fo:font-weight="bold" officeooo:rsid="028b6175" style:font-weight-asian="bold" style:font-weight-complex="bold"/>
    </style:style>
    <style:style style:name="T708" style:family="text">
      <style:text-properties style:text-underline-style="none" officeooo:rsid="014f00e5"/>
    </style:style>
    <style:style style:name="T709" style:family="text">
      <style:text-properties style:text-underline-style="none" officeooo:rsid="06744ec9"/>
    </style:style>
    <style:style style:name="T710" style:family="text">
      <style:text-properties style:text-underline-style="none" officeooo:rsid="06751b7b"/>
    </style:style>
    <style:style style:name="T711" style:family="text">
      <style:text-properties style:text-underline-style="none" officeooo:rsid="06872a53"/>
    </style:style>
    <style:style style:name="T712" style:family="text">
      <style:text-properties style:text-underline-style="none" officeooo:rsid="068766a5"/>
    </style:style>
    <style:style style:name="T713" style:family="text">
      <style:text-properties style:text-underline-style="none" officeooo:rsid="06927a2e"/>
    </style:style>
    <style:style style:name="T714" style:family="text">
      <style:text-properties style:text-underline-style="none" officeooo:rsid="06944130"/>
    </style:style>
    <style:style style:name="T715" style:family="text">
      <style:text-properties style:text-underline-style="none" officeooo:rsid="0694de79"/>
    </style:style>
    <style:style style:name="T716" style:family="text">
      <style:text-properties style:text-underline-style="none" officeooo:rsid="069fce18"/>
    </style:style>
    <style:style style:name="T717" style:family="text">
      <style:text-properties style:text-underline-style="none" officeooo:rsid="06aba098"/>
    </style:style>
    <style:style style:name="T718" style:family="text">
      <style:text-properties style:text-underline-style="none" officeooo:rsid="06d5779e"/>
    </style:style>
    <style:style style:name="T719" style:family="text">
      <style:text-properties style:text-underline-style="none" officeooo:rsid="06d75762"/>
    </style:style>
    <style:style style:name="T720" style:family="text">
      <style:text-properties style:text-underline-style="none" officeooo:rsid="06d87e01"/>
    </style:style>
    <style:style style:name="T721" style:family="text">
      <style:text-properties style:text-underline-style="none" officeooo:rsid="06d9dfcb"/>
    </style:style>
    <style:style style:name="T722" style:family="text">
      <style:text-properties style:text-underline-style="none" officeooo:rsid="06e9ad1b"/>
    </style:style>
    <style:style style:name="T723" style:family="text">
      <style:text-properties style:text-underline-style="none" officeooo:rsid="06e9e0df"/>
    </style:style>
    <style:style style:name="T724" style:family="text">
      <style:text-properties style:text-underline-style="none" officeooo:rsid="06feca81"/>
    </style:style>
    <style:style style:name="T725" style:family="text">
      <style:text-properties style:text-underline-style="none" officeooo:rsid="07002fb4"/>
    </style:style>
    <style:style style:name="T726" style:family="text">
      <style:text-properties style:text-underline-style="none" officeooo:rsid="07013c2d"/>
    </style:style>
    <style:style style:name="T727" style:family="text">
      <style:text-properties style:text-underline-style="none" officeooo:rsid="072112af"/>
    </style:style>
    <style:style style:name="T728" style:family="text">
      <style:text-properties style:text-underline-style="none" officeooo:rsid="072ea471"/>
    </style:style>
    <style:style style:name="T729" style:family="text">
      <style:text-properties officeooo:rsid="03decb37"/>
    </style:style>
    <style:style style:name="T730" style:family="text">
      <style:text-properties officeooo:rsid="03e371b7"/>
    </style:style>
    <style:style style:name="T731" style:family="text">
      <style:text-properties officeooo:rsid="03ee855d"/>
    </style:style>
    <style:style style:name="T732" style:family="text">
      <style:text-properties officeooo:rsid="03f4fd97"/>
    </style:style>
    <style:style style:name="T733" style:family="text">
      <style:text-properties officeooo:rsid="0404d3f9"/>
    </style:style>
    <style:style style:name="T734" style:family="text">
      <style:text-properties officeooo:rsid="0447cc35"/>
    </style:style>
    <style:style style:name="T735" style:family="text">
      <style:text-properties officeooo:rsid="0480c2e7"/>
    </style:style>
    <style:style style:name="T736" style:family="text">
      <style:text-properties officeooo:rsid="0482225a"/>
    </style:style>
    <style:style style:name="T737" style:family="text">
      <style:text-properties officeooo:rsid="04a388bb"/>
    </style:style>
    <style:style style:name="T738" style:family="text">
      <style:text-properties officeooo:rsid="04a542ed"/>
    </style:style>
    <style:style style:name="T739" style:family="text">
      <style:text-properties officeooo:rsid="04a54d2d"/>
    </style:style>
    <style:style style:name="T740" style:family="text">
      <style:text-properties officeooo:rsid="04a5ca72"/>
    </style:style>
    <style:style style:name="T741" style:family="text">
      <style:text-properties style:font-name="Liberation Sans" fo:font-size="11pt" officeooo:rsid="0494d53f" style:font-size-asian="10.5pt" style:font-size-complex="11pt"/>
    </style:style>
    <style:style style:name="T742" style:family="text">
      <style:text-properties style:font-name="Liberation Sans" fo:font-size="11pt" officeooo:rsid="04b4dbbf" style:font-size-asian="10.5pt" style:font-size-complex="11pt"/>
    </style:style>
    <style:style style:name="T743" style:family="text">
      <style:text-properties style:font-name="Liberation Sans" fo:font-size="11pt" officeooo:rsid="04bf7505" style:font-size-asian="10.5pt" style:font-size-complex="11pt"/>
    </style:style>
    <style:style style:name="T744" style:family="text">
      <style:text-properties style:font-name="Liberation Sans" fo:font-size="11pt" fo:font-style="italic" officeooo:rsid="0494d53f" style:font-size-asian="10.5pt" style:font-style-asian="italic" style:font-size-complex="11pt" style:font-style-complex="italic"/>
    </style:style>
    <style:style style:name="T745" style:family="text">
      <style:text-properties style:font-name="Liberation Sans" fo:font-size="11pt" fo:font-style="italic" officeooo:rsid="04be2707" style:font-size-asian="10.5pt" style:font-style-asian="italic" style:font-size-complex="11pt" style:font-style-complex="italic"/>
    </style:style>
    <style:style style:name="T746" style:family="text">
      <style:text-properties style:font-name="Liberation Sans" fo:font-size="11pt" fo:font-style="italic" officeooo:rsid="04b4dbbf" style:font-size-asian="10.5pt" style:font-style-asian="italic" style:font-size-complex="11pt" style:font-style-complex="italic"/>
    </style:style>
    <style:style style:name="T747" style:family="text">
      <style:text-properties officeooo:rsid="04b610bf"/>
    </style:style>
    <style:style style:name="T748" style:family="text">
      <style:text-properties officeooo:rsid="04b90697"/>
    </style:style>
    <style:style style:name="T749" style:family="text">
      <style:text-properties officeooo:rsid="04b9cfb8"/>
    </style:style>
    <style:style style:name="T750" style:family="text">
      <style:text-properties officeooo:rsid="04c446f1"/>
    </style:style>
    <style:style style:name="T751" style:family="text">
      <style:text-properties officeooo:rsid="05177166"/>
    </style:style>
    <style:style style:name="T752" style:family="text">
      <style:text-properties officeooo:rsid="052a319e"/>
    </style:style>
    <style:style style:name="T753" style:family="text">
      <style:text-properties officeooo:rsid="0532f1e5"/>
    </style:style>
    <style:style style:name="T754" style:family="text">
      <style:text-properties officeooo:rsid="0533202e"/>
    </style:style>
    <style:style style:name="T755" style:family="text">
      <style:text-properties officeooo:rsid="05463d0f"/>
    </style:style>
    <style:style style:name="T756" style:family="text">
      <style:text-properties officeooo:rsid="05899992"/>
    </style:style>
    <style:style style:name="T757" style:family="text">
      <style:text-properties officeooo:rsid="062dbb1e"/>
    </style:style>
    <style:style style:name="T758" style:family="text">
      <style:text-properties officeooo:rsid="065c5977"/>
    </style:style>
    <style:style style:name="T759" style:family="text">
      <style:text-properties officeooo:rsid="066d8765"/>
    </style:style>
    <style:style style:name="T760" style:family="text">
      <style:text-properties officeooo:rsid="068694f9"/>
    </style:style>
    <style:style style:name="T761" style:family="text">
      <style:text-properties officeooo:rsid="06d44b72"/>
    </style:style>
    <style:style style:name="T762" style:family="text">
      <style:text-properties fo:font-size="8pt" style:text-underline-style="none" officeooo:rsid="06d5779e" style:font-size-asian="7pt" style:font-size-complex="8pt"/>
    </style:style>
    <style:style style:name="T763" style:family="text">
      <style:text-properties officeooo:rsid="071b25d7"/>
    </style:style>
    <style:style style:name="T764" style:family="text">
      <style:text-properties officeooo:rsid="071b4bb5"/>
    </style:style>
    <style:style style:name="T765" style:family="text">
      <style:text-properties officeooo:rsid="071d323a"/>
    </style:style>
    <style:style style:name="T766" style:family="text">
      <style:text-properties officeooo:rsid="0726007b"/>
    </style:style>
    <style:style style:name="T767" style:family="text">
      <style:text-properties officeooo:rsid="072a4301"/>
    </style:style>
    <style:style style:name="T768" style:family="text">
      <style:text-properties officeooo:rsid="0741232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ext:span text:style-name="T768">An Improved </text:span>Integer <text:span text:style-name="T734">Multiplicative </text:span>Inverse (mod<text:span text:style-name="T733">ulo</text:span> 2<text:span text:style-name="T546">w</text:span><text:span text:style-name="T294">)</text:span></text:p>
      <text:p text:style-name="P144"/>
      <text:p text:style-name="P141">Jeffrey Hurchalla</text:p>
      <text:p text:style-name="P138"><text:a xlink:type="simple" xlink:href="mailto:jeffrey@jeffhurchalla.com" text:style-name="Internet_20_link" text:visited-style-name="Visited_20_Internet_20_Link"><text:span text:style-name="T641">jeff</text:span></text:a><text:a xlink:type="simple" xlink:href="mailto:jeffrey@jeffhurchalla.com" text:style-name="Internet_20_link" text:visited-style-name="Visited_20_Internet_20_Link"><text:span text:style-name="T642">rey</text:span></text:a><text:a xlink:type="simple" xlink:href="mailto:jeffrey@jeffhurchalla.com" text:style-name="Internet_20_link" text:visited-style-name="Visited_20_Internet_20_Link"><text:span text:style-name="T641">@jeffhurchalla.com</text:span></text:a></text:p>
      <text:p text:style-name="P141"/>
      <text:p text:style-name="P143"><text:span text:style-name="T766">April 8,</text:span> 202<text:span text:style-name="T766">2</text:span></text:p>
      <text:p text:style-name="P141"/>
      <text:p text:style-name="P142">Abstract</text:p>
      <text:p text:style-name="P146"><text:span text:style-name="T515"><text:s text:c="5"/></text:span><text:span text:style-name="T531">This paper presents a</text:span><text:span text:style-name="T513">n </text:span><text:span text:style-name="T1">algorithm</text:span><text:span text:style-name="T515"> </text:span><text:span text:style-name="T1">for the integer multiplicative inverse</text:span><text:span text:style-name="T516"> </text:span><text:span text:style-name="T521">(mod 2</text:span><text:span text:style-name="T555">w</text:span><text:span text:style-name="T521">) </text:span><text:span text:style-name="T531">which </text:span><text:span text:style-name="T526">c</text:span><text:span text:style-name="T520">omplet</text:span><text:span text:style-name="T531">es</text:span><text:span text:style-name="T520"> in</text:span><text:span text:style-name="T513"> the fewest cycles known </text:span><text:span text:style-name="T519">for</text:span><text:span text:style-name="T1"> modern microprocessors, </text:span><text:span text:style-name="T519">wh</text:span><text:span text:style-name="T531">en</text:span><text:span text:style-name="T519"> using </text:span><text:span text:style-name="T531">the</text:span><text:span text:style-name="T514"> native bit width </text:span><text:span text:style-name="T436">w</text:span><text:span text:style-name="T514"> </text:span><text:span text:style-name="T522">for the modulus </text:span><text:span text:style-name="T334">2</text:span><text:span text:style-name="T549">w</text:span><text:span text:style-name="T1">. <text:s/></text:span><text:span text:style-name="T513">The algorithm is a</text:span><text:span text:style-name="T523"> </text:span><text:span text:style-name="T532">modification</text:span><text:span text:style-name="T513"> of a method by Dumas, </text:span><text:span text:style-name="T532">and </text:span><text:span text:style-name="T533">for</text:span><text:span text:style-name="T532"> computers </text:span><text:span text:style-name="T533">it </text:span><text:span text:style-name="T532">slightly increases</text:span><text:span text:style-name="T513"> generality and efficiency. <text:s/></text:span><text:span text:style-name="T531">A proof is given, and the algorithm is</text:span><text:span text:style-name="T518"> shown to be closely related to the better known</text:span><text:span text:style-name="T517"> Newton’s method </text:span><text:span text:style-name="T518">algorithm for the inverse</text:span><text:span text:style-name="T517">. <text:s/></text:span><text:span text:style-name="T513"><text:s/></text:span><text:span text:style-name="T526">S</text:span><text:span text:style-name="T336">imple direct formulas,</text:span><text:span text:style-name="T366"> which are needed by this algorithm and by Newton’s method,</text:span><text:span text:style-name="T336"> are</text:span><text:span text:style-name="T366"> </text:span><text:span text:style-name="T336">reviewed and proven for </text:span><text:span text:style-name="T333">the </text:span><text:span text:style-name="T337">integer inverse </text:span><text:span text:style-name="T335">modul</text:span><text:span text:style-name="T336">o</text:span><text:span text:style-name="T335"> 2</text:span><text:span text:style-name="T550">k</text:span><text:span text:style-name="T335"> </text:span><text:span text:style-name="T348">with</text:span><text:span text:style-name="T335"> </text:span><text:span text:style-name="T439">k</text:span><text:span text:style-name="T335"> = 1,2,3,4, </text:span><text:span text:style-name="T336">or </text:span><text:span text:style-name="T340">5</text:span><text:span text:style-name="T357">, </text:span><text:span text:style-name="T359">providing</text:span><text:span text:style-name="T338"> </text:span><text:span text:style-name="T365">the</text:span><text:span text:style-name="T338"> first proof </text:span><text:span text:style-name="T339">of</text:span><text:span text:style-name="T605"> the </text:span><text:span text:style-name="T607">preferred</text:span><text:span text:style-name="T606"> </text:span><text:span text:style-name="T605">formula </text:span><text:span text:style-name="T613">with</text:span><text:span text:style-name="T608"> </text:span><text:span text:style-name="T577">k</text:span><text:span text:style-name="T605">=</text:span><text:span text:style-name="T606">4 </text:span><text:span text:style-name="T609">or 5</text:span><text:span text:style-name="T605">.</text:span></text:p>
      <text:p text:style-name="P139"/>
      <text:h text:style-name="Heading_20_1" text:outline-level="1"><text:span text:style-name="T386">1 <text:s text:c="3"/></text:span><text:span text:style-name="T385">I</text:span><text:span text:style-name="T384">ntroduction</text:span></text:h>
      <text:p text:style-name="P63"/>
      <text:p text:style-name="P127"><text:span text:style-name="T66">The </text:span><text:span text:style-name="T67">integer </text:span><text:span text:style-name="T16">multiplicative inverse </text:span><text:span text:style-name="T12">(</text:span><text:span text:style-name="T16">modulo 2</text:span><text:span text:style-name="T537">w</text:span><text:span text:style-name="T12">) </text:span><text:span text:style-name="T14">of an odd integer </text:span><text:span text:style-name="T442">a</text:span><text:span text:style-name="T14"> </text:span><text:span text:style-name="T4">i</text:span><text:span text:style-name="T14">s the integer </text:span><text:span text:style-name="T443">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47"><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6">(<text:sequence text:ref-name="refText0" text:name="Text" text:formula="ooow:Text+1" style:num-format="1">1</text:sequence>)</text:p>
            </table:table-cell>
          </table:table-row>
        </table:table-header-rows>
      </table:table>
      <text:p text:style-name="P96"><text:span text:style-name="T224">where </text:span><text:span text:style-name="T427">w</text:span><text:span text:style-name="T175"> is </text:span><text:span text:style-name="T183">typically </text:span><text:span text:style-name="T225">set to </text:span><text:span text:style-name="T174">the</text:span><text:span text:style-name="T2"> bit width of</text:span><text:span text:style-name="T42"> </text:span><text:span text:style-name="T4">arithmetic</text:span><text:span text:style-name="T2"> </text:span><text:span text:style-name="T42">operations </text:span><text:span text:style-name="T6">on </text:span><text:span text:style-name="T42">a</text:span><text:span text:style-name="T6"> </text:span><text:span text:style-name="T4">computer</text:span><text:span text:style-name="T2">.</text:span></text:p>
      <text:p text:style-name="P53"/>
      <text:p text:style-name="P97"><text:span text:style-name="T80">We </text:span><text:span text:style-name="T101">will </text:span><text:span text:style-name="T80">refer to </text:span><text:span text:style-name="T446">x</text:span><text:span text:style-name="T82"> as </text:span><text:span text:style-name="T101">simply </text:span><text:span text:style-name="T80">the </text:span><text:span text:style-name="T66">“</text:span><text:span text:style-name="T101">multiplicative</text:span><text:span text:style-name="T16"> </text:span><text:span text:style-name="T67">inverse” </text:span><text:span text:style-name="T101">or “inverse”</text:span><text:span text:style-name="T12">. <text:s/></text:span><text:span text:style-name="T83">The inverse</text:span><text:span text:style-name="T82"> </text:span><text:span text:style-name="T447">x</text:span><text:span text:style-name="T83"> is</text:span><text:span text:style-name="T17"> a unique </text:span><text:span text:style-name="T82">value</text:span><text:span text:style-name="T7"> </text:span><text:span text:style-name="T79">(mod 2</text:span><text:span text:style-name="T544">w</text:span><text:span text:style-name="T79">) </text:span><text:span text:style-name="T15">for </text:span><text:span text:style-name="T83">any</text:span><text:span text:style-name="T15"> odd integer </text:span><text:span text:style-name="T447">a</text:span><text:span text:style-name="T15">, </text:span><text:span text:style-name="T8">and </text:span><text:span text:style-name="T83">it does not exist</text:span><text:span text:style-name="T15"> for </text:span><text:span text:style-name="T83">any</text:span><text:span text:style-name="T15"> even integer </text:span><text:span text:style-name="T447">a</text:span><text:span text:style-name="T15">.</text:span></text:p>
      <text:p text:style-name="P51"/>
      <text:p text:style-name="P137"><text:span text:style-name="T506">A</text:span><text:span text:style-name="T482">pplications for the inverse </text:span><text:span text:style-name="T504">include</text:span><text:span text:style-name="T483"> </text:span><text:a xlink:type="simple" xlink:href="https://en.wikipedia.org/wiki/Montgomery_modular_multiplication" text:style-name="Internet_20_link" text:visited-style-name="Visited_20_Internet_20_Link"><text:span text:style-name="T484">Montgomery </text:span></text:a><text:a xlink:type="simple" xlink:href="https://en.wikipedia.org/wiki/Montgomery_modular_multiplication" text:style-name="Internet_20_link" text:visited-style-name="Visited_20_Internet_20_Link"><text:span text:style-name="T495">m</text:span></text:a><text:a xlink:type="simple" xlink:href="https://en.wikipedia.org/wiki/Montgomery_modular_multiplication" text:style-name="Internet_20_link" text:visited-style-name="Visited_20_Internet_20_Link"><text:span text:style-name="T484">ultiplication</text:span></text:a><text:span text:style-name="T484"> </text:span><text:span text:style-name="T488">[1]</text:span><text:span text:style-name="T505">[16]</text:span><text:span text:style-name="T485">, </text:span><text:span text:style-name="T486">comput</text:span><text:span text:style-name="T489">ing</text:span><text:span text:style-name="T486"> exact division by a</text:span><text:span text:style-name="T502">n integer</text:span><text:span text:style-name="T486"> constant </text:span><text:span text:style-name="T484">[</text:span><text:span text:style-name="T502">2</text:span><text:span text:style-name="T484">]</text:span><text:span text:style-name="T486">,</text:span><text:span text:style-name="T482"> </text:span><text:span text:style-name="T486">test</text:span><text:span text:style-name="T489">ing</text:span><text:span text:style-name="T486"> for a zero remainder after dividing by a</text:span><text:span text:style-name="T502"> </text:span><text:span text:style-name="T486">constant </text:span><text:span text:style-name="T484">[</text:span><text:span text:style-name="T502">3</text:span><text:span text:style-name="T484">], </text:span><text:span text:style-name="T502">and </text:span><text:span text:style-name="T495">integer division [</text:span><text:span text:style-name="T502">4</text:span><text:span text:style-name="T495">].</text:span></text:p>
      <text:p text:style-name="P38"/>
      <text:p text:style-name="P40"><text:span text:style-name="T658">T</text:span>he inverse c<text:span text:style-name="T735">an</text:span> be calculated in <text:span text:style-name="T657">at least</text:span> <text:span text:style-name="T652">three </text:span>different ways. <text:s/>The <text:span text:style-name="T657">first and most well</text:span> known method is the <text:a xlink:type="simple" xlink:href="https://en.wikipedia.org/wiki/Extended_Euclidean_algorithm" text:style-name="Internet_20_link" text:visited-style-name="Visited_20_Internet_20_Link"><text:span text:style-name="T653">extended Euclidean algorithm</text:span></text:a><text:span text:style-name="T653"> </text:span>[5]. <text:s/>The second method is inspired by Newton’s method for approximating a reciprocal [6], <text:span text:style-name="T757">and we follow a convention of simply calling</text:span> <text:span text:style-name="T757">it </text:span>“Newton’s method”<text:span text:style-name="T736"><text:note text:id="ftn1" text:note-class="footnote"><text:note-citation>1</text:note-citation><text:note-body><text:p text:style-name="P192">More accurately it is Newton’s method over p-adic numbers, or a use of Hensel lifting.</text:p></text:note-body></text:note></text:span><text:span text:style-name="T736"> </text:span>[10]<text:span text:style-name="T736">. <text:s/>The third method was discovered by Dumas [7], and is expanded upon in this paper for implementation on a computer.</text:span></text:p>
      <text:p text:style-name="P39"/>
      <text:p text:style-name="P52"><text:span text:style-name="T763">For background, calculating the inverse via </text:span>Newton’s method <text:span text:style-name="T756">is almost always more efficient on a computer than</text:span> <text:span text:style-name="T767">via </text:span>the extended Euclidean algorithm. <text:s/><text:span text:style-name="T764">Given the modulus 2</text:span><text:span text:style-name="T538">w</text:span>, Newton’s <text:soft-page-break/>method has order of complexity <text:span text:style-name="T597">O</text:span><text:span text:style-name="T670">(log </text:span><text:span text:style-name="T596">w</text:span><text:span text:style-name="T670">), </text:span><text:span text:style-name="T676">as </text:span><text:span text:style-name="T659">compared to </text:span><text:span text:style-name="T597">O</text:span><text:span text:style-name="T670">(</text:span><text:span text:style-name="T596">w</text:span><text:span text:style-name="T670">) </text:span><text:span text:style-name="T659">for </text:span><text:span text:style-name="T675">the </text:span><text:span text:style-name="T659">extended Euclidean. <text:s/></text:span><text:span text:style-name="T671">Newton’s method </text:span><text:span text:style-name="T682">also</text:span><text:span text:style-name="T659"> </text:span><text:span text:style-name="T671">has a </text:span><text:span text:style-name="T674">better</text:span><text:span text:style-name="T671"> constant factor in its expected running time </text:span><text:span text:style-name="T677">due to the fact </text:span><text:span text:style-name="T678">that </text:span><text:span text:style-name="T677">it</text:span><text:span text:style-name="T671"> </text:span><text:span text:style-name="T678">uses</text:span><text:span text:style-name="T671"> no divisions</text:span><text:span text:style-name="T659">. <text:s/></text:span><text:span text:style-name="T660">Granlund and Montgomery [9] first mentioned </text:span><text:span text:style-name="T672">Newton’s method for the integer inverse</text:span><text:span text:style-name="T661">,</text:span><text:span text:style-name="T660"> Warren [10] provide</text:span><text:span text:style-name="T661">d</text:span><text:span text:style-name="T660"> an easy to follow algorithm and proof for it, and academic papers [7][11][12] and blog entries [8][13][14] further explore</text:span><text:span text:style-name="T661">d</text:span><text:span text:style-name="T660"> i</text:span><text:span text:style-name="T673">t</text:span><text:span text:style-name="T660">.</text:span></text:p>
      <text:p text:style-name="P64"/>
      <text:p text:style-name="P132"><text:span text:style-name="T102">Given the modulus 2</text:span><text:span text:style-name="T538">w</text:span><text:span text:style-name="T108">, </text:span><text:span text:style-name="T106">D</text:span><text:span text:style-name="T105">umas’ </text:span><text:span text:style-name="T157">A</text:span><text:span text:style-name="T105">lgorithm </text:span><text:span text:style-name="T157">3 [7] </text:span><text:span text:style-name="T144">has </text:span><text:span text:style-name="T151">nearly</text:span><text:span text:style-name="T107"> the same number </text:span><text:span text:style-name="T105">and type </text:span><text:span text:style-name="T107">of </text:span><text:span text:style-name="T109">o</text:span><text:span text:style-name="T107">peration</text:span><text:span text:style-name="T109">s as Newton’s method. <text:s/></text:span><text:span text:style-name="T147">In practice </text:span><text:span text:style-name="T155">however</text:span><text:span text:style-name="T144">, Dumas’ algorithm</text:span><text:span text:style-name="T105"> </text:span><text:span text:style-name="T173">can complete faster</text:span><text:span text:style-name="T105"> </text:span><text:span text:style-name="T145">on</text:span><text:span text:style-name="T105"> modern CPU</text:span><text:span text:style-name="T167">s</text:span><text:span text:style-name="T105"> </text:span><text:span text:style-name="T78">because </text:span><text:span text:style-name="T103">a</text:span><text:span text:style-name="T145"> CPU</text:span><text:span text:style-name="T105"> can </text:span><text:span text:style-name="T159">exploit</text:span><text:span text:style-name="T105"> instruction level parallelism when executing it </text:span><text:span text:style-name="T146">[8]. <text:s/></text:span><text:span text:style-name="T160">Section 6 </text:span><text:span text:style-name="T172">shows </text:span><text:span text:style-name="T173">its </text:span><text:span text:style-name="T149">i</text:span><text:span text:style-name="T172">mproved latency compared to</text:span><text:span text:style-name="T105"> Newton’s method. <text:s/></text:span><text:span text:style-name="T148">Th</text:span><text:span text:style-name="T150">e algorithm in this paper </text:span><text:span text:style-name="T160">further improves</text:span><text:span text:style-name="T148"> Dumas’ </text:span><text:span text:style-name="T160">algorithm </text:span><text:span text:style-name="T171">for use on a computer</text:span><text:span text:style-name="T152">.</text:span></text:p>
      <text:p text:style-name="P54"/>
      <text:h text:style-name="Heading_20_1" text:outline-level="1"><text:span text:style-name="T639">2 <text:s text:c="3"/>Computing t</text:span>he <text:span text:style-name="T765">Multiplicative Inverse</text:span></text:h>
      <text:p text:style-name="P88"/>
      <text:p text:style-name="P102">We present a <text:span text:style-name="T767">different derivation of</text:span> Dumas’ <text:span text:style-name="T767">A</text:span>lgorithm <text:span text:style-name="T767">3 that provides improvements to its flexibility</text:span> and efficiency <text:span text:style-name="T767">on a computer.</text:span></text:p>
      <text:p text:style-name="P61"/>
      <text:p text:style-name="P101"><text:span text:style-name="T51">For </text:span><text:span text:style-name="T63">the sake of </text:span><text:span text:style-name="T51">readability, we use </text:span><text:span text:style-name="T99">the expression</text:span><text:span text:style-name="T407"> pow(2, n)</text:span><text:span text:style-name="T51"> to represent </text:span><text:span text:style-name="T63">an</text:span><text:span text:style-name="T51"> integer 2</text:span><text:span text:style-name="T540">n</text:span><text:span text:style-name="T51">. <text:s/>For example,</text:span><text:span text:style-name="T530"> <text:s/></text:span><text:span text:style-name="T407">y </text:span><text:span text:style-name="T535">pow(2, n)</text:span><text:span text:style-name="T530"> <text:s/></text:span><text:span text:style-name="T100">would represent</text:span><text:span text:style-name="T529"> </text:span><text:span text:style-name="T407"><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1">.</text:span></text:p>
      <text:p text:style-name="P100"/>
      <text:p text:style-name="P99"><text:span text:style-name="T9">Let </text:span><text:span text:style-name="T444">a</text:span><text:span text:style-name="T9"> be </text:span><text:span text:style-name="T2">an odd integer </text:span><text:span text:style-name="T9">for which </text:span><text:span text:style-name="T10">we</text:span><text:span text:style-name="T9"> w</text:span><text:span text:style-name="T70">ish</text:span><text:span text:style-name="T9"> to find the </text:span><text:span text:style-name="T103">multiplicative </text:span><text:span text:style-name="T9">inverse</text:span><text:span text:style-name="T16"> </text:span><text:span text:style-name="T12">(</text:span><text:span text:style-name="T16">mod 2</text:span><text:span text:style-name="T537">w</text:span><text:span text:style-name="T12">)</text:span><text:span text:style-name="T9">.</text:span></text:p>
      <text:p text:style-name="P95"><text:span text:style-name="T9">Let</text:span><text:span text:style-name="T2"> </text:span><text:span text:style-name="T427">w</text:span><text:span text:style-name="T175"> </text:span><text:span text:style-name="T176">be</text:span><text:span text:style-name="T177"> a po</text:span><text:span text:style-name="T178">sitive integer</text:span><text:span text:style-name="T229">. <text:s/></text:span><text:span text:style-name="T186">I</text:span><text:span text:style-name="T179">n practice </text:span><text:span text:style-name="T180">we</text:span><text:span text:style-name="T229"> </text:span><text:span text:style-name="T181">set</text:span><text:span text:style-name="T179"> </text:span><text:span text:style-name="T411">w</text:span><text:span text:style-name="T182"> </text:span><text:span text:style-name="T181">to</text:span><text:span text:style-name="T175"> </text:span><text:span text:style-name="T174">the</text:span><text:span text:style-name="T2"> bit width of the </text:span><text:span text:style-name="T4">arithmetic</text:span><text:span text:style-name="T2"> </text:span><text:span text:style-name="T10">we</text:span><text:span text:style-name="T3"> </text:span><text:span text:style-name="T53">will </text:span><text:span text:style-name="T3">us</text:span><text:span text:style-name="T48">e</text:span><text:span text:style-name="T5"> </text:span><text:span text:style-name="T6">on </text:span><text:span text:style-name="T46">a</text:span><text:span text:style-name="T6"> </text:span><text:span text:style-name="T4">computer; </text:span><text:span text:style-name="T48">m</text:span><text:span text:style-name="T47">ost commonly </text:span><text:span text:style-name="T400">w</text:span><text:span text:style-name="T47"> </text:span><text:span text:style-name="T64">is</text:span><text:span text:style-name="T47"> 32 or 64, </text:span><text:span text:style-name="T53">for</text:span><text:span text:style-name="T47"> a 32 bit or 64 bit computer architecture.</text:span></text:p>
      <text:p text:style-name="P98"><text:span text:style-name="T9">Let</text:span><text:span text:style-name="T2"> </text:span><text:span text:style-name="T431">k</text:span><text:span text:style-name="T175"> </text:span><text:span text:style-name="T176">be</text:span><text:span text:style-name="T177"> a</text:span><text:span text:style-name="T230"> </text:span><text:span text:style-name="T177">po</text:span><text:span text:style-name="T178">sitive integer </text:span><text:span text:style-name="T184">such that </text:span><text:span text:style-name="T420">k</text:span><text:span text:style-name="T184"> divides </text:span><text:span text:style-name="T412">w,</text:span><text:span text:style-name="T184"> and </text:span><text:span text:style-name="T207">such that</text:span><text:span text:style-name="T184"> (</text:span><text:span text:style-name="T412">w</text:span><text:span text:style-name="T184">/</text:span><text:span text:style-name="T420">k</text:span><text:span text:style-name="T184">)</text:span><text:span text:style-name="T412"> </text:span><text:span text:style-name="T184">is a power of 2. <text:s/></text:span><text:span text:style-name="T230">We usually wish to use </text:span><text:span text:style-name="T425">k</text:span><text:span text:style-name="T230">&lt;=5 </text:span><text:span text:style-name="T231">(in order to use simple direct formulas from section 5)</text:span><text:span text:style-name="T230">, so if a </text:span><text:span text:style-name="T425">k</text:span><text:span text:style-name="T230"> in that range does not exist, increase </text:span><text:span text:style-name="T425">w</text:span><text:span text:style-name="T230"> by the minimal amount needed to obtain a </text:span><text:span text:style-name="T231">satisfactory</text:span><text:span text:style-name="T230"> </text:span><text:span text:style-name="T425">k</text:span><text:span text:style-name="T230">;</text:span><text:span text:style-name="T229"> th</text:span><text:span text:style-name="T231">e</text:span><text:span text:style-name="T229"> algorithm’s result will suffice for your </text:span><text:span text:style-name="T230">original</text:span><text:span text:style-name="T229"> value of </text:span><text:span text:style-name="T424">w</text:span><text:span text:style-name="T229">. <text:s/></text:span><text:span text:style-name="T184"><text:s/></text:span><text:span text:style-name="T185">Common choices for </text:span><text:span text:style-name="T420">k</text:span><text:span text:style-name="T185"> would be 1, 2, or 4. <text:s/></text:span><text:span text:style-name="T209">We can note in advance that d</text:span><text:span text:style-name="T199">oubling </text:span><text:span text:style-name="T208">the size of</text:span><text:span text:style-name="T199"> </text:span><text:span text:style-name="T420">k</text:span><text:span text:style-name="T199"> </text:span><text:span text:style-name="T200">decreases</text:span><text:span text:style-name="T199"> the number of iterations </text:span><text:span text:style-name="T200">required by </text:span><text:span text:style-name="T207">the</text:span><text:span text:style-name="T199"> </text:span><text:span text:style-name="T226">upcoming </text:span><text:span text:style-name="T199">recurrence </text:span><text:span text:style-name="T199"><text:sequence-ref text:reference-format="text" text:ref-name="refText3">(4)</text:sequence-ref></text:span><text:span text:style-name="T199"><text:s/>by 1.</text:span></text:p>
      <text:p text:style-name="P78"/>
      <text:p text:style-name="P104"><text:span text:style-name="T215">S</text:span><text:span text:style-name="T174">et </text:span><text:span text:style-name="T426">x</text:span><text:span text:style-name="T563">0</text:span><text:span text:style-name="T174"> </text:span><text:span text:style-name="T215">to</text:span><text:span text:style-name="T174"> </text:span><text:span text:style-name="T189">an</text:span><text:span text:style-name="T215">y</text:span><text:span text:style-name="T174"> integer that </text:span><text:span text:style-name="T215">satisfies</text:span></text:p>
      <table:table table:name="Table4" table:style-name="Table4">
        <table:table-column table:style-name="Table4.A"/>
        <table:table-column table:style-name="Table4.B"/>
        <table:table-header-rows>
          <table:table-row>
            <table:table-cell table:style-name="Table4.A1" office:value-type="string">
              <text:p text:style-name="P148"><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67">(<text:sequence text:ref-name="refText1" text:name="Text" text:formula="ooow:Text+1" style:num-format="1">2</text:sequence>)</text:p>
            </table:table-cell>
          </table:table-row>
        </table:table-header-rows>
      </table:table>
      <text:p text:style-name="P103"><text:span text:style-name="T186">S</text:span><text:span text:style-name="T223">e</text:span><text:span text:style-name="T186">ction </text:span><text:span text:style-name="T198">5</text:span><text:span text:style-name="T186"> </text:span><text:span text:style-name="T223">lists</text:span><text:span text:style-name="T188"> formulas </text:span><text:span text:style-name="T216">for</text:span><text:span text:style-name="T188"> </text:span><text:span text:style-name="T414">x</text:span><text:span text:style-name="T561">0</text:span><text:span text:style-name="T291"> </text:span><text:span text:style-name="T223">for</text:span><text:span text:style-name="T217"> values of</text:span><text:span text:style-name="T186"> </text:span><text:span text:style-name="T421">k</text:span><text:span text:style-name="T223">=</text:span><text:span text:style-name="T222">1, </text:span><text:span text:style-name="T223">2, or</text:span><text:span text:style-name="T222"> 4</text:span><text:span text:style-name="T188">. <text:s/></text:span><text:span text:style-name="T186">For example, if we are using</text:span><text:span text:style-name="T187"> </text:span><text:span text:style-name="T421">k</text:span><text:span text:style-name="T187">=1, </text:span><text:span text:style-name="T223">then</text:span><text:span text:style-name="T187"> </text:span><text:span text:style-name="T413">x</text:span><text:span text:style-name="T560">0</text:span><text:span text:style-name="T187">=1</text:span><text:span text:style-name="T213"> satisf</text:span><text:span text:style-name="T223">ies</text:span><text:span text:style-name="T187"> </text:span><text:span text:style-name="T187"><text:sequence-ref text:reference-format="text" text:ref-name="refText1">(2)</text:sequence-ref></text:span><text:span text:style-name="T174">.</text:span></text:p>
      <text:p text:style-name="P79"/>
      <text:p text:style-name="P105"><text:span text:style-name="T174">Set</text:span><text:span text:style-name="T214"> </text:span><text:span text:style-name="T428">y</text:span><text:span text:style-name="T214"> </text:span><text:span text:style-name="T215">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48"><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67">(<text:sequence text:ref-name="refText2" text:name="Text" text:formula="ooow:Text+1" style:num-format="1">3</text:sequence>)</text:p>
            </table:table-cell>
          </table:table-row>
        </table:table-header-rows>
      </table:table>
      <text:p text:style-name="P60"/>
      <text:p text:style-name="P110"><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47"><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6">(<text:sequence text:ref-name="refText3" text:name="Text" text:formula="ooow:Text+1" style:num-format="1">4</text:sequence>)</text:p>
            </table:table-cell>
          </table:table-row>
        </table:table-header-rows>
      </table:table>
      <text:p text:style-name="P73"/>
      <text:p text:style-name="P115"><text:soft-page-break/><text:span text:style-name="T322">S</text:span><text:span text:style-name="T294">et </text:span><text:span text:style-name="T445">p</text:span><text:span text:style-name="T350"> to the integer</text:span></text:p>
      <table:table table:name="Table84" table:style-name="Table84">
        <table:table-column table:style-name="Table84.A"/>
        <table:table-column table:style-name="Table84.B"/>
        <table:table-header-rows>
          <table:table-row>
            <table:table-cell table:style-name="Table84.A1" office:value-type="string">
              <text:p text:style-name="P147"><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6">(<text:sequence text:ref-name="refText4" text:name="Text" text:formula="ooow:Text+1" style:num-format="1">5</text:sequence>)</text:p>
            </table:table-cell>
          </table:table-row>
        </table:table-header-rows>
      </table:table>
      <text:p text:style-name="P134"><text:span text:style-name="T364">And p</text:span><text:span text:style-name="T321">erform </text:span><text:span text:style-name="T512">p</text:span><text:span text:style-name="T321"> iterations of r</text:span><text:span text:style-name="T315">ecurrence </text:span><text:span text:style-name="T316">relation </text:span><text:span text:style-name="T316"><text:sequence-ref text:reference-format="text" text:ref-name="refText3">(4)</text:sequence-ref></text:span><text:span text:style-name="T316">.</text:span></text:p>
      <text:p text:style-name="P134"><text:span text:style-name="T351">The resulting </text:span><text:span text:style-name="T524">x</text:span><text:span text:style-name="T569">p</text:span><text:span text:style-name="T296"> </text:span><text:span text:style-name="T358">is</text:span><text:span text:style-name="T317"> </text:span><text:span text:style-name="T321">the</text:span><text:span text:style-name="T317"> desired </text:span><text:span text:style-name="T376">integer </text:span><text:span text:style-name="T317">inverse </text:span><text:span text:style-name="T324">of</text:span><text:span text:style-name="T317"> </text:span><text:span text:style-name="T525">a</text:span><text:span text:style-name="T317">, </text:span><text:span text:style-name="T318">satisfying</text:span></text:p>
      <table:table table:name="Table62" table:style-name="Table62">
        <table:table-column table:style-name="Table62.A"/>
        <table:table-column table:style-name="Table62.B"/>
        <table:table-header-rows>
          <table:table-row>
            <table:table-cell table:style-name="Table62.A1" office:value-type="string">
              <text:p text:style-name="P147"><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6"><text:s/>(<text:sequence text:ref-name="refText5" text:name="Text" text:formula="ooow:Text+1" style:num-format="1">6</text:sequence>)</text:p>
            </table:table-cell>
          </table:table-row>
        </table:table-header-rows>
      </table:table>
      <text:p text:style-name="P55"/>
      <text:p text:style-name="P116"><text:span text:style-name="T49">T</text:span><text:span text:style-name="T34">he following</text:span><text:span text:style-name="T35"> C </text:span><text:span text:style-name="T36">function</text:span><text:span text:style-name="T35"> implements the algorithm, using </text:span><text:span text:style-name="T398">w</text:span><text:span text:style-name="T35">=</text:span><text:span text:style-name="T71">64</text:span><text:span text:style-name="T35">, </text:span><text:span text:style-name="T404">k</text:span><text:span text:style-name="T35">=</text:span><text:span text:style-name="T49">4</text:span><text:span text:style-name="T35">, and thus </text:span><text:span text:style-name="T398">p</text:span><text:span text:style-name="T35">=</text:span><text:span text:style-name="T71">4</text:span><text:span text:style-name="T35">:</text:span></text:p>
      <text:p text:style-name="P50"/>
      <text:list xml:id="list2276493669" text:style-name="L1">
        <text:list-item>
          <text:p text:style-name="P193"><text:span text:style-name="T294"><text:s/>uint</text:span><text:span text:style-name="T356">64</text:span><text:span text:style-name="T294">_t </text:span><text:span text:style-name="T311">integer</text:span><text:span text:style-name="T294">_inv</text:span><text:span text:style-name="T311">erse</text:span><text:span text:style-name="T294">(uint</text:span><text:span text:style-name="T356">64</text:span><text:span text:style-name="T294">_t </text:span><text:span text:style-name="T353">a</text:span><text:span text:style-name="T294">)</text:span></text:p>
        </text:list-item>
        <text:list-item>
          <text:p text:style-name="P200"><text:s/>{</text:p>
        </text:list-item>
        <text:list-item>
          <text:p text:style-name="P204"><text:s text:c="4"/>assert(<text:span text:style-name="T752">a</text:span>%2 == 1);</text:p>
        </text:list-item>
        <text:list-item>
          <text:p text:style-name="P196"><text:span text:style-name="T294"><text:s text:c="4"/>uint</text:span><text:span text:style-name="T342">64</text:span><text:span text:style-name="T294">_t x0 = </text:span><text:span text:style-name="T312">(3*</text:span><text:span text:style-name="T353">a</text:span><text:span text:style-name="T312">)^2; <text:s text:c="5"/>// </text:span><text:span text:style-name="T322">See section </text:span><text:span text:style-name="T341">5, </text:span><text:span text:style-name="T322">formula </text:span><text:span text:style-name="T341">3.</text:span></text:p>
        </text:list-item>
        <text:list-item>
          <text:p text:style-name="P196"><text:span text:style-name="T322"><text:s text:c="4"/></text:span><text:span text:style-name="T294">uint</text:span><text:span text:style-name="T342">64</text:span><text:span text:style-name="T323">_t y = 1 - </text:span><text:span text:style-name="T353">a</text:span><text:span text:style-name="T323">*x0;</text:span></text:p>
        </text:list-item>
        <text:list-item>
          <text:p text:style-name="P196"><text:span text:style-name="T314"><text:s text:c="4"/></text:span><text:span text:style-name="T294">uint</text:span><text:span text:style-name="T342">64</text:span><text:span text:style-name="T314">_t x</text:span><text:span text:style-name="T313">1 = x0*(</text:span><text:span text:style-name="T345">1 + y</text:span><text:span text:style-name="T313">);</text:span></text:p>
        </text:list-item>
        <text:list-item>
          <text:p text:style-name="P197"><text:span text:style-name="T313"><text:s text:c="4"/></text:span><text:span text:style-name="T323">y *= y;</text:span></text:p>
        </text:list-item>
        <text:list-item>
          <text:p text:style-name="P196"><text:span text:style-name="T323"><text:s text:c="4"/></text:span><text:span text:style-name="T294">uint</text:span><text:span text:style-name="T342">64</text:span><text:span text:style-name="T314">_t x</text:span><text:span text:style-name="T313">2 = x1*(</text:span><text:span text:style-name="T345">1 + y</text:span><text:span text:style-name="T313">);</text:span></text:p>
        </text:list-item>
        <text:list-item>
          <text:p text:style-name="P208"><text:s text:c="4"/>y *= y;</text:p>
        </text:list-item>
        <text:list-item>
          <text:p text:style-name="P196"><text:span text:style-name="T314"><text:s text:c="2"/></text:span><text:span text:style-name="T294">uint</text:span><text:span text:style-name="T342">64</text:span><text:span text:style-name="T314">_t x</text:span><text:span text:style-name="T313">3 = x2*(</text:span><text:span text:style-name="T345">1 + y</text:span><text:span text:style-name="T313">);</text:span></text:p>
        </text:list-item>
        <text:list-item>
          <text:p text:style-name="P209"><text:s text:c="2"/><text:span text:style-name="T654">y *= y;</text:span></text:p>
        </text:list-item>
        <text:list-item>
          <text:p text:style-name="P196"><text:span text:style-name="T314"><text:s text:c="2"/>uint</text:span><text:span text:style-name="T342">64</text:span><text:span text:style-name="T314">_t x</text:span><text:span text:style-name="T343">4</text:span><text:span text:style-name="T313"> = x</text:span><text:span text:style-name="T344">3</text:span><text:span text:style-name="T313">*(</text:span><text:span text:style-name="T345">1 + y</text:span><text:span text:style-name="T313">);</text:span></text:p>
        </text:list-item>
        <text:list-item>
          <text:p text:style-name="P209"><text:s text:c="2"/>return x<text:span text:style-name="T738">4</text:span>;</text:p>
        </text:list-item>
        <text:list-item>
          <text:p text:style-name="P201">}</text:p>
        </text:list-item>
      </text:list>
      <text:p text:style-name="P3"/>
      <text:p text:style-name="P82">Figure 1: C code for the <text:span text:style-name="T755">64</text:span> bit integer inverse.</text:p>
      <text:p text:style-name="P69"/>
      <text:p text:style-name="P106"><text:span text:style-name="T295">N</text:span><text:span text:style-name="T294">ot</text:span><text:span text:style-name="T325">e that a</text:span><text:span text:style-name="T41">ny </text:span><text:span text:style-name="T59">unsigned </text:span><text:span text:style-name="T50">computer </text:span><text:span text:style-name="T41">arithmetic instruction </text:span><text:span text:style-name="T81">that has</text:span><text:span text:style-name="T41"> bit width </text:span><text:span text:style-name="T399">w</text:span><text:span text:style-name="T41"> </text:span><text:span text:style-name="T50">automatically gets </text:span><text:span text:style-name="T22">performed modulo 2</text:span><text:span text:style-name="T534">w</text:span><text:span text:style-name="T41">.</text:span><text:span text:style-name="T4"> <text:s/></text:span><text:span text:style-name="T84">This is reflected </text:span><text:span text:style-name="T33">i</text:span><text:span text:style-name="T23">n</text:span><text:span text:style-name="T21"> C and C++;</text:span><text:span text:style-name="T84"> </text:span><text:span text:style-name="T58">the </text:span><text:span text:style-name="T21">data types</text:span><text:span text:style-name="T24"> </text:span><text:span text:style-name="T21">uint32_t </text:span><text:span text:style-name="T54">and </text:span><text:span text:style-name="T21">uint64_t</text:span><text:span text:style-name="T54"> respectively </text:span><text:span text:style-name="T58">ensure</text:span><text:span text:style-name="T54"> arithmetic modulo 2</text:span><text:span text:style-name="T543">32</text:span><text:span text:style-name="T54"> and 2</text:span><text:span text:style-name="T543">64</text:span><text:span text:style-name="T54">.</text:span></text:p>
      <text:p text:style-name="P56"/>
      <text:h text:style-name="P185" text:outline-level="1"><text:span text:style-name="T381">3</text:span><text:span text:style-name="T382"> <text:s text:c="3"/></text:span><text:span text:style-name="T381">Proof</text:span></text:h>
      <text:p text:style-name="P135"/>
      <text:p text:style-name="P107"><text:span text:style-name="T610">R</text:span><text:span text:style-name="T602">earrang</text:span><text:span text:style-name="T615">ing</text:span><text:span text:style-name="T600"> </text:span><text:span text:style-name="T600"><text:sequence-ref text:reference-format="text" text:ref-name="refText2">(3)</text:sequence-ref></text:span><text:span text:style-name="T600">,</text:span></text:p>
      <table:table table:name="Table3" table:style-name="Table3">
        <table:table-column table:style-name="Table3.A"/>
        <table:table-column table:style-name="Table3.B"/>
        <table:table-header-rows>
          <table:table-row>
            <table:table-cell table:style-name="Table3.A1" office:value-type="string">
              <text:p text:style-name="P159"><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78">(<text:sequence text:ref-name="refText6" text:name="Text" text:formula="ooow:Text+1" style:num-format="1">7</text:sequence>)</text:p>
            </table:table-cell>
          </table:table-row>
        </table:table-header-rows>
      </table:table>
      <text:p text:style-name="P129"><text:span text:style-name="T600">Assume </text:span><text:span text:style-name="T614">for an arbitrary value of integer</text:span><text:span text:style-name="T600"> </text:span><text:span text:style-name="T571">n</text:span><text:span text:style-name="T600"> that</text:span></text:p>
      <table:table table:name="Table36" table:style-name="Table36">
        <table:table-column table:style-name="Table36.A"/>
        <table:table-column table:style-name="Table36.B"/>
        <table:table-header-rows>
          <table:table-row>
            <table:table-cell table:style-name="Table36.A1" office:value-type="string">
              <text:p text:style-name="P159"><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78">(<text:sequence text:ref-name="refText7" text:name="Text" text:formula="ooow:Text+1" style:num-format="1">8</text:sequence>)</text:p>
            </table:table-cell>
          </table:table-row>
        </table:table-header-rows>
      </table:table>
      <text:p text:style-name="P109"><text:span text:style-name="T611">Multiply both sides of</text:span><text:span text:style-name="T600"> </text:span><text:span text:style-name="T600"><text:sequence-ref text:reference-format="text" text:ref-name="refText3">(4)</text:sequence-ref></text:span><text:span text:style-name="T600"><text:s/></text:span><text:span text:style-name="T611">by </text:span><text:span text:style-name="T574">a</text:span><text:span text:style-name="T616">.</text:span></text:p>
      <table:table table:name="Table20" table:style-name="Table20">
        <table:table-column table:style-name="Table20.A"/>
        <table:table-column table:style-name="Table20.B"/>
        <table:table-header-rows>
          <table:table-row>
            <table:table-cell table:style-name="Table20.A1" office:value-type="string">
              <text:p text:style-name="P149"><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68">(<text:sequence text:ref-name="refText8" text:name="Text" text:formula="ooow:Text+1" style:num-format="1">9</text:sequence>)</text:p>
            </table:table-cell>
          </table:table-row>
        </table:table-header-rows>
      </table:table>
      <text:p text:style-name="P111"><text:span text:style-name="T751">Substitute</text:span> <text:span text:style-name="T294"><text:sequence-ref text:reference-format="text" text:ref-name="refText7">(8)</text:sequence-ref></text:span><text:span text:style-name="T294"><text:s/></text:span><text:span text:style-name="T352">for </text:span><text:span text:style-name="T353">a</text:span><text:span text:style-name="T437">x</text:span><text:span text:style-name="T557">n </text:span><text:span text:style-name="T352">.</text:span></text:p>
      <table:table table:name="Table22" table:style-name="Table22">
        <table:table-column table:style-name="Table22.A"/>
        <table:table-column table:style-name="Table22.B"/>
        <table:table-header-rows>
          <table:table-row>
            <table:table-cell table:style-name="Table22.A1" office:value-type="string">
              <text:p text:style-name="P150"><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69">(<text:sequence text:ref-name="refText9" text:name="Text" text:formula="ooow:Text+1" style:num-format="1">10</text:sequence>)</text:p>
            </table:table-cell>
          </table:table-row>
        </table:table-header-rows>
      </table:table>
      <text:p text:style-name="P111"><text:span text:style-name="T368">By induction, base case </text:span><text:span text:style-name="T294"><text:sequence-ref text:reference-format="text" text:ref-name="refText6">(7)</text:sequence-ref></text:span><text:span text:style-name="T294"><text:s/></text:span><text:span text:style-name="T368">and steps </text:span><text:span text:style-name="T368"><text:sequence-ref text:reference-format="text" text:ref-name="refText7">(8)</text:sequence-ref></text:span><text:span text:style-name="T368"><text:s/></text:span><text:span text:style-name="T294"><text:sequence-ref text:reference-format="text" text:ref-name="refText9">(10)</text:sequence-ref></text:span><text:span text:style-name="T294"><text:s/></text:span><text:span text:style-name="T349">prove</text:span><text:span text:style-name="T294">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59"><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78">(<text:sequence text:ref-name="refText10" text:name="Text" text:formula="ooow:Text+1" style:num-format="1">11</text:sequence>)</text:p>
            </table:table-cell>
          </table:table-row>
        </table:table-header-rows>
      </table:table>
      <text:p text:style-name="P113"><text:soft-page-break/><text:span text:style-name="T349">Substitut</text:span><text:span text:style-name="T360">e</text:span><text:span text:style-name="T294"> </text:span><text:span text:style-name="T294"><text:sequence-ref text:reference-format="text" text:ref-name="refText2">(3)</text:sequence-ref></text:span><text:span text:style-name="T294"><text:s/></text:span><text:span text:style-name="T360">for </text:span><text:span text:style-name="T440">y</text:span><text:span text:style-name="T360">.</text:span></text:p>
      <table:table table:name="Table19" table:style-name="Table19">
        <table:table-column table:style-name="Table19.A"/>
        <table:table-column table:style-name="Table19.B"/>
        <table:table-header-rows>
          <table:table-row>
            <table:table-cell table:style-name="Table19.A1" office:value-type="string">
              <text:p text:style-name="P159"><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78">(<text:sequence text:ref-name="refText11" text:name="Text" text:formula="ooow:Text+1" style:num-format="1">12</text:sequence>)</text:p>
            </table:table-cell>
          </table:table-row>
        </table:table-header-rows>
      </table:table>
      <text:p text:style-name="P108"><text:span text:style-name="T601">B</text:span><text:span text:style-name="T600">y definition of congruence, </text:span><text:span text:style-name="T604">there exists </text:span><text:span text:style-name="T612">an</text:span><text:span text:style-name="T603"> integer </text:span><text:span text:style-name="T577">q</text:span><text:span text:style-name="T603"> such that</text:span><text:span text:style-name="T324"> </text:span><text:span text:style-name="T361">we can restate </text:span><text:span text:style-name="T324"><text:sequence-ref text:reference-format="text" text:ref-name="refText1">(2)</text:sequence-ref></text:span><text:span text:style-name="T324"><text:s/></text:span><text:span text:style-name="T367">as</text:span></text:p>
      <table:table table:name="Table6" table:style-name="Table6">
        <table:table-column table:style-name="Table6.A"/>
        <table:table-column table:style-name="Table6.B"/>
        <table:table-header-rows>
          <table:table-row>
            <table:table-cell table:style-name="Table6.A1" office:value-type="string">
              <text:p text:style-name="P151"><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70">(<text:sequence text:ref-name="refText12" text:name="Text" text:formula="ooow:Text+1" style:num-format="1">13</text:sequence>)</text:p>
            </table:table-cell>
          </table:table-row>
        </table:table-header-rows>
      </table:table>
      <text:p text:style-name="P112"><text:span text:style-name="T191">Substitut</text:span><text:span text:style-name="T221">e</text:span><text:span text:style-name="T191"> </text:span><text:span text:style-name="T191"><text:sequence-ref text:reference-format="text" text:ref-name="refText12">(13)</text:sequence-ref></text:span><text:span text:style-name="T191"><text:s/></text:span><text:span text:style-name="T174">into </text:span><text:span text:style-name="T174"><text:sequence-ref text:reference-format="text" text:ref-name="refText11">(12)</text:sequence-ref></text:span><text:span text:style-name="T174">.</text:span></text:p>
      <table:table table:name="Table24" table:style-name="Table24">
        <table:table-column table:style-name="Table24.A"/>
        <table:table-column table:style-name="Table24.B"/>
        <table:table-header-rows>
          <table:table-row>
            <table:table-cell table:style-name="Table24.A1" office:value-type="string">
              <text:p text:style-name="P159"><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78">(<text:sequence text:ref-name="refText13" text:name="Text" text:formula="ooow:Text+1" style:num-format="1">14</text:sequence>)</text:p>
            </table:table-cell>
          </table:table-row>
        </table:table-header-rows>
      </table:table>
      <text:p text:style-name="P114"><text:span text:style-name="T174">Since </text:span><text:span text:style-name="T174"><text:sequence-ref text:reference-format="text" text:ref-name="refText4">(5)</text:sequence-ref></text:span><text:span text:style-name="T174"><text:s/></text:span><text:span text:style-name="T211">sets <text:s/></text:span><text:span text:style-name="T423">p</text:span><text:span text:style-name="T527"> </text:span><text:span text:style-name="T423">=</text:span><text:span text:style-name="T527"> </text:span><text:span text:style-name="T228">log</text:span><text:span text:style-name="T570">2 </text:span><text:span text:style-name="T228">(</text:span><text:span text:style-name="T423">w</text:span><text:span text:style-name="T527"> </text:span><text:span text:style-name="T228">/</text:span><text:span text:style-name="T528"> </text:span><text:span text:style-name="T423">k</text:span><text:span text:style-name="T228">)</text:span><text:span text:style-name="T528"> </text:span><text:span text:style-name="T228">,</text:span></text:p>
      <table:table table:name="Table29" table:style-name="Table29">
        <table:table-column table:style-name="Table29.A"/>
        <table:table-column table:style-name="Table29.B"/>
        <table:table-header-rows>
          <table:table-row>
            <table:table-cell table:style-name="Table29.A1" office:value-type="string">
              <text:p text:style-name="P152"><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71">(<text:sequence text:ref-name="refText14" text:name="Text" text:formula="ooow:Text+1" style:num-format="1">15</text:sequence>)</text:p>
            </table:table-cell>
          </table:table-row>
        </table:table-header-rows>
      </table:table>
      <text:p text:style-name="P80"/>
      <text:p text:style-name="P118"><text:span text:style-name="T197">Th</text:span><text:span text:style-name="T212">us</text:span><text:span text:style-name="T211"> </text:span><text:span text:style-name="T429">x</text:span><text:span text:style-name="T564">p</text:span><text:span text:style-name="T192"> </text:span><text:span text:style-name="T193">is</text:span><text:span text:style-name="T194"> </text:span><text:span text:style-name="T190">the</text:span><text:span text:style-name="T194"> </text:span><text:span text:style-name="T195">integer </text:span><text:span text:style-name="T227">multiplicative</text:span><text:span text:style-name="T194"> inverse </text:span><text:span text:style-name="T193">of</text:span><text:span text:style-name="T194"> </text:span><text:span text:style-name="T430">a</text:span><text:span text:style-name="T194"> </text:span><text:span text:style-name="T174">(mod 2</text:span><text:span text:style-name="T548">w</text:span><text:span text:style-name="T174">).</text:span></text:p>
      <text:p text:style-name="P87"/>
      <text:h text:style-name="P186" text:outline-level="1"><text:span text:style-name="T383">4</text:span><text:span text:style-name="T382"> <text:s text:c="3"/></text:span><text:span text:style-name="T383">Relationship to Newton’s Method</text:span></text:h>
      <text:p text:style-name="Standard"/>
      <text:p text:style-name="P71"><text:span text:style-name="T621">We can show that the algorithm of Section 2 </text:span><text:span text:style-name="T629">is closely related to </text:span><text:span text:style-name="T621">Newton’s method.</text:span></text:p>
      <text:p text:style-name="P57"/>
      <text:p text:style-name="P70"><text:span text:style-name="T632">Restating</text:span><text:span text:style-name="T631"> recurrence</text:span><text:span text:style-name="T623"> </text:span><text:span text:style-name="T623"><text:sequence-ref text:reference-format="text" text:ref-name="refText3">(4)</text:sequence-ref></text:span><text:span text:style-name="T623">,</text:span></text:p>
      <table:table table:name="Table1" table:style-name="Table1">
        <table:table-column table:style-name="Table1.A"/>
        <table:table-column table:style-name="Table1.B"/>
        <table:table-header-rows>
          <table:table-row>
            <table:table-cell table:style-name="Table1.A1" office:value-type="string">
              <text:p text:style-name="P160"><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79">(<text:sequence text:ref-name="refText15" text:name="Text" text:formula="ooow:Text+1" style:num-format="1">16</text:sequence>)</text:p>
            </table:table-cell>
          </table:table-row>
        </table:table-header-rows>
      </table:table>
      <text:p text:style-name="P70"><text:span text:style-name="T621">Substitut</text:span><text:span text:style-name="T632">e</text:span><text:span text:style-name="T621"> </text:span><text:span text:style-name="T621"><text:sequence-ref text:reference-format="text" text:ref-name="refText10">(11)</text:sequence-ref></text:span><text:span text:style-name="T621"><text:s/></text:span><text:span text:style-name="T632">into </text:span><text:span text:style-name="T632"><text:sequence-ref text:reference-format="text" text:ref-name="refText15">(16)</text:sequence-ref></text:span><text:span text:style-name="T632">.</text:span></text:p>
      <table:table table:name="Table28" table:style-name="Table28">
        <table:table-column table:style-name="Table28.A"/>
        <table:table-column table:style-name="Table28.B"/>
        <table:table-header-rows>
          <table:table-row>
            <table:table-cell table:style-name="Table28.A1" office:value-type="string">
              <text:p text:style-name="P160"><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79">(<text:sequence text:ref-name="refText16" text:name="Text" text:formula="ooow:Text+1" style:num-format="1">17</text:sequence>)</text:p>
            </table:table-cell>
          </table:table-row>
        </table:table-header-rows>
      </table:table>
      <text:p text:style-name="P71"><text:span text:style-name="T621">T</text:span><text:span text:style-name="T622">he recurrence for the </text:span><text:span text:style-name="T636">multiplicative</text:span><text:span text:style-name="T622"> inverse via Newton’s method </text:span><text:span text:style-name="T621">[10]</text:span><text:span text:style-name="T622"> is given as</text:span></text:p>
      <table:table table:name="Table30" table:style-name="Table30">
        <table:table-column table:style-name="Table30.A"/>
        <table:table-column table:style-name="Table30.B"/>
        <table:table-header-rows>
          <table:table-row>
            <table:table-cell table:style-name="Table30.A1" office:value-type="string">
              <text:p text:style-name="P160"><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79">(<text:sequence text:ref-name="refText17" text:name="Text" text:formula="ooow:Text+1" style:num-format="1">18</text:sequence>)</text:p>
            </table:table-cell>
          </table:table-row>
        </table:table-header-rows>
      </table:table>
      <text:p text:style-name="P58"/>
      <text:p text:style-name="P72"><text:span text:style-name="T621">Tak</text:span><text:span text:style-name="T626">ing</text:span><text:span text:style-name="T621"> this modulo 2</text:span><text:span text:style-name="T553">w</text:span><text:span text:style-name="T628"> </text:span><text:span text:style-name="T633">results in</text:span><text:span text:style-name="T628"> </text:span><text:span text:style-name="T627"><text:sequence-ref text:reference-format="text" text:ref-name="refText16">(17)</text:sequence-ref></text:span><text:span text:style-name="T627">, </text:span><text:span text:style-name="T630">and t</text:span><text:span text:style-name="T627">hus </text:span><text:span text:style-name="T625">for all </text:span><text:span text:style-name="T580">n</text:span><text:span text:style-name="T625">, </text:span><text:span text:style-name="T624">the</text:span><text:span text:style-name="T627"> Newton’s method </text:span><text:span text:style-name="T624">recurrence</text:span></text:p>
      <text:p text:style-name="P72"><text:span text:style-name="T633">and</text:span><text:span text:style-name="T627"> Section 2’s recurrence</text:span><text:span text:style-name="T623"> </text:span><text:span text:style-name="T623"><text:sequence-ref text:reference-format="text" text:ref-name="refText3">(4)</text:sequence-ref></text:span><text:span text:style-name="T623"><text:s/></text:span><text:span text:style-name="T633">produce </text:span><text:span text:style-name="T634">equivalent</text:span><text:span text:style-name="T633"> values modulo </text:span><text:span text:style-name="T621">2</text:span><text:span text:style-name="T553">w</text:span><text:span text:style-name="T554"> </text:span><text:span text:style-name="T631">(i.e. </text:span><text:span text:style-name="T630">up to </text:span><text:span text:style-name="T581">w</text:span><text:span text:style-name="T630"> bits</text:span><text:span text:style-name="T631">)</text:span><text:span text:style-name="T630">.</text:span></text:p>
      <text:p text:style-name="P59"/>
      <text:h text:style-name="P187" text:outline-level="1"><text:span text:style-name="T656">5</text:span><text:span text:style-name="T104"> <text:s text:c="3"/></text:span><text:span text:style-name="T37">Formulas </text:span><text:span text:style-name="T39">to Set </text:span><text:span text:style-name="T441">x</text:span><text:span text:style-name="T558">0</text:span><text:span text:style-name="T37">, </text:span><text:span text:style-name="T89">with</text:span><text:span text:style-name="T52"> Proofs</text:span></text:h>
      <text:p text:style-name="Standard"/>
      <text:p text:style-name="P119">Simply restating <text:sequence-ref text:reference-format="text" text:ref-name="refText1">(2)</text:sequence-ref>, we wish to find an integer <text:span text:style-name="T432">x</text:span><text:span text:style-name="T566">0</text:span><text:span text:style-name="T184"> such that</text:span></text:p>
      <table:table table:name="Table2" table:style-name="Table2">
        <table:table-column table:style-name="Table2.A"/>
        <table:table-column table:style-name="Table2.B"/>
        <table:table-header-rows>
          <table:table-row>
            <table:table-cell table:style-name="Table2.A1" office:value-type="string">
              <text:p text:style-name="P153"><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72">(<text:sequence text:ref-name="refText18" text:name="Text" text:formula="ooow:Text+1" style:num-format="1">19</text:sequence>)</text:p>
            </table:table-cell>
          </table:table-row>
        </table:table-header-rows>
      </table:table>
      <text:p text:style-name="P41"/>
      <text:p text:style-name="P74"><text:span text:style-name="T729">Formula 1 (</text:span><text:span text:style-name="T578">k</text:span><text:span text:style-name="T729">=1)</text:span></text:p>
      <text:p text:style-name="P42">For <text:span text:style-name="T578">k</text:span>=1, <text:span text:style-name="T730">set </text:span><text:span text:style-name="T684"><text:s/></text:span><text:span text:style-name="T590">x</text:span><text:span text:style-name="T565">0</text:span><text:span text:style-name="T707">=1</text:span><text:span text:style-name="T684">.</text:span></text:p>
      <text:p text:style-name="P81">Proof:</text:p>
      <text:p text:style-name="P77"><text:span text:style-name="T687">S</text:span><text:span text:style-name="T693">ince</text:span><text:span text:style-name="T686"> </text:span><text:span text:style-name="T589">a</text:span><text:span text:style-name="T686"> is an odd integer, </text:span><text:span text:style-name="T686"><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92">, <text:s/></text:span><text:span text:style-name="T689">and b</text:span><text:span text:style-name="T690">y substitution</text:span><text:span text:style-name="T691"> </text:span><text:span text:style-name="T688"><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88">, </text:span><text:span text:style-name="T696">which is congruence</text:span><text:span text:style-name="T694"> </text:span><text:span text:style-name="T694"><text:sequence-ref text:reference-format="text" text:ref-name="refText18">(19)</text:sequence-ref></text:span><text:span text:style-name="T695">.</text:span></text:p>
      <text:p text:style-name="P75"><text:soft-page-break/><text:span text:style-name="T729">Formula 2 (</text:span><text:span text:style-name="T578">k</text:span><text:span text:style-name="T729">=2)</text:span></text:p>
      <text:p text:style-name="P43">For<text:span text:style-name="T643"> </text:span><text:span text:style-name="T578">k</text:span>=2, set <text:s/><text:span text:style-name="T590">x</text:span><text:span text:style-name="T565">0</text:span><text:span text:style-name="T684">=</text:span><text:span text:style-name="T591">a</text:span><text:span text:style-name="T683">.</text:span></text:p>
      <text:p text:style-name="P124"><text:span text:style-name="T387">Proof</text:span><text:span text:style-name="T388">:</text:span></text:p>
      <text:p text:style-name="P123"><text:span text:style-name="T332">L</text:span><text:span text:style-name="T304">et </text:span><text:span text:style-name="T305">the integer </text:span><text:span text:style-name="T303"><text:s/></text:span><text:span text:style-name="T434">q</text:span><text:span text:style-name="T303">=</text:span><text:span text:style-name="T438">a</text:span><text:span text:style-name="T303">/</text:span><text:span text:style-name="T326">4</text:span><text:span text:style-name="T303">, and </text:span><text:span text:style-name="T306">the integer</text:span><text:span text:style-name="T303"> <text:s/></text:span><text:span text:style-name="T434">r</text:span><text:span text:style-name="T303">=</text:span><text:span text:style-name="T438">a</text:span><text:span text:style-name="T303">%</text:span><text:span text:style-name="T326">4</text:span><text:span text:style-name="T303">. <text:s/></text:span><text:span text:style-name="T308">Thus</text:span></text:p>
      <table:table table:name="Table8" table:style-name="Table8">
        <table:table-column table:style-name="Table8.A"/>
        <table:table-column table:style-name="Table8.B"/>
        <table:table-header-rows>
          <table:table-row>
            <table:table-cell table:style-name="Table8.A1" office:value-type="string">
              <text:p text:style-name="P158"><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77">(<text:sequence text:ref-name="refText19" text:name="Text" text:formula="ooow:Text+1" style:num-format="1">20</text:sequence>)</text:p>
            </table:table-cell>
          </table:table-row>
        </table:table-header-rows>
      </table:table>
      <text:p text:style-name="P123"><text:span text:style-name="T307">Since </text:span><text:span text:style-name="T403">a</text:span><text:span text:style-name="T307"> is odd, </text:span><text:span text:style-name="T433">r</text:span><text:span text:style-name="T298"> </text:span><text:span text:style-name="T307">belongs to</text:span><text:span text:style-name="T298"> </text:span><text:span text:style-name="T297">the set {</text:span><text:span text:style-name="T299">1, 3</text:span><text:span text:style-name="T297">}. <text:s/></text:span><text:span text:style-name="T319">B</text:span><text:span text:style-name="T309">y testing </text:span><text:span text:style-name="T320">every</text:span><text:span text:style-name="T309"> </text:span><text:span text:style-name="T310">element</text:span><text:span text:style-name="T309"> </text:span><text:span text:style-name="T332">of the set </text:span><text:span text:style-name="T309">we</text:span><text:span text:style-name="T319"> </text:span><text:span text:style-name="T309">see</text:span><text:span text:style-name="T300"> </text:span><text:span text:style-name="T302">that</text:span></text:p>
      <table:table table:name="Table7" table:style-name="Table7">
        <table:table-column table:style-name="Table7.A"/>
        <table:table-column table:style-name="Table7.B"/>
        <table:table-header-rows>
          <table:table-row>
            <table:table-cell table:style-name="Table7.A1" office:value-type="string">
              <text:p text:style-name="P158"><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77">(<text:sequence text:ref-name="refText20" text:name="Text" text:formula="ooow:Text+1" style:num-format="1">21</text:sequence>)</text:p>
            </table:table-cell>
          </table:table-row>
        </table:table-header-rows>
      </table:table>
      <text:p text:style-name="P126"><text:span text:style-name="T85">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57"><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6">(<text:sequence text:ref-name="refText21" text:name="Text" text:formula="ooow:Text+1" style:num-format="1">22</text:sequence>)</text:p>
            </table:table-cell>
          </table:table-row>
        </table:table-header-rows>
      </table:table>
      <text:p text:style-name="P125"><text:span text:style-name="T369">Since </text:span><text:span text:style-name="T369"><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619">, b</text:span><text:span text:style-name="T301">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58">can also</text:span> show that for <text:span text:style-name="T584">k</text:span><text:span text:style-name="T683">=3,</text:span> <text:s/><text:span text:style-name="T582">x</text:span><text:span text:style-name="T568">0</text:span><text:span text:style-name="T684">=</text:span><text:span text:style-name="T583">a</text:span><text:span text:style-name="T698"> <text:s/></text:span><text:span text:style-name="T683">always</text:span><text:span text:style-name="T697"> </text:span><text:span text:style-name="T684">satisf</text:span><text:span text:style-name="T683">ies</text:span><text:span text:style-name="T684"> </text:span><text:span text:style-name="T684"><text:sequence-ref text:reference-format="text" text:ref-name="refText18">(19)</text:sequence-ref></text:span><text:span text:style-name="T685">.</text:span><text:span text:style-name="T683"> <text:s/>We focus on </text:span><text:span text:style-name="T584">k</text:span><text:span text:style-name="T683">=2 because </text:span><text:span text:style-name="T584">k</text:span><text:span text:style-name="T683">=3 is rarely needed.</text:span></text:p>
      <text:p text:style-name="P48"/>
      <text:p text:style-name="P76"><text:span text:style-name="T729">Formula 3 (</text:span><text:span text:style-name="T579">k</text:span><text:span text:style-name="T729">=4 </text:span><text:span text:style-name="T635">and</text:span><text:span text:style-name="T729"> </text:span><text:span text:style-name="T573">w</text:span><text:span text:style-name="T732">&gt;=4)</text:span></text:p>
      <text:p text:style-name="P44">For <text:span text:style-name="T579">k</text:span>=<text:span text:style-name="T731">4</text:span>, set <text:span text:style-name="T643"><text:s/></text:span><text:span text:style-name="T598">x</text:span><text:span text:style-name="T559">0</text:span><text:span text:style-name="T646">=XOR((3</text:span><text:span text:style-name="T599">a</text:span><text:span text:style-name="T646">)%2</text:span><text:span text:style-name="T539">w</text:span><text:span text:style-name="T648">, 2)</text:span><text:span text:style-name="T620">.</text:span><text:span text:style-name="T683"> <text:s/></text:span><text:span text:style-name="T700">T</text:span><text:span text:style-name="T699">h</text:span><text:span text:style-name="T701">e</text:span><text:span text:style-name="T699"> formula </text:span><text:span text:style-name="T700">is attributed </text:span><text:span text:style-name="T699">to Peter Montgomery </text:span><text:span text:style-name="T700">[</text:span><text:span text:style-name="T702">4</text:span><text:span text:style-name="T700">]</text:span><text:span text:style-name="T699">.</text:span></text:p>
      <text:p text:style-name="P34"><text:span text:style-name="T644">Proof</text:span><text:span text:style-name="T645">:</text:span></text:p>
      <text:p text:style-name="P120"><text:span text:style-name="T65">L</text:span><text:span text:style-name="T38">et the integer <text:s/></text:span><text:span text:style-name="T391">q</text:span><text:span text:style-name="T25">=</text:span><text:span text:style-name="T402">a</text:span><text:span text:style-name="T25">/</text:span><text:span text:style-name="T60">16</text:span><text:span text:style-name="T25">, and the integer <text:s/></text:span><text:span text:style-name="T391">r</text:span><text:span text:style-name="T25">=</text:span><text:span text:style-name="T402">a</text:span><text:span text:style-name="T25">%</text:span><text:span text:style-name="T60">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6"><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5">(<text:sequence text:ref-name="refText22" text:name="Text" text:formula="ooow:Text+1" style:num-format="1">23</text:sequence>)</text:p>
            </table:table-cell>
          </table:table-row>
        </table:table-header-rows>
      </table:table>
      <text:p text:style-name="P33"><text:span text:style-name="T618">Since </text:span><text:span text:style-name="T575">a</text:span><text:span text:style-name="T618"> is odd, </text:span><text:span text:style-name="T572">r</text:span><text:span text:style-name="T617">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5"><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74">(<text:sequence text:ref-name="refText23" text:name="Text" text:formula="ooow:Text+1" style:num-format="1">24</text:sequence>)</text:p>
            </table:table-cell>
          </table:table-row>
        </table:table-header-rows>
      </table:table>
      <text:p text:style-name="P35"><text:span text:style-name="T759">Using </text:span><text:span text:style-name="T759"><text:sequence-ref text:reference-format="text" text:ref-name="refText22">(23)</text:sequence-ref></text:span><text:span text:style-name="T759"><text:s/>with </text:span><text:span text:style-name="T759"><text:sequence-ref text:reference-format="text" text:ref-name="refText23">(24)</text:sequence-ref></text:span><text:span text:style-name="T759">,</text:span></text:p>
      <table:table table:name="Table12" table:style-name="Table12">
        <table:table-column table:style-name="Table12.A"/>
        <table:table-column table:style-name="Table12.B"/>
        <table:table-header-rows>
          <table:table-row>
            <table:table-cell table:style-name="Table12.A1" office:value-type="string">
              <text:p text:style-name="P155"><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74">(<text:sequence text:ref-name="refText24" text:name="Text" text:formula="ooow:Text+1" style:num-format="1">25</text:sequence>)</text:p>
            </table:table-cell>
          </table:table-row>
        </table:table-header-rows>
      </table:table>
      <text:p text:style-name="P93"><text:span text:style-name="T471">By</text:span><text:span text:style-name="T472"> </text:span><text:span text:style-name="T472"><text:sequence-ref text:reference-format="text" text:ref-name="refText22">(23)</text:sequence-ref></text:span><text:span text:style-name="T472"><text:s/></text:span><text:span text:style-name="T471">and</text:span><text:span text:style-name="T473"> the fact that</text:span><text:span text:style-name="T464"> </text:span><text:span text:style-name="T479">w</text:span><text:span text:style-name="T464">&gt;=4,</text:span></text:p>
      <table:table table:name="Table13" table:style-name="Table13">
        <table:table-column table:style-name="Table13.A"/>
        <table:table-column table:style-name="Table13.B"/>
        <table:table-header-rows>
          <table:table-row>
            <table:table-cell table:style-name="Table13.A1" office:value-type="string">
              <text:p text:style-name="P165"><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84">(<text:sequence text:ref-name="refText25" text:name="Text" text:formula="ooow:Text+1" style:num-format="1">26</text:sequence>)</text:p>
            </table:table-cell>
          </table:table-row>
        </table:table-header-rows>
      </table:table>
      <text:p text:style-name="P93"><text:span text:style-name="T459">Thus,</text:span><text:span text:style-name="T458"> the </text:span><text:span text:style-name="T459">result of</text:span><text:span text:style-name="T477"> </text:span><text:span text:style-name="T476">3</text:span><text:span text:style-name="T474">a </text:span><text:span text:style-name="T453">%</text:span><text:span text:style-name="T474"> </text:span><text:span text:style-name="T459">2</text:span><text:span text:style-name="T556">w</text:span><text:span text:style-name="T453"> must have the same value in its second bit as </text:span><text:span text:style-name="T458">the </text:span><text:span text:style-name="T459">result of</text:span><text:span text:style-name="T458"> </text:span><text:span text:style-name="T457">3</text:span><text:span text:style-name="T474">r</text:span><text:span text:style-name="T453">. <text:s/></text:span><text:span text:style-name="T455">We can observe that </text:span><text:span text:style-name="T452">XORing an integer with 2 </text:span><text:span text:style-name="T455">flips</text:span><text:span text:style-name="T452"> the second bit of the integer </text:span><text:span text:style-name="T455">and leaves the rest of the integer unchanged. <text:s/>S</text:span><text:span text:style-name="T452">ince </text:span><text:span text:style-name="T458">the </text:span><text:span text:style-name="T459">results</text:span><text:span text:style-name="T452"> </text:span><text:span text:style-name="T476">3</text:span><text:span text:style-name="T474">a </text:span><text:span text:style-name="T453">%</text:span><text:span text:style-name="T474"> </text:span><text:span text:style-name="T459">2</text:span><text:span text:style-name="T556">w</text:span><text:span text:style-name="T452"> and </text:span><text:span text:style-name="T457">3</text:span><text:span text:style-name="T475">r</text:span><text:span text:style-name="T452"> </text:span><text:span text:style-name="T460">both </text:span><text:span text:style-name="T452">contain the same value </text:span><text:span text:style-name="T455">at</text:span><text:span text:style-name="T452"> the</text:span><text:span text:style-name="T457">ir</text:span><text:span text:style-name="T452"> second bit</text:span><text:span text:style-name="T457">s</text:span><text:span text:style-name="T452">, both </text:span><text:span text:style-name="T459">results</text:span><text:span text:style-name="T452"> will </text:span><text:span text:style-name="T456">continue to</text:span><text:span text:style-name="T455"> have </text:span><text:span text:style-name="T454">equal</text:span><text:span text:style-name="T455"> second bits after being</text:span><text:span text:style-name="T452"> XOR</text:span><text:span text:style-name="T455">ed</text:span><text:span text:style-name="T452"> with 2, </text:span><text:span text:style-name="T454">and the rest of their bits will be unchanged. <text:s/></text:span><text:span text:style-name="T460">Continuing from</text:span><text:span text:style-name="T458"> </text:span><text:span text:style-name="T458"><text:sequence-ref text:reference-format="text" text:ref-name="refText25">(26)</text:sequence-ref></text:span><text:span text:style-name="T452">,</text:span></text:p>
      <table:table table:name="Table15" table:style-name="Table15">
        <table:table-column table:style-name="Table15.A"/>
        <table:table-column table:style-name="Table15.B"/>
        <table:table-header-rows>
          <table:table-row>
            <table:table-cell table:style-name="Table15.A1" office:value-type="string">
              <text:p text:style-name="P154"><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73">(<text:sequence text:ref-name="refText26" text:name="Text" text:formula="ooow:Text+1" style:num-format="1">27</text:sequence>)</text:p>
            </table:table-cell>
          </table:table-row>
        </table:table-header-rows>
      </table:table>
      <text:p text:style-name="P89"><text:span text:style-name="T450">Substituting </text:span><text:span text:style-name="T450"><text:sequence-ref text:reference-format="text" text:ref-name="refText26">(27)</text:sequence-ref></text:span><text:span text:style-name="T450"><text:s/>in</text:span><text:span text:style-name="T451">to</text:span><text:span text:style-name="T450"> </text:span><text:span text:style-name="T450"><text:sequence-ref text:reference-format="text" text:ref-name="refText24">(25)</text:sequence-ref></text:span><text:span text:style-name="T450">,</text:span></text:p>
      <table:table table:name="Table16" table:style-name="Table16">
        <table:table-column table:style-name="Table16.A"/>
        <table:table-column table:style-name="Table16.B"/>
        <table:table-header-rows>
          <table:table-row>
            <table:table-cell table:style-name="Table16.A1" office:value-type="string">
              <text:p text:style-name="P154"><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73">(<text:sequence text:ref-name="refText27" text:name="Text" text:formula="ooow:Text+1" style:num-format="1">28</text:sequence>)</text:p>
            </table:table-cell>
          </table:table-row>
        </table:table-header-rows>
      </table:table>
      <text:p text:style-name="P90"><text:span text:style-name="T62">B</text:span><text:span text:style-name="T11">y substitution we </text:span><text:span text:style-name="T87">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7"><text:sequence-ref text:reference-format="text" text:ref-name="refText18">(19)</text:sequence-ref></text:span><text:span text:style-name="T196">.</text:span></text:p>
      <text:p text:style-name="P90"><text:span text:style-name="T61">This same approach </text:span><text:span text:style-name="T86">can also </text:span><text:span text:style-name="T61">show that for </text:span><text:span text:style-name="T422">k</text:span><text:span text:style-name="T201">=</text:span><text:span text:style-name="T204">5</text:span><text:span text:style-name="T201">,</text:span><text:span text:style-name="T61"> </text:span><text:span text:style-name="T415"><text:s/></text:span><text:span text:style-name="T416">x</text:span><text:span text:style-name="T562">0</text:span><text:span text:style-name="T205">=XOR(</text:span><text:span text:style-name="T218">(</text:span><text:span text:style-name="T205">3</text:span><text:span text:style-name="T418">a</text:span><text:span text:style-name="T419">)</text:span><text:span text:style-name="T417"> </text:span><text:span text:style-name="T206">% 2</text:span><text:span text:style-name="T541">w</text:span><text:span text:style-name="T206">, 2)</text:span><text:span text:style-name="T202"> <text:s/></text:span><text:span text:style-name="T201">always</text:span><text:span text:style-name="T203"> </text:span><text:span text:style-name="T187">satisf</text:span><text:span text:style-name="T201">ies</text:span><text:span text:style-name="T187"> </text:span><text:span text:style-name="T187"><text:sequence-ref text:reference-format="text" text:ref-name="refText18">(19)</text:sequence-ref></text:span><text:span text:style-name="T196">.</text:span></text:p>
      <text:p text:style-name="P94"><text:soft-page-break/><text:span text:style-name="T389">Formula 4 (</text:span><text:span text:style-name="T95">an </text:span><text:span text:style-name="T96">alternate formula for </text:span><text:span text:style-name="T448">k</text:span><text:span text:style-name="T389">=4 </text:span><text:span text:style-name="T95">and</text:span><text:span text:style-name="T389"> </text:span><text:span text:style-name="T449">w</text:span><text:span text:style-name="T390">&gt;=4)</text:span></text:p>
      <text:p text:style-name="P45">For <text:span text:style-name="T579">k</text:span>=<text:span text:style-name="T731">4</text:span>, set <text:s/><text:span text:style-name="T598">x</text:span><text:span text:style-name="T559">0</text:span><text:span text:style-name="T646">=(XOR(</text:span><text:span text:style-name="T599">a</text:span><text:span text:style-name="T646">, 2) – ((</text:span><text:span text:style-name="T598">a</text:span><text:span text:style-name="T646">+</text:span><text:span text:style-name="T598">a</text:span><text:span text:style-name="T646">)%2</text:span><text:span text:style-name="T539">w</text:span><text:span text:style-name="T647">))%2</text:span><text:span text:style-name="T539">w</text:span><text:span text:style-name="T760">.</text:span></text:p>
      <text:p text:style-name="P47"><text:span text:style-name="T700">T</text:span><text:span text:style-name="T699">h</text:span><text:span text:style-name="T705">is </text:span><text:span text:style-name="T699">formula </text:span><text:span text:style-name="T705">was </text:span><text:span text:style-name="T709">found</text:span><text:span text:style-name="T705"> by brute force testing </text:span><text:span text:style-name="T710">combinations of operators and integer constants </text:span><text:span text:style-name="T719">across candidate formulas</text:span><text:span text:style-name="T710"> </text:span><text:span text:style-name="T593">x</text:span><text:span text:style-name="T567">0</text:span><text:span text:style-name="T708">=</text:span><text:span text:style-name="T705"> (</text:span><text:span text:style-name="T588">r</text:span><text:span text:style-name="T705"> </text:span><text:span text:style-name="T706">op1 </text:span><text:span text:style-name="T587">constant1</text:span><text:span text:style-name="T705">) </text:span><text:span text:style-name="T706">op2 </text:span><text:span text:style-name="T705">(</text:span><text:span text:style-name="T588">r</text:span><text:span text:style-name="T705"> </text:span><text:span text:style-name="T706">op3 </text:span><text:span text:style-name="T587">constant2</text:span><text:span text:style-name="T705">), where </text:span><text:span text:style-name="T595">r</text:span><text:span text:style-name="T716"> is a variable integer, and</text:span><text:span text:style-name="T705"> </text:span><text:span text:style-name="T706">op1</text:span><text:span text:style-name="T705">,</text:span><text:span text:style-name="T706"> op2</text:span><text:span text:style-name="T705">, and </text:span><text:span text:style-name="T706">op3</text:span><text:span text:style-name="T705"> </text:span><text:span text:style-name="T723">were any</text:span><text:span text:style-name="T720"> </text:span><text:span text:style-name="T724">of the operators</text:span><text:span text:style-name="T705"> XOR, AND, OR, add, subtract, leftshift; </text:span><text:span text:style-name="T721">a</text:span><text:span text:style-name="T713"> candidate </text:span><text:span text:style-name="T714">formula </text:span><text:span text:style-name="T715">for </text:span><text:span text:style-name="T592">x</text:span><text:span text:style-name="T567">0 </text:span><text:span text:style-name="T717"><text:s/></text:span><text:span text:style-name="T722">was </text:span><text:span text:style-name="T718">successful </text:span><text:span text:style-name="T722">if it </text:span><text:span text:style-name="T717">satisfie</text:span><text:span text:style-name="T718">d</text:span><text:span text:style-name="T762">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713"><text:s/>for all odd values </text:span><text:span text:style-name="T594">r</text:span><text:span text:style-name="T713"> </text:span><text:span text:style-name="T715">from 1 to 15</text:span><text:span text:style-name="T713">.</text:span></text:p>
      <text:p text:style-name="P46"><text:span text:style-name="T725">Note that</text:span><text:span text:style-name="T723"> </text:span><text:span text:style-name="T711">Formula </text:span><text:span text:style-name="T725">4</text:span><text:span text:style-name="T711"> </text:span><text:span text:style-name="T725">usually requires one more instruction </text:span><text:span text:style-name="T726">to implement </text:span><text:span text:style-name="T725">than Formula 3</text:span><text:span text:style-name="T712">. <text:s/></text:span><text:span text:style-name="T728">An</text:span><text:span text:style-name="T727"> exception </text:span><text:span text:style-name="T728">to this </text:span><text:span text:style-name="T727">is </text:span><text:span text:style-name="T728">usually</text:span><text:span text:style-name="T727"> SIMD implementations.</text:span></text:p>
      <text:p text:style-name="P36"><text:span text:style-name="T644">Proof</text:span><text:span text:style-name="T645">:</text:span></text:p>
      <text:p text:style-name="P121"><text:span text:style-name="T65">L</text:span><text:span text:style-name="T38">et the integer <text:s/></text:span><text:span text:style-name="T391">q</text:span><text:span text:style-name="T25">=</text:span><text:span text:style-name="T402">a</text:span><text:span text:style-name="T25">/</text:span><text:span text:style-name="T60">16</text:span><text:span text:style-name="T25">, and the integer <text:s/></text:span><text:span text:style-name="T391">r</text:span><text:span text:style-name="T25">=</text:span><text:span text:style-name="T402">a</text:span><text:span text:style-name="T25">%</text:span><text:span text:style-name="T60">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61"><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80">(<text:sequence text:ref-name="refText28" text:name="Text" text:formula="ooow:Text+1" style:num-format="1">29</text:sequence>)</text:p>
            </table:table-cell>
          </table:table-row>
        </table:table-header-rows>
      </table:table>
      <text:p text:style-name="P37"><text:span text:style-name="T703">Since </text:span><text:span text:style-name="T585">a</text:span><text:span text:style-name="T703"> is odd, </text:span><text:span text:style-name="T586">r</text:span><text:span text:style-name="T704">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62"><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81">(<text:sequence text:ref-name="refText29" text:name="Text" text:formula="ooow:Text+1" style:num-format="1">30</text:sequence>)</text:p>
            </table:table-cell>
          </table:table-row>
        </table:table-header-rows>
      </table:table>
      <text:p text:style-name="P122"><text:span text:style-name="T88">Using </text:span><text:span text:style-name="T88"><text:sequence-ref text:reference-format="text" text:ref-name="refText28">(29)</text:sequence-ref></text:span><text:span text:style-name="T88"><text:s/>with </text:span><text:span text:style-name="T88"><text:sequence-ref text:reference-format="text" text:ref-name="refText29">(30)</text:sequence-ref></text:span><text:span text:style-name="T88">,</text:span></text:p>
      <table:table table:name="Table23" table:style-name="Table23">
        <table:table-column table:style-name="Table23.A"/>
        <table:table-column table:style-name="Table23.B"/>
        <table:table-header-rows>
          <table:table-row>
            <table:table-cell table:style-name="Table23.A1" office:value-type="string">
              <text:p text:style-name="P162"><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81">(<text:sequence text:ref-name="refText30" text:name="Text" text:formula="ooow:Text+1" style:num-format="1">31</text:sequence>)</text:p>
            </table:table-cell>
          </table:table-row>
        </table:table-header-rows>
      </table:table>
      <text:p text:style-name="P91"><text:span text:style-name="T452">By </text:span><text:span text:style-name="T452"><text:sequence-ref text:reference-format="text" text:ref-name="refText28">(29)</text:sequence-ref></text:span><text:span text:style-name="T452">, </text:span><text:span text:style-name="T452"><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52">. <text:s/>Thus</text:span><text:span text:style-name="T405"> a</text:span><text:span text:style-name="T90"> must have the same value in its second bit as </text:span><text:span text:style-name="T405">r</text:span><text:span text:style-name="T90">. <text:s/></text:span><text:span text:style-name="T92">We can observe that </text:span><text:span text:style-name="T91">XORing an integer with 2 </text:span><text:span text:style-name="T92">flips</text:span><text:span text:style-name="T91"> the second bit of the integer </text:span><text:span text:style-name="T92">and leaves the rest of the integer unchanged. <text:s/>S</text:span><text:span text:style-name="T91">ince </text:span><text:span text:style-name="T406">a</text:span><text:span text:style-name="T91"> and </text:span><text:span text:style-name="T406">r</text:span><text:span text:style-name="T91"> contain the same value </text:span><text:span text:style-name="T92">at</text:span><text:span text:style-name="T91"> the second bit, both integers will </text:span><text:span text:style-name="T94">continue to</text:span><text:span text:style-name="T92"> have </text:span><text:span text:style-name="T93">equal</text:span><text:span text:style-name="T92"> second bits after being</text:span><text:span text:style-name="T91"> XOR</text:span><text:span text:style-name="T92">ed</text:span><text:span text:style-name="T91"> with 2</text:span><text:span text:style-name="T452">, </text:span><text:span text:style-name="T454">and the rest of their bits will be unchanged. <text:s/>Thus </text:span><text:span text:style-name="T452"><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52"><text:s/></text:span><text:span text:style-name="T461">implies that</text:span></text:p>
      <table:table table:name="Table34" table:style-name="Table34">
        <table:table-column table:style-name="Table34.A"/>
        <table:table-column table:style-name="Table34.B"/>
        <table:table-header-rows>
          <table:table-row>
            <table:table-cell table:style-name="Table34.A1" office:value-type="string">
              <text:p text:style-name="P164"><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83">(<text:sequence text:ref-name="refText31" text:name="Text" text:formula="ooow:Text+1" style:num-format="1">32</text:sequence>)</text:p>
            </table:table-cell>
          </table:table-row>
        </table:table-header-rows>
      </table:table>
      <text:p text:style-name="P92"><text:span text:style-name="T463">S</text:span><text:span text:style-name="T465">ubstituting </text:span><text:span text:style-name="T465"><text:sequence-ref text:reference-format="text" text:ref-name="refText31">(32)</text:sequence-ref></text:span><text:span text:style-name="T465"><text:s/></text:span><text:span text:style-name="T464">into </text:span><text:span text:style-name="T464"><text:sequence-ref text:reference-format="text" text:ref-name="refText30">(31)</text:sequence-ref></text:span><text:span text:style-name="T464">,</text:span></text:p>
      <table:table table:name="Table32" table:style-name="Table32">
        <table:table-column table:style-name="Table32.A"/>
        <table:table-column table:style-name="Table32.B"/>
        <table:table-header-rows>
          <table:table-row>
            <table:table-cell table:style-name="Table32.A1" office:value-type="string">
              <text:p text:style-name="P163"><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82">(<text:sequence text:ref-name="refText32" text:name="Text" text:formula="ooow:Text+1" style:num-format="1">33</text:sequence>)</text:p>
            </table:table-cell>
          </table:table-row>
        </table:table-header-rows>
      </table:table>
      <text:p text:style-name="P130"><text:span text:style-name="T462">And since </text:span><text:span text:style-name="T478">w</text:span><text:span text:style-name="T462">&gt;=4,</text:span></text:p>
      <table:table table:name="Table33" table:style-name="Table33">
        <table:table-column table:style-name="Table33.A"/>
        <table:table-column table:style-name="Table33.B"/>
        <table:table-header-rows>
          <table:table-row>
            <table:table-cell table:style-name="Table33.A1" office:value-type="string">
              <text:p text:style-name="P163"><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82">(<text:sequence text:ref-name="refText33" text:name="Text" text:formula="ooow:Text+1" style:num-format="1">34</text:sequence>)</text:p>
            </table:table-cell>
          </table:table-row>
        </table:table-header-rows>
      </table:table>
      <text:p text:style-name="P130"><text:span text:style-name="T466">B</text:span><text:span text:style-name="T467">y substitution we </text:span><text:span text:style-name="T468">can see that </text:span><text:span text:style-name="T467"><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67">, which is congruence </text:span><text:span text:style-name="T469"><text:sequence-ref text:reference-format="text" text:ref-name="refText18">(19)</text:sequence-ref></text:span><text:span text:style-name="T470">.</text:span></text:p>
      <text:p text:style-name="P86"/>
      <text:h text:style-name="P188" text:outline-level="1"><text:span text:style-name="T210">6 <text:s text:c="3"/></text:span><text:span text:style-name="T219">E</text:span><text:span text:style-name="T220">fficiency</text:span></text:h>
      <text:p text:style-name="P65"/>
      <text:p text:style-name="P128"><text:span text:style-name="T112">W</text:span><text:span text:style-name="T105">e</text:span><text:span text:style-name="T112"> </text:span><text:span text:style-name="T105">compare </text:span><text:span text:style-name="T123">in this section</text:span><text:span text:style-name="T122"> </text:span><text:span text:style-name="T105">the expected number of </text:span><text:span text:style-name="T134">CPU </text:span><text:span text:style-name="T105">cycles to complete a 64 bit inverse (i.e. modulo 2</text:span><text:span text:style-name="T545">w</text:span><text:span text:style-name="T105"> with </text:span><text:span text:style-name="T408">w</text:span><text:span text:style-name="T105"> = 6</text:span><text:span text:style-name="T116">4</text:span><text:span text:style-name="T105">), </text:span><text:span text:style-name="T133">based on</text:span><text:span text:style-name="T131"> a performance model</text:span><text:span text:style-name="T105">. <text:s/></text:span><text:span text:style-name="T173">We will also briefly consider throughput at the end of this section. <text:s/></text:span><text:span text:style-name="T153">For </text:span><text:span text:style-name="T170">our</text:span><text:span text:style-name="T124"> performance model, </text:span><text:span text:style-name="T153">we</text:span><text:span text:style-name="T124"> </text:span><text:span text:style-name="T132">specif</text:span><text:span text:style-name="T153">y</text:span><text:span text:style-name="T110"> that an addition </text:span><text:span text:style-name="T113">(or subtraction) </text:span><text:span text:style-name="T110">requires 1 cycle to complete and </text:span><text:span text:style-name="T115">that </text:span><text:span text:style-name="T110">a multiplication requires 3 cycles to complete, and that multiplications are pipelined and that an addition can issue</text:span><text:span text:style-name="T135"> and</text:span><text:span text:style-name="T110"> execute in parallel with a multiplication. <text:s/></text:span><text:span text:style-name="T153">Th</text:span><text:span text:style-name="T154">is</text:span><text:span text:style-name="T153"> model</text:span><text:span text:style-name="T113"> also </text:span><text:span text:style-name="T132">specifies</text:span><text:span text:style-name="T113"> that the operation 3*</text:span><text:span text:style-name="T410">a</text:span><text:span text:style-name="T113"> can be completed in one cycle (via </text:span><text:span text:style-name="T136">an </text:span><text:span text:style-name="T113">add with shift </text:span><text:span text:style-name="T136">instruction</text:span><text:span text:style-name="T113">, or </text:span><text:span text:style-name="T129">the x86 </text:span><text:span text:style-name="T113">LEA </text:span><text:span text:style-name="T129">instruction</text:span><text:span text:style-name="T113">), and that </text:span><text:span text:style-name="T114">an</text:span><text:span text:style-name="T113"> XOR operation </text:span><text:span text:style-name="T115">requires</text:span><text:span text:style-name="T113"> one cycle. <text:s/></text:span><text:span text:style-name="T110">This model roughly corresponds to x86 </text:span><text:span text:style-name="T169">Intel </text:span><text:span text:style-name="T110">CPU </text:span><text:soft-page-break/><text:span text:style-name="T168">non-SIMD instruction timings </text:span><text:span text:style-name="T110">from the last 12 years [</text:span><text:span text:style-name="T111">15], and </text:span><text:span text:style-name="T138">it</text:span><text:span text:style-name="T111"> </text:span><text:span text:style-name="T141">reflect</text:span><text:span text:style-name="T142">s</text:span><text:span text:style-name="T137"> </text:span><text:span text:style-name="T158">typical</text:span><text:span text:style-name="T139"> </text:span><text:span text:style-name="T140">capabilities</text:span><text:span text:style-name="T137"> of</text:span><text:span text:style-name="T111"> modern CPUs.</text:span></text:p>
      <text:p text:style-name="P66"/>
      <text:p text:style-name="P117"><text:span text:style-name="T166">Let’s</text:span><text:span text:style-name="T117"> implement </text:span><text:span text:style-name="T120">Newton’s method </text:span><text:span text:style-name="T156">[10]</text:span><text:span text:style-name="T118"> for </text:span><text:span text:style-name="T127">the</text:span><text:span text:style-name="T118"> 64 bit inverse</text:span><text:span text:style-name="T117">:</text:span></text:p>
      <text:p text:style-name="P67"/>
      <text:list xml:id="list211052699023670" text:continue-numbering="true" text:style-name="L1">
        <text:list-item>
          <text:p text:style-name="P194"><text:span text:style-name="T294"><text:s/>uint</text:span><text:span text:style-name="T342">64</text:span><text:span text:style-name="T294">_t </text:span><text:span text:style-name="T346">newtons</text:span><text:span text:style-name="T294">_inv</text:span><text:span text:style-name="T311">erse</text:span><text:span text:style-name="T294">(uint</text:span><text:span text:style-name="T342">64</text:span><text:span text:style-name="T294">_t </text:span><text:span text:style-name="T354">a</text:span><text:span text:style-name="T294">)</text:span></text:p>
        </text:list-item>
        <text:list-item>
          <text:p text:style-name="P202"><text:s/>{</text:p>
        </text:list-item>
        <text:list-item>
          <text:p text:style-name="P205"><text:s text:c="4"/>assert(<text:span text:style-name="T753">a</text:span>%2 == 1);</text:p>
        </text:list-item>
        <text:list-item>
          <text:p text:style-name="P198"><text:span text:style-name="T294"><text:s text:c="4"/>uint</text:span><text:span text:style-name="T342">64</text:span><text:span text:style-name="T294">_t x0 = </text:span><text:span text:style-name="T312">(3*</text:span><text:span text:style-name="T354">a</text:span><text:span text:style-name="T312">)^2; <text:s text:c="5"/>// </text:span><text:span text:style-name="T322">See section </text:span><text:span text:style-name="T341">5, </text:span><text:span text:style-name="T322">formula </text:span><text:span text:style-name="T341">3.</text:span></text:p>
        </text:list-item>
        <text:list-item>
          <text:p text:style-name="P198"><text:span text:style-name="T314"><text:s text:c="4"/>uint</text:span><text:span text:style-name="T342">64</text:span><text:span text:style-name="T314">_t x</text:span><text:span text:style-name="T313">1 = x0*(</text:span><text:span text:style-name="T347">2 - </text:span><text:span text:style-name="T354">a</text:span><text:span text:style-name="T347">*x0</text:span><text:span text:style-name="T313">);</text:span></text:p>
        </text:list-item>
        <text:list-item>
          <text:p text:style-name="P198"><text:span text:style-name="T323"><text:s text:c="4"/></text:span><text:span text:style-name="T314">uint</text:span><text:span text:style-name="T342">64</text:span><text:span text:style-name="T314">_t x</text:span><text:span text:style-name="T313">2 = x1*(</text:span><text:span text:style-name="T347">2 - </text:span><text:span text:style-name="T354">a</text:span><text:span text:style-name="T347">*x1</text:span><text:span text:style-name="T313">);</text:span></text:p>
        </text:list-item>
        <text:list-item>
          <text:p text:style-name="P198"><text:span text:style-name="T314"><text:s text:c="4"/>uint</text:span><text:span text:style-name="T342">64</text:span><text:span text:style-name="T314">_t x</text:span><text:span text:style-name="T313">3 = x2*(</text:span><text:span text:style-name="T347">2 - </text:span><text:span text:style-name="T354">a</text:span><text:span text:style-name="T347">*x2</text:span><text:span text:style-name="T313">);</text:span></text:p>
        </text:list-item>
        <text:list-item>
          <text:p text:style-name="P198"><text:span text:style-name="T314"><text:s text:c="4"/>uint</text:span><text:span text:style-name="T342">64</text:span><text:span text:style-name="T314">_t x</text:span><text:span text:style-name="T343">4</text:span><text:span text:style-name="T313"> = x</text:span><text:span text:style-name="T344">3</text:span><text:span text:style-name="T313">*(</text:span><text:span text:style-name="T347">2 - </text:span><text:span text:style-name="T354">a</text:span><text:span text:style-name="T347">*x3</text:span><text:span text:style-name="T313">);</text:span></text:p>
        </text:list-item>
        <text:list-item>
          <text:p text:style-name="P210"><text:s text:c="4"/>return x<text:span text:style-name="T738">4</text:span>;</text:p>
        </text:list-item>
        <text:list-item>
          <text:p text:style-name="P215"><text:s/>}</text:p>
          <text:p text:style-name="P217"><text:span text:style-name="T741">Figure </text:span><text:span text:style-name="T742">2</text:span><text:span text:style-name="T741">: C code for the </text:span><text:span text:style-name="T742">64</text:span><text:span text:style-name="T741"> bit inverse </text:span><text:span text:style-name="T742">using </text:span><text:span text:style-name="T743">Newton</text:span><text:span text:style-name="T742">’</text:span><text:span text:style-name="T743">s</text:span><text:span text:style-name="T742"> </text:span><text:span text:style-name="T743">method</text:span><text:span text:style-name="T742">.</text:span></text:p>
        </text:list-item>
      </text:list>
      <text:p text:style-name="P85"/>
      <text:p text:style-name="P85"><text:span text:style-name="T761">Inspired by</text:span> the example of Reynolds [8], <text:span text:style-name="T750">let us consider the cycle timings of Figure 2 under the performance model we described. <text:s/>We will start on cycle 0 with 3*</text:span><text:span text:style-name="T576">a</text:span><text:span text:style-name="T750">.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5"/>
      <text:p text:style-name="P22">Cycle number <text:s text:c="5"/>Operation(s)</text:p>
      <text:p text:style-name="P18"><text:span text:style-name="T659">0. <text:s text:c="15"/>tmp = 3*</text:span><text:span text:style-name="T669">a</text:span><text:span text:style-name="T659"> <text:s text:c="6"/>(</text:span><text:span text:style-name="T680">usua</text:span><text:span text:style-name="T659">lly a single cycle op</text:span><text:span text:style-name="T679">eration</text:span><text:span text:style-name="T659">)</text:span></text:p>
      <text:p text:style-name="P6"><text:span text:style-name="T663">1</text:span><text:span text:style-name="T662">. <text:s text:c="15"/></text:span><text:span text:style-name="T663">x0 = tmp ^ 2 <text:s text:c="3"/>(^ is xor)</text:span></text:p>
      <text:p text:style-name="P6"><text:span text:style-name="T663">2</text:span><text:span text:style-name="T659">. <text:s text:c="15"/></text:span><text:span text:style-name="T663">tmp = </text:span><text:span text:style-name="T669">a</text:span><text:span text:style-name="T663">*x0</text:span></text:p>
      <text:p text:style-name="P18"><text:span text:style-name="T659">3. <text:s text:c="31"/></text:span><text:span text:style-name="T664">(no </text:span><text:span text:style-name="T666">instruction</text:span><text:span text:style-name="T664"> possible, waiting on </text:span><text:span text:style-name="T666">tmp</text:span><text:span text:style-name="T664">)</text:span></text:p>
      <text:p text:style-name="P18"><text:span text:style-name="T659">4. <text:s text:c="31"/></text:span><text:span text:style-name="T664">(no </text:span><text:span text:style-name="T666">instruction</text:span><text:span text:style-name="T664"> possible, waiting on </text:span><text:span text:style-name="T666">tmp</text:span><text:span text:style-name="T664">)</text:span></text:p>
      <text:p text:style-name="P9"><text:span text:style-name="T659">5. <text:s text:c="15"/></text:span><text:span text:style-name="T666">tmp = 2 – tmp</text:span></text:p>
      <text:p text:style-name="P13"><text:span text:style-name="T666">6</text:span><text:span text:style-name="T659">. <text:s text:c="15"/></text:span><text:span text:style-name="T665">x1</text:span><text:span text:style-name="T659"> = </text:span><text:span text:style-name="T665">x0 </text:span><text:span text:style-name="T659">* tmp<text:line-break/></text:span><text:span text:style-name="T666">7</text:span><text:span text:style-name="T659">.</text:span></text:p>
      <text:p text:style-name="P25">8.</text:p>
      <text:p text:style-name="P19"><text:span text:style-name="T659">9. <text:s text:c="15"/>tmp = </text:span><text:span text:style-name="T669">a</text:span><text:span text:style-name="T663">*x</text:span><text:span text:style-name="T659">1</text:span></text:p>
      <text:p text:style-name="P26">10.</text:p>
      <text:p text:style-name="P26">11.</text:p>
      <text:p text:style-name="P7"><text:span text:style-name="T667">12</text:span><text:span text:style-name="T659">. <text:s text:c="14"/></text:span><text:span text:style-name="T666">tmp = 2 – tmp</text:span></text:p>
      <text:p text:style-name="P14"><text:span text:style-name="T667">13</text:span><text:span text:style-name="T666">. <text:s text:c="14"/></text:span><text:span text:style-name="T665">x</text:span><text:span text:style-name="T667">2</text:span><text:span text:style-name="T666"> = </text:span><text:span text:style-name="T665">x</text:span><text:span text:style-name="T667">1</text:span><text:span text:style-name="T665"> </text:span><text:span text:style-name="T666">* tmp</text:span></text:p>
      <text:p text:style-name="P19"><text:span text:style-name="T666">1</text:span><text:span text:style-name="T659">4.</text:span></text:p>
      <text:p text:style-name="P26">15.</text:p>
      <text:p text:style-name="P19"><text:span text:style-name="T659">16. <text:s text:c="14"/>tmp = </text:span><text:span text:style-name="T669">a</text:span><text:span text:style-name="T663">*x</text:span><text:span text:style-name="T659">2</text:span></text:p>
      <text:p text:style-name="P26">17.</text:p>
      <text:p text:style-name="P26">18.</text:p>
      <text:p text:style-name="P7"><text:span text:style-name="T667">19</text:span><text:span text:style-name="T659">. <text:s text:c="14"/></text:span><text:span text:style-name="T666">tmp = 2 – tmp</text:span></text:p>
      <text:p text:style-name="P14"><text:span text:style-name="T667">20</text:span><text:span text:style-name="T666">. <text:s text:c="14"/></text:span><text:span text:style-name="T665">x</text:span><text:span text:style-name="T667">3</text:span><text:span text:style-name="T666"> = </text:span><text:span text:style-name="T665">x</text:span><text:span text:style-name="T667">2</text:span><text:span text:style-name="T665"> </text:span><text:span text:style-name="T666">* tmp</text:span></text:p>
      <text:p text:style-name="P26">21.</text:p>
      <text:p text:style-name="P26">22.</text:p>
      <text:p text:style-name="P20"><text:span text:style-name="T668">23</text:span><text:span text:style-name="T659">. <text:s text:c="14"/>tmp = </text:span><text:span text:style-name="T669">a</text:span><text:span text:style-name="T663">*x</text:span><text:span text:style-name="T668">3</text:span></text:p>
      <text:p text:style-name="P20"><text:span text:style-name="T668">24</text:span><text:span text:style-name="T659">.</text:span></text:p>
      <text:p text:style-name="P20"><text:soft-page-break/><text:span text:style-name="T668">25</text:span><text:span text:style-name="T659">.</text:span></text:p>
      <text:p text:style-name="P8"><text:span text:style-name="T668">26</text:span><text:span text:style-name="T659">. <text:s text:c="14"/></text:span><text:span text:style-name="T666">tmp = 2 – tmp</text:span></text:p>
      <text:p text:style-name="P15"><text:span text:style-name="T668">27</text:span><text:span text:style-name="T666">. <text:s text:c="14"/></text:span><text:span text:style-name="T665">x</text:span><text:span text:style-name="T668">4</text:span><text:span text:style-name="T666"> = </text:span><text:span text:style-name="T665">x</text:span><text:span text:style-name="T668">5</text:span><text:span text:style-name="T665"> </text:span><text:span text:style-name="T666">* tmp</text:span></text:p>
      <text:p text:style-name="P20"><text:span text:style-name="T659">2</text:span><text:span text:style-name="T668">8</text:span><text:span text:style-name="T659">.</text:span></text:p>
      <text:p text:style-name="P20"><text:span text:style-name="T659">2</text:span><text:span text:style-name="T668">9</text:span><text:span text:style-name="T659">.</text:span></text:p>
      <text:p text:style-name="P28">30. <text:s text:c="14"/>return x4</text:p>
      <text:p text:style-name="P27"/>
      <text:p text:style-name="P140"><text:span text:style-name="T166">Let’s </text:span><text:span text:style-name="T117">implement </text:span><text:span text:style-name="T119">Dumas’ </text:span><text:span text:style-name="T163">original </text:span><text:span text:style-name="T156">A</text:span><text:span text:style-name="T119">lgorithm 3 </text:span><text:span text:style-name="T156">[7] </text:span><text:span text:style-name="T128">with</text:span><text:span text:style-name="T130">out</text:span><text:span text:style-name="T128"> looping</text:span><text:span text:style-name="T118"> for </text:span><text:span text:style-name="T121">the</text:span><text:span text:style-name="T118"> 64 bit inverse</text:span><text:span text:style-name="T117">:</text:span></text:p>
      <text:p text:style-name="P21"/>
      <text:list xml:id="list211052739944051" text:continue-numbering="true" text:style-name="L1">
        <text:list-item>
          <text:p text:style-name="P195"><text:span text:style-name="T294"><text:s/>uint</text:span><text:span text:style-name="T342">64</text:span><text:span text:style-name="T294">_t </text:span><text:span text:style-name="T342">original_dumas</text:span><text:span text:style-name="T294">_inv</text:span><text:span text:style-name="T311">erse</text:span><text:span text:style-name="T294">(uint</text:span><text:span text:style-name="T342">64</text:span><text:span text:style-name="T294">_t </text:span><text:span text:style-name="T355">a</text:span><text:span text:style-name="T294">)</text:span></text:p>
        </text:list-item>
        <text:list-item>
          <text:p text:style-name="P203"><text:s/>{</text:p>
        </text:list-item>
        <text:list-item>
          <text:p text:style-name="P206"><text:s text:c="4"/>assert(<text:span text:style-name="T754">a</text:span>%2 == 1);</text:p>
        </text:list-item>
        <text:list-item>
          <text:p text:style-name="P207"><text:s text:c="4"/><text:span text:style-name="T738">uint64_t y = a - 1;</text:span></text:p>
        </text:list-item>
        <text:list-item>
          <text:p text:style-name="P207"><text:s text:c="4"/>uint<text:span text:style-name="T737">64_t u0 = 2 - a;</text:span></text:p>
        </text:list-item>
        <text:list-item>
          <text:p text:style-name="P213"><text:s text:c="4"/><text:span text:style-name="T739">y</text:span> *= <text:span text:style-name="T739">y</text:span>;</text:p>
        </text:list-item>
        <text:list-item>
          <text:p text:style-name="P214"><text:s text:c="4"/>uint64_t u1 = u0*(<text:span text:style-name="T740">1 + y</text:span>);</text:p>
        </text:list-item>
        <text:list-item>
          <text:p text:style-name="P213"><text:s text:c="4"/><text:span text:style-name="T739">y</text:span> *= <text:span text:style-name="T739">y</text:span>;</text:p>
        </text:list-item>
        <text:list-item>
          <text:p text:style-name="P214"><text:s text:c="4"/>uint64_t u<text:span text:style-name="T739">2</text:span> = <text:span text:style-name="T739">u1*</text:span>(<text:span text:style-name="T740">1 + y</text:span>);</text:p>
        </text:list-item>
        <text:list-item>
          <text:p text:style-name="P213"><text:s text:c="4"/><text:span text:style-name="T739">y</text:span> *= <text:span text:style-name="T739">y</text:span>;</text:p>
        </text:list-item>
        <text:list-item>
          <text:p text:style-name="P214"><text:s text:c="4"/>uint64_t u<text:span text:style-name="T739">3</text:span> = <text:span text:style-name="T739">u2*</text:span>(<text:span text:style-name="T740">1 + y</text:span>);</text:p>
        </text:list-item>
        <text:list-item>
          <text:p text:style-name="P213"><text:s text:c="4"/><text:span text:style-name="T739">y</text:span> *= <text:span text:style-name="T739">y</text:span>;</text:p>
        </text:list-item>
        <text:list-item>
          <text:p text:style-name="P214"><text:s text:c="4"/>uint64_t u<text:span text:style-name="T739">4</text:span> = <text:span text:style-name="T739">u3*</text:span>(<text:span text:style-name="T740">1 + y</text:span>);</text:p>
        </text:list-item>
        <text:list-item>
          <text:p text:style-name="P213"><text:s text:c="4"/><text:span text:style-name="T739">y</text:span> *= <text:span text:style-name="T739">y</text:span>;</text:p>
        </text:list-item>
        <text:list-item>
          <text:p text:style-name="P199"><text:span text:style-name="T294"><text:s text:c="4"/>uint64_t u</text:span><text:span text:style-name="T344">5</text:span><text:span text:style-name="T294"> = </text:span><text:span text:style-name="T344">u4*</text:span><text:span text:style-name="T294">(</text:span><text:span text:style-name="T345">1 + y</text:span><text:span text:style-name="T294">);</text:span></text:p>
        </text:list-item>
        <text:list-item>
          <text:p text:style-name="P211"><text:s text:c="4"/>return <text:span text:style-name="T738">u5</text:span>;</text:p>
        </text:list-item>
        <text:list-item>
          <text:p text:style-name="P216"><text:s/>}</text:p>
          <text:p text:style-name="P212"><text:span text:style-name="T744">Figure </text:span><text:span text:style-name="T745">3</text:span><text:span text:style-name="T744">: C code for the </text:span><text:span text:style-name="T746">64</text:span><text:span text:style-name="T744"> bit inverse </text:span><text:span text:style-name="T746">using Dumas’ algorithm 3</text:span><text:span text:style-name="T742">.</text:span></text:p>
        </text:list-item>
      </text:list>
      <text:p text:style-name="P84"/>
      <text:p text:style-name="P83"><text:span text:style-name="T655">L</text:span>et’s consider the cycle timings for <text:span text:style-name="T748">Figure 3</text:span>, starting on cycle 0 with <text:span text:style-name="T749">its</text:span> subtraction <text:span text:style-name="T754">a</text:span> - 1. <text:s/><text:span text:style-name="T747">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62">0. <text:s text:c="15"/></text:span><text:span text:style-name="T659">y = </text:span><text:span text:style-name="T669">a</text:span><text:span text:style-name="T659"> </text:span><text:span text:style-name="T737">–</text:span><text:span text:style-name="T659"> 1</text:span></text:p>
      <text:p text:style-name="P10"><text:span text:style-name="T659">1. <text:s text:c="15"/>u0 = 2 </text:span><text:span text:style-name="T737">–</text:span><text:span text:style-name="T659"> </text:span><text:span text:style-name="T669">a</text:span><text:span text:style-name="T659">, <text:s text:c="8"/>y *= y</text:span></text:p>
      <text:p text:style-name="P4"><text:span text:style-name="T659">2. <text:s text:c="15"/>(no </text:span><text:span text:style-name="T666">instruction</text:span><text:span text:style-name="T659"> possible, waiting on y)</text:span></text:p>
      <text:p text:style-name="P4"><text:span text:style-name="T659">3. <text:s text:c="15"/>(no </text:span><text:span text:style-name="T666">instruction</text:span><text:span text:style-name="T659">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18.</text:p>
      <text:p text:style-name="P30"><text:soft-page-break/>19.</text:p>
      <text:p text:style-name="P30">20. <text:s text:c="14"/>return u5</text:p>
      <text:p text:style-name="P145"/>
      <text:p text:style-name="P131"><text:span text:style-name="T164">There are </text:span><text:span text:style-name="T105">two dependency chains </text:span><text:span text:style-name="T125">(one</text:span><text:span text:style-name="T164"> </text:span><text:span text:style-name="T125">for </text:span><text:span text:style-name="T409">y </text:span><text:span text:style-name="T125">and </text:span><text:span text:style-name="T164">one for </text:span><text:span text:style-name="T409">u</text:span><text:span text:style-name="T125">) </text:span><text:span text:style-name="T164">executing</text:span><text:span text:style-name="T105"> mostly in parallel</text:span><text:span text:style-name="T126">. <text:s/></text:span><text:span text:style-name="T164">As a result </text:span><text:span text:style-name="T143">Dumas’ </text:span><text:span text:style-name="T161">algorithm </text:span><text:span text:style-name="T164">completes in 20 cycles</text:span><text:span text:style-name="T143">, compared</text:span><text:span text:style-name="T105"> to 30 cycles </text:span><text:span text:style-name="T143">for Newton’</text:span><text:span text:style-name="T161">s </text:span><text:span text:style-name="T162">m</text:span><text:span text:style-name="T161">ethod</text:span><text:span text:style-name="T105">.</text:span></text:p>
      <text:p text:style-name="P68"/>
      <text:p text:style-name="P131"><text:span text:style-name="T164">And </text:span><text:span text:style-name="T165">finally </text:span><text:span text:style-name="T164">l</text:span><text:span text:style-name="T72">et’s consider the timings </text:span><text:span text:style-name="T73">for </text:span><text:span text:style-name="T97">our</text:span><text:span text:style-name="T75"> </text:span><text:span text:style-name="T74">earlier </text:span><text:span text:style-name="T73">Figure 1, </text:span><text:span text:style-name="T77">which</text:span><text:span text:style-name="T73"> implemen</text:span><text:span text:style-name="T98">ted</text:span><text:span text:style-name="T72"> the</text:span><text:span text:style-name="T35"> </text:span><text:span text:style-name="T72">64 bit inverse using the </text:span><text:span text:style-name="T76">algorithm </text:span><text:span text:style-name="T77">presented</text:span><text:span text:style-name="T76"> in this paper</text:span><text:span text:style-name="T69">:</text:span></text:p>
      <text:p text:style-name="P62"/>
      <text:p text:style-name="P24">Cycle number <text:s text:c="5"/>Operation(s)</text:p>
      <text:p text:style-name="P17"><text:span text:style-name="T659">0. <text:s text:c="15"/>tmp = 3*</text:span><text:span text:style-name="T669">a</text:span><text:span text:style-name="T659"> <text:s text:c="6"/>(</text:span><text:span text:style-name="T681">usu</text:span><text:span text:style-name="T659">ally a single cycle op)</text:span></text:p>
      <text:p text:style-name="P5"><text:span text:style-name="T663">1</text:span><text:span text:style-name="T662">. <text:s text:c="15"/></text:span><text:span text:style-name="T663">x0 = tmp ^ 2 <text:s text:c="3"/>(^ is xor)</text:span></text:p>
      <text:p text:style-name="P5"><text:span text:style-name="T663">2</text:span><text:span text:style-name="T659">. <text:s text:c="15"/></text:span><text:span text:style-name="T663">tmp = </text:span><text:span text:style-name="T669">a</text:span><text:span text:style-name="T663">*x0</text:span></text:p>
      <text:p text:style-name="P31">3.</text:p>
      <text:p text:style-name="P31">4.</text:p>
      <text:p text:style-name="P11"><text:span text:style-name="T659">5. <text:s text:c="15"/></text:span><text:span text:style-name="T663">y = 1 </text:span><text:span text:style-name="T737">–</text:span><text:span text:style-name="T663"> tmp</text:span></text:p>
      <text:p text:style-name="P12"><text:span text:style-name="T665">6</text:span><text:span text:style-name="T659">. <text:s text:c="15"/>tmp = (1 + y), <text:s text:c="5"/>y *= y</text:span></text:p>
      <text:p text:style-name="P12"><text:span text:style-name="T665">7</text:span><text:span text:style-name="T659">. <text:s text:c="15"/></text:span><text:span text:style-name="T665">x1</text:span><text:span text:style-name="T659"> = </text:span><text:span text:style-name="T665">x0 </text:span><text:span text:style-name="T659">* tmp<text:line-break/></text:span><text:span text:style-name="T665">8</text:span><text:span text:style-name="T659">.</text:span></text:p>
      <text:p text:style-name="P12"><text:span text:style-name="T665">9</text:span><text:span text:style-name="T659">. <text:s text:c="15"/>tmp = (1 + y), <text:s text:c="5"/>y *= y</text:span></text:p>
      <text:p text:style-name="P12"><text:span text:style-name="T659">1</text:span><text:span text:style-name="T665">0</text:span><text:span text:style-name="T659">. <text:s text:c="14"/></text:span><text:span text:style-name="T665">x2</text:span><text:span text:style-name="T659"> = </text:span><text:span text:style-name="T665">x1</text:span><text:span text:style-name="T659"> * tmp</text:span></text:p>
      <text:p text:style-name="P12"><text:span text:style-name="T659">1</text:span><text:span text:style-name="T665">1</text:span><text:span text:style-name="T659">.</text:span></text:p>
      <text:p text:style-name="P12"><text:span text:style-name="T659">1</text:span><text:span text:style-name="T665">2</text:span><text:span text:style-name="T659">. <text:s text:c="14"/>tmp = (1 + y), <text:s text:c="5"/>y *= y</text:span></text:p>
      <text:p text:style-name="P12"><text:span text:style-name="T659">1</text:span><text:span text:style-name="T665">3</text:span><text:span text:style-name="T659">. <text:s text:c="14"/></text:span><text:span text:style-name="T665">x3</text:span><text:span text:style-name="T659"> = </text:span><text:span text:style-name="T665">x2</text:span><text:span text:style-name="T659"> * tmp</text:span></text:p>
      <text:p text:style-name="P12"><text:span text:style-name="T659">1</text:span><text:span text:style-name="T665">4</text:span><text:span text:style-name="T659">.</text:span></text:p>
      <text:p text:style-name="P12"><text:span text:style-name="T659">1</text:span><text:span text:style-name="T665">5</text:span><text:span text:style-name="T659">. <text:s text:c="14"/>tmp = (1 + y)</text:span></text:p>
      <text:p text:style-name="P12"><text:span text:style-name="T659">1</text:span><text:span text:style-name="T665">6</text:span><text:span text:style-name="T659">. <text:s text:c="14"/></text:span><text:span text:style-name="T665">x4</text:span><text:span text:style-name="T659"> = </text:span><text:span text:style-name="T665">x3</text:span><text:span text:style-name="T659"> * tmp</text:span></text:p>
      <text:p text:style-name="P16"><text:span text:style-name="T659">1</text:span><text:span text:style-name="T665">7</text:span><text:span text:style-name="T659">.</text:span></text:p>
      <text:p text:style-name="P16"><text:span text:style-name="T659">1</text:span><text:span text:style-name="T665">8</text:span><text:span text:style-name="T659">.</text:span></text:p>
      <text:p text:style-name="P16"><text:span text:style-name="T665">19</text:span><text:span text:style-name="T662">. <text:s text:c="14"/>return </text:span><text:span text:style-name="T665">x4</text:span></text:p>
      <text:p text:style-name="P32"/>
      <text:p text:style-name="P133"><text:span text:style-name="T239">Compared to Figure 3’</text:span><text:span text:style-name="T243">s</text:span><text:span text:style-name="T239"> </text:span><text:span text:style-name="T242">timings</text:span><text:span text:style-name="T239">,</text:span><text:span text:style-name="T235"> Figure </text:span><text:span text:style-name="T237">1</text:span><text:span text:style-name="T240"> complete</text:span><text:span text:style-name="T241">s one cycle </text:span><text:span text:style-name="T259">faster</text:span><text:span text:style-name="T233">, </text:span><text:span text:style-name="T245">mostly </text:span><text:span text:style-name="T247">due</text:span><text:span text:style-name="T245"> to its</text:span><text:span text:style-name="T244"> </text:span><text:span text:style-name="T248">ability</text:span><text:span text:style-name="T244"> to</text:span><text:span text:style-name="T233"> </text:span><text:span text:style-name="T246">use</text:span><text:span text:style-name="T233"> </text:span><text:span text:style-name="T236">the</text:span><text:span text:style-name="T233"> efficient formula </text:span><text:span text:style-name="T236">3 </text:span><text:span text:style-name="T249">(or formula 4) </text:span><text:span text:style-name="T233">from section 5. <text:s/></text:span><text:span text:style-name="T234">U</text:span><text:span text:style-name="T236">nder </text:span><text:span text:style-name="T256">our</text:span><text:span text:style-name="T236"> performance model </text:span><text:span text:style-name="T258">of</text:span><text:span text:style-name="T256"> </text:span><text:span text:style-name="T252">a typical modern microprocessor</text:span><text:span text:style-name="T236">, </text:span><text:span text:style-name="T257">this paper’s algorithm (</text:span><text:span text:style-name="T236">Figure </text:span><text:span text:style-name="T238">1</text:span><text:span text:style-name="T257">)</text:span><text:span text:style-name="T236"> improves </text:span><text:span text:style-name="T256">expected</text:span><text:span text:style-name="T251"> </text:span><text:span text:style-name="T262">latency</text:span><text:span text:style-name="T236"> </text:span><text:span text:style-name="T253">of the</text:span><text:span text:style-name="T254"> </text:span><text:span text:style-name="T260">64 bit </text:span><text:span text:style-name="T253">inverse </text:span><text:span text:style-name="T250">by ~60% over Newton’s method </text:span><text:span text:style-name="T255">(</text:span><text:span text:style-name="T250">Figure 2</text:span><text:span text:style-name="T255">) </text:span><text:span text:style-name="T260">and </text:span><text:span text:style-name="T236">by </text:span><text:span text:style-name="T260">~</text:span><text:span text:style-name="T236">5% over Dumas’ </text:span><text:span text:style-name="T261">A</text:span><text:span text:style-name="T236">lgorithm </text:span><text:span text:style-name="T261">3</text:span><text:span text:style-name="T236"> </text:span><text:span text:style-name="T260">as presented in his paper</text:span><text:span text:style-name="T236"> </text:span><text:span text:style-name="T255">(</text:span><text:span text:style-name="T236">Figure 3</text:span><text:span text:style-name="T255">)</text:span><text:span text:style-name="T250">.</text:span></text:p>
      <text:p text:style-name="P218"/>
      <text:p text:style-name="P233"><text:span text:style-name="T277">We will briefly mention</text:span><text:span text:style-name="T274"> </text:span><text:span text:style-name="T272">throughput, </text:span><text:span text:style-name="T279">which unfortunately needs</text:span><text:span text:style-name="T277"> specific context </text:span><text:span text:style-name="T279">to analyze</text:span><text:span text:style-name="T266">. <text:s/></text:span><text:span text:style-name="T277">It</text:span><text:span text:style-name="T269"> depends not </text:span><text:span text:style-name="T271">only</text:span><text:span text:style-name="T269"> on the</text:span><text:span text:style-name="T272">se</text:span><text:span text:style-name="T269"> functions</text:span><text:span text:style-name="T270">,</text:span><text:span text:style-name="T269"> but</text:span><text:span text:style-name="T263"> </text:span><text:span text:style-name="T277">largely </text:span><text:span text:style-name="T263">up</text:span><text:span text:style-name="T232">on surrounding code,</text:span><text:span text:style-name="T263"> data dependencies, and</text:span><text:span text:style-name="T272"> the </text:span><text:span text:style-name="T267">CPU </text:span><text:span text:style-name="T272">micro-architecture</text:span><text:span text:style-name="T263">. <text:s/></text:span><text:span text:style-name="T276">Nonetheless</text:span><text:span text:style-name="T275">, we </text:span><text:span text:style-name="T278">may </text:span><text:span text:style-name="T277">offer</text:span><text:span text:style-name="T272"> </text:span><text:span text:style-name="T273">two</text:span><text:span text:style-name="T272"> cautious observations:</text:span><text:span text:style-name="T265"> <text:s/></text:span><text:span text:style-name="T272">I</text:span><text:span text:style-name="T263">f there is a loop-carried dependency on the result of the inverse, the lowest latency </text:span><text:span text:style-name="T268">functions </text:span><text:span text:style-name="T279">for the inverse</text:span><text:span text:style-name="T263"> </text:span><text:span text:style-name="T264">m</text:span><text:span text:style-name="T272">ight</text:span><text:span text:style-name="T264"> tend to help</text:span><text:span text:style-name="T263"> throughput. <text:s/></text:span><text:span text:style-name="T284">If a loop </text:span><text:span text:style-name="T288">contain</text:span><text:span text:style-name="T289">s</text:span><text:span text:style-name="T288"> the inverse </text:span><text:span text:style-name="T289">and </text:span><text:span text:style-name="T284">has </text:span><text:span text:style-name="T286">a large number of</text:span><text:span text:style-name="T285"> multipl</text:span><text:span text:style-name="T286">y operations</text:span><text:span text:style-name="T285">, th</text:span><text:span text:style-name="T286">e</text:span><text:span text:style-name="T287"> </text:span><text:span text:style-name="T290">resulting </text:span><text:span text:style-name="T285">pressure on</text:span><text:span text:style-name="T272"> the CPU’s multiplication execution unit(s) </text:span><text:span text:style-name="T286">may</text:span><text:span text:style-name="T285"> </text:span><text:span text:style-name="T286">hinder</text:span><text:span text:style-name="T285"> throughput; in such a case,</text:span><text:span text:style-name="T272"> </text:span><text:span text:style-name="T280">an inverse function with a low number of mu</text:span><text:span text:style-name="T281">l</text:span><text:span text:style-name="T280">tiplies </text:span><text:span text:style-name="T283">might help</text:span><text:span text:style-name="T280"> (this paper’s function and Newton’s method are tied for lowest number of multiplies).</text:span></text:p>
      <text:p text:style-name="P219"/>
      <text:h text:style-name="P190" text:outline-level="1"><text:soft-page-break/>8 <text:s text:c="3"/>Conclusion</text:h>
      <text:p text:style-name="Standard"/>
      <text:p text:style-name="P136"><text:span text:style-name="T327">Dumas’ algorithm for the</text:span><text:span text:style-name="T374"> </text:span><text:span text:style-name="T327">inverse has a </text:span><text:span text:style-name="T329">strong</text:span><text:span text:style-name="T327"> advantage over Newton’s method due to its ability to </text:span><text:span text:style-name="T329">exploit</text:span><text:span text:style-name="T327"> instruction level parallelism (</text:span><text:span text:style-name="T331">from</text:span><text:span text:style-name="T327"> pipelining and/or superscalar execution units) </text:span><text:span text:style-name="T329">available in</text:span><text:span text:style-name="T327"> modern microprocessors. <text:s/>The algorithm in this paper </text:span><text:span text:style-name="T370">ex</text:span><text:span text:style-name="T373">pands upon </text:span><text:span text:style-name="T328">Dumas’ work t</text:span><text:span text:style-name="T370">o </text:span><text:span text:style-name="T328">allow </text:span><text:span text:style-name="T378">for</text:span><text:span text:style-name="T327"> a more efficient starting value for its recurrence sequence, typically using </text:span><text:span text:style-name="T370">F</text:span><text:span text:style-name="T327">ormula </text:span><text:span text:style-name="T370">3 </text:span><text:span text:style-name="T327">from Section 5. <text:s/>Th</text:span><text:span text:style-name="T363">is </text:span><text:span text:style-name="T375">results in</text:span><text:span text:style-name="T328"> the</text:span><text:span text:style-name="T327"> </text:span><text:span text:style-name="T380">lowest number of cycles</text:span><text:span text:style-name="T328"> </text:span><text:span text:style-name="T370">currently</text:span><text:span text:style-name="T328"> known</text:span><text:span text:style-name="T327"> for </text:span><text:span text:style-name="T371">calculating</text:span><text:span text:style-name="T327"> </text:span><text:span text:style-name="T328">the </text:span><text:span text:style-name="T377">multiplicative </text:span><text:span text:style-name="T327">inverse </text:span><text:span text:style-name="T328">of a</text:span><text:span text:style-name="T372">n integer</text:span><text:span text:style-name="T328"> </text:span><text:span text:style-name="T379">(</text:span><text:span text:style-name="T330">modulo </text:span><text:span text:style-name="T292">2</text:span><text:span text:style-name="T547">w</text:span><text:span text:style-name="T293">) on a computer</text:span><text:span text:style-name="T327">,</text:span><text:span text:style-name="T379"> </text:span><text:span text:style-name="T328">whe</text:span><text:span text:style-name="T330">n</text:span><text:span text:style-name="T328"> </text:span><text:span text:style-name="T435">w</text:span><text:span text:style-name="T328"> is</text:span><text:span text:style-name="T327"> </text:span><text:span text:style-name="T331">less than or equal to </text:span><text:span text:style-name="T327">the </text:span><text:span text:style-name="T362">native </text:span><text:span text:style-name="T327">bit width of a CPU’s arithmetic instructions.</text:span></text:p>
      <text:h text:style-name="P189" text:outline-level="1">References</text:h>
      <text:p text:style-name="Standard"/>
      <text:list xml:id="list688173853" text:style-name="L2">
        <text:list-item>
          <text:p text:style-name="P220">Wikipedia contributors. <text:s/>Montgomery modular multiplication. <text:s/><text:span text:style-name="T571">Wikipedia, The Free Encyclopedia</text:span>. <text:s/><text:span text:style-name="T640">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25">Henry Warren. <text:s/><text:span text:style-name="T571">Hacker’s Delight 2</text:span><text:span text:style-name="T536">nd</text:span><text:span text:style-name="T571"> Ed</text:span>. <text:span text:style-name="T637">[</text:span>Section 10.16<text:span text:style-name="T637">], </text:span>Addison-Wesley, <text:span text:style-name="T638">2</text:span>013.</text:p>
        </text:list-item>
        <text:list-item>
          <text:p text:style-name="P220"><text:span text:style-name="T650">Henry Warren. <text:s/></text:span><text:span text:style-name="T651">Hacker’s Delight 2</text:span><text:span text:style-name="T552">nd</text:span><text:span text:style-name="T651"> Ed</text:span><text:span text:style-name="T650">. </text:span><text:span text:style-name="T649">[</text:span><text:span text:style-name="T650">Section 10.1</text:span><text:span text:style-name="T649">7], </text:span><text:span text:style-name="T499">Addison-Wesley, 2013.</text:span></text:p>
        </text:list-item>
        <text:list-item>
          <text:p text:style-name="P226"><text:span text:style-name="T40">Ernst W. Mayer. <text:s/>Efficient long division via Montgomery multiply. <text:s/></text:span><text:a xlink:type="simple" xlink:href="https://arxiv.org/abs/1303.0328" text:style-name="Internet_20_link" text:visited-style-name="Visited_20_Internet_20_Link"><text:span text:style-name="T68">arXiv:1303.0328v6, 21 August 2016</text:span></text:a></text:p>
        </text:list-item>
        <text:list-item>
          <text:p text:style-name="P221"><text:span text:style-name="T499">Wikipedia contributors. <text:s/></text:span><text:span text:style-name="T500">Extended Euclidean Algorithm</text:span><text:span text:style-name="T499">. <text:s/></text:span><text:span text:style-name="T510">Wikipedia, The Free Encyclopedia</text:span><text:span text:style-name="T499">. <text:s/></text:span><text:span text:style-name="T494">Revised </text:span><text:span text:style-name="T496">January</text:span><text:span text:style-name="T494"> </text:span><text:span text:style-name="T496">29</text:span><text:span text:style-name="T494">, 20</text:span><text:span text:style-name="T496">21</text:span><text:span text:style-name="T494">. </text:span><text:span text:style-name="T499"><text:s/></text:span><text:a xlink:type="simple" xlink:href="https://en.wikipedia.org/w/index.php?title=Extended_Euclidean_algorithm&amp;oldid=1003613686" text:style-name="Internet_20_link" text:visited-style-name="Visited_20_Internet_20_Link"><text:span text:style-name="T496">https://en.wikipedia.org/w/index.php?title=Extended_Euclidean_algorithm&amp;oldid=1003613686</text:span></text:a></text:p>
        </text:list-item>
        <text:list-item>
          <text:p text:style-name="P227"><text:span text:style-name="T55">Wikipedia contributors. <text:s/></text:span><text:span text:style-name="T56">Newton’s Method.</text:span><text:span text:style-name="T55"> <text:s/></text:span><text:span text:style-name="T401">Wikipedia, The Free Encyclopedia</text:span><text:span text:style-name="T55">. <text:s/></text:span><text:span text:style-name="T43">Revised </text:span><text:span text:style-name="T57">January</text:span><text:span text:style-name="T43"> </text:span><text:span text:style-name="T57">25</text:span><text:span text:style-name="T43">, 20</text:span><text:span text:style-name="T57">20</text:span><text:span text:style-name="T43">. </text:span><text:span text:style-name="T55"><text:s/></text:span><text:a xlink:type="simple" xlink:href="https://en.wikipedia.org/w/index.php?title=Newton%27s_method&amp;oldid=937542756#Multiplicative_inverses_of_numbers_and_power_series" text:style-name="Internet_20_link" text:visited-style-name="Visited_20_Internet_20_Link"><text:span text:style-name="T44">https://en.wikipedia.org/w/index.php?title=Newton%27s_method&amp;oldid=937542756#Multiplicative_inverses_of_numbers_and_power_series</text:span></text:a></text:p>
        </text:list-item>
        <text:list-item>
          <text:p text:style-name="P228"><text:span text:style-name="T18">Jean-Guillaume Dumas. <text:s/>On Newton-Raphson iteration for multiplicative inverses modulo prime powers. <text:s/></text:span><text:span text:style-name="T393">IEEE Transactions on Computers,</text:span><text:span text:style-name="T18"> August 2014. <text:s/></text:span><text:a xlink:type="simple" xlink:href="https://arxiv.org/pdf/1209.6626.pdf" text:style-name="Internet_20_link" text:visited-style-name="Visited_20_Internet_20_Link"><text:span text:style-name="T393">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5">22 </text:span></text:a><text:a xlink:type="simple" xlink:href="https://arxiv.org/pdf/1209.6626.pdf" text:style-name="Internet_20_link" text:visited-style-name="Visited_20_Internet_20_Link"><text:span text:style-name="T18">April 2019</text:span></text:a></text:p>
        </text:list-item>
        <text:list-item>
          <text:p text:style-name="P230"><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31"><text:span text:style-name="T13">Torbj</text:span><text:span text:style-name="T480">ö</text:span><text:span text:style-name="T13">rn Granlund and Peter Montgomery. <text:s/>Division by Invariant Integers using Multiplication. <text:s/></text:span><text:span text:style-name="T392">ACM SIGPLAN Notices</text:span><text:span text:style-name="T13">, Vol. 29, No. 6, June 1994.</text:span></text:p>
        </text:list-item>
        <text:list-item>
          <text:p text:style-name="P229"><text:span text:style-name="T13">Henry Warren. <text:s/></text:span><text:span text:style-name="T392">Hacker’s Delight </text:span><text:span text:style-name="T396">(1</text:span><text:span text:style-name="T397">st</text:span><text:span text:style-name="T392">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22"><text:span text:style-name="T487">Ortal Arazi </text:span><text:span text:style-name="T497">and</text:span><text:span text:style-name="T487"> Hairong Qi. <text:s/>On Calculating Multiplicative Inverses Modulo 2</text:span><text:span text:style-name="T551">m</text:span><text:span text:style-name="T487">. <text:s/></text:span><text:span text:style-name="T508">IEEE Transactions on Computers,</text:span><text:span text:style-name="T487"> Vol. 57, Issue 10, Oct</text:span><text:span text:style-name="T498">ober</text:span><text:span text:style-name="T487"> 2008.</text:span></text:p>
        </text:list-item>
        <text:list-item>
          <text:p text:style-name="P232"><text:span text:style-name="T481">Ç</text:span><text:span text:style-name="T18">etin Kaya Ko</text:span><text:span text:style-name="T481">ç.</text:span><text:span text:style-name="T18"> <text:s/>A New Algorithm for Inversion mod p</text:span><text:span text:style-name="T542">k</text:span><text:span text:style-name="T29">. <text:s/></text:span><text:a xlink:type="simple" xlink:href="https://eprint.iacr.org/2017/411.pdf" text:style-name="Internet_20_link" text:visited-style-name="Visited_20_Internet_20_Link"><text:span text:style-name="T394">IACR Cryptology ePrint </text:span></text:a><text:a xlink:type="simple" xlink:href="https://eprint.iacr.org/2017/411.pdf" text:style-name="Internet_20_link" text:visited-style-name="Visited_20_Internet_20_Link"><text:span text:style-name="T395">Archive</text:span></text:a><text:a xlink:type="simple" xlink:href="https://eprint.iacr.org/2017/411.pdf" text:style-name="Internet_20_link" text:visited-style-name="Visited_20_Internet_20_Link"><text:span text:style-name="T30">, 28 June 2017</text:span></text:a></text:p>
        </text:list-item>
        <text:list-item>
          <text:p text:style-name="P231"><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20"><text:span text:style-name="T490">Quentin Carbonneaux. <text:s/>“2019-01-15.” </text:span><text:span text:style-name="T509">Notes</text:span><text:span text:style-name="T490"> <text:s/></text:span><text:span text:style-name="T491">15</text:span><text:span text:style-name="T492"> January 201</text:span><text:span text:style-name="T493">9</text:span><text:span text:style-name="T492">,</text:span><text:span text:style-name="T490"> </text:span><text:a xlink:type="simple" xlink:href="https://c9x.me/notes/2019-01-15.html" text:style-name="Internet_20_link" text:visited-style-name="Visited_20_Internet_20_Link"><text:span text:style-name="T487">https://c9x.me/notes/2019-01-15.html</text:span></text:a></text:p>
        </text:list-item>
        <text:list-item>
          <text:p text:style-name="P223"><text:soft-page-break/><text:span text:style-name="T487">A</text:span><text:span text:style-name="T503">gner Fog. <text:s/>Instruction Tables <text:s/></text:span><text:span text:style-name="T511">Lists of instruction latencies, throughputs and micro-operation breakdowns for Intel, AMD, and VIA CPUs</text:span><text:span text:style-name="T503">. <text:s/>Revised </text:span><text:span text:style-name="T482">2021-03-22. </text:span><text:a xlink:type="simple" xlink:href="https://www.agner.org/optimize/instruction_tables.pdf" text:style-name="Internet_20_link" text:visited-style-name="Visited_20_Internet_20_Link"><text:span text:style-name="T503">https://www.agner.org/optimize/instruction_tables.pdf</text:span></text:a></text:p>
        </text:list-item>
        <text:list-item>
          <text:p text:style-name="P224"><text:span text:style-name="T487">J</text:span><text:span text:style-name="T501">effrey Hurchalla. <text:s/>Montgomery REDC using the positive inverse (mod R). <text:s/>28 Dec</text:span><text:span text:style-name="T507">ember</text:span><text:span text:style-name="T501">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501">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2-04-10T21:10:51.842110664</dc:date>
    <meta:editing-duration>P9DT18H57M50S</meta:editing-duration>
    <meta:editing-cycles>1589</meta:editing-cycles>
    <meta:generator>LibreOffice/6.0.7.3$Linux_X86_64 LibreOffice_project/00m0$Build-3</meta:generator>
    <dc:title>The Integer Inverse (mod 2^w)</dc:title>
    <meta:document-statistic meta:table-count="34" meta:image-count="0" meta:object-count="44" meta:page-count="11" meta:paragraph-count="299" meta:word-count="3002" meta:character-count="18057" meta:non-whitespace-character-count="14329"/>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